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5" style:family="table-cell" style:parent-style-name="Default" style:data-style-name="N10000"/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00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bold" style:font-name-complex="Mangal" style:language-complex="hi" style:country-complex="IN" fo:language="en" fo:country="US" fo:text-shadow="none" fo:font-style="normal" style:text-underline-style="none" style:text-underline-color="font-color" fo:font-size="10pt" style:font-name="Liberation Sans" fo:font-weight="bold" style:text-line-through-type="none" style:text-outline="false" style:text-line-through-mode="continuous" style:language-asian="zh" style:country-asian="CN" style:font-name-asian="Microsoft YaHei" style:font-size-asian="10pt" style:font-weight-asian="bold" style:font-style-asian="normal" style:text-emphasize="none" style:text-overline-style="none" style:text-overline-color="font-color"/>
    </style:style>
    <style:style style:name="T3" style:family="text">
      <style:text-properties style:font-size-complex="10pt" style:font-relief="none" style:font-style-complex="normal" style:font-name-complex="Mangal" style:language-complex="hi" style:country-complex="IN" fo:language="en" fo:country="US" fo:text-shadow="none" fo:font-style="normal" style:text-underline-style="none" style:text-underline-color="font-color" fo:font-size="10pt" style:font-name="Liberation Sans" style:text-line-through-type="none" style:text-outline="false" style:text-line-through-mode="continuous" style:language-asian="zh" style:country-asian="CN" style:font-name-asian="Microsoft YaHei" style:font-size-asian="10pt" style:font-style-asian="normal" style:text-emphasize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Microsoft YaHei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Mangal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size-complex="10pt" style:font-relief="none" style:font-style-complex="normal" style:font-weight-complex="bold" style:font-name-complex="Mangal" style:language-complex="hi" style:country-complex="IN" fo:language="en" fo:country="US" fo:text-shadow="none" fo:font-style="normal" style:text-underline-style="none" style:text-underline-color="font-color" fo:font-size="10pt" style:font-name="Liberation Sans" style:text-line-through-type="none" style:text-outline="false" style:text-line-through-mode="continuous" style:language-asian="zh" style:country-asian="CN" style:font-name-asian="Microsoft YaHei" style:font-size-asian="10pt" style:font-weight-asian="bold" style:font-style-asian="normal" style:text-emphasize="none" style:text-overline-style="none" style:text-overline-color="font-color"/>
    </style:style>
    <style:style style:name="T8" style:family="text">
      <style:text-properties style:font-size-complex="10pt" style:font-relief="none" style:font-style-complex="normal" style:font-name-complex="Mangal" style:language-complex="hi" style:country-complex="IN" fo:language="en" fo:country="US" fo:text-shadow="none" fo:font-style="normal" style:text-underline-style="none" style:text-underline-color="font-color" fo:font-size="10pt" style:font-name="Liberation Sans" style:text-line-through-type="none" style:text-outline="false" style:text-line-through-mode="continuous" style:language-asian="zh" style:country-asian="CN" style:font-name-asian="Microsoft YaHei" style:font-size-asian="10pt" style:font-style-asian="normal" style:text-emphasize="none" style:text-overline-style="none" style:text-overline-color="font-color" style:font-weight-asian="normal" style:font-weight-complex="normal"/>
    </style:style>
    <style:style style:name="T9" style:family="text">
      <style:text-properties style:font-weight-asian="bold" style:font-weight-complex="bold"/>
    </style:style>
    <style:style style:name="T10" style:family="text">
      <style:text-properties style:font-name-asian="Microsoft YaHei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Mangal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idue-traffic-t_av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number-columns-repeated="998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5">Rumor5 </text:span>avg_traffic</text:p>
          </table:table-cell>
          <table:table-cell office:value-type="string" calcext:value-type="string">
            <text:p><text:span text:style-name="T5">Rumor5 </text:span>t_avgs</text:p>
          </table:table-cell>
          <table:table-cell table:style-name="ce2" table:number-columns-repeated="990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383766980012" calcext:value-type="float">
            <text:p>19.6383766980012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7335640138408" calcext:value-type="float">
            <text:p>4.27335640138408</text:p>
          </table:table-cell>
          <table:table-cell office:value-type="float" office:value="0.380622837370242" calcext:value-type="float">
            <text:p>0.380622837370242</text:p>
          </table:table-cell>
          <table:table-cell office:value-type="float" office:value="292" calcext:value-type="float">
            <text:p>292</text:p>
          </table:table-cell>
          <table:table-cell office:value-type="float" office:value="5.99281864830716" calcext:value-type="float">
            <text:p>5.99281864830716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3085437322194" calcext:value-type="float">
            <text:p>16.3085437322194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0967282004951" calcext:value-type="float">
            <text:p>17.0967282004951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1503445667486" calcext:value-type="float">
            <text:p>16.1503445667486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372581248383" calcext:value-type="float">
            <text:p>18.3372581248383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303449181389" calcext:value-type="float">
            <text:p>20,030344918138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657063800884" calcext:value-type="float">
            <text:p>19.2657063800884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7610921501706" calcext:value-type="float">
            <text:p>4.9761092150170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5.01256433402495" calcext:value-type="float">
            <text:p>5.01256433402495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2602552859" calcext:value-type="float">
            <text:p>16.612602552859</text:p>
          </table:table-cell>
          <table:table-cell office:value-type="float" office:value="0.685697808535179" calcext:value-type="float">
            <text:p>0.68569780853517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45141762287" calcext:value-type="float">
            <text:p>16.7245141762287</text:p>
          </table:table-cell>
          <table:table-cell office:value-type="float" office:value="0.714532871972318" calcext:value-type="float">
            <text:p>0.71453287197231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55327622637" calcext:value-type="float">
            <text:p>17.6355327622637</text:p>
          </table:table-cell>
          <table:table-cell office:value-type="float" office:value="0.671280276816609" calcext:value-type="float">
            <text:p>0.6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530032193168" calcext:value-type="float">
            <text:p>17.5530032193168</text:p>
          </table:table-cell>
          <table:table-cell office:value-type="float" office:value="0.899653979238754" calcext:value-type="float">
            <text:p>0,89965397923875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428782283363" calcext:value-type="float">
            <text:p>20,042878228336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471052986418" calcext:value-type="float">
            <text:p>20.347105298641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2068965517241" calcext:value-type="float">
            <text:p>4.92068965517241</text:p>
          </table:table-cell>
          <table:table-cell office:value-type="float" office:value="0.381199538638985" calcext:value-type="float">
            <text:p>0.381199538638985</text:p>
          </table:table-cell>
          <table:table-cell office:value-type="float" office:value="292" calcext:value-type="float">
            <text:p>292</text:p>
          </table:table-cell>
          <table:table-cell office:value-type="float" office:value="5.9411381331772" calcext:value-type="float">
            <text:p>5.9411381331772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224790630016" calcext:value-type="float">
            <text:p>16.224790630016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926727129886" calcext:value-type="float">
            <text:p>17.4926727129886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821425672292" calcext:value-type="float">
            <text:p>17.0821425672292</text:p>
          </table:table-cell>
          <table:table-cell office:value-type="float" office:value="0.705305651672434" calcext:value-type="float">
            <text:p>0.70530565167243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2034264966132" calcext:value-type="float">
            <text:p>17.2034264966132</text:p>
          </table:table-cell>
          <table:table-cell office:value-type="float" office:value="0.897347174163783" calcext:value-type="float">
            <text:p>0,89734717416378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857881718589" calcext:value-type="float">
            <text:p>19,7857881718589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7601067256505" calcext:value-type="float">
            <text:p>19.7601067256505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9716312056738" calcext:value-type="float">
            <text:p>5.39716312056738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292" calcext:value-type="float">
            <text:p>292</text:p>
          </table:table-cell>
          <table:table-cell office:value-type="float" office:value="4.53766297464776" calcext:value-type="float">
            <text:p>4.5376629746477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498369507168" calcext:value-type="float">
            <text:p>15.949836950716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8466448709786" calcext:value-type="float">
            <text:p>16.8466448709786</text:p>
          </table:table-cell>
          <table:table-cell office:value-type="float" office:value="0.713956170703575" calcext:value-type="float">
            <text:p>0.71395617070357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42248413525" calcext:value-type="float">
            <text:p>17.142248413525</text:p>
          </table:table-cell>
          <table:table-cell office:value-type="float" office:value="0.690888119953864" calcext:value-type="float">
            <text:p>0.69088811995386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730805396338" calcext:value-type="float">
            <text:p>16.730805396338</text:p>
          </table:table-cell>
          <table:table-cell office:value-type="float" office:value="0.854671280276816" calcext:value-type="float">
            <text:p>0,85467128027681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674158548815" calcext:value-type="float">
            <text:p>19,267415854881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0904242388029" calcext:value-type="float">
            <text:p>19.090424238802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2033898305085" calcext:value-type="float">
            <text:p>4.2203389830508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4.35936558923911" calcext:value-type="float">
            <text:p>4.35936558923911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471142295495" calcext:value-type="float">
            <text:p>16.747114229549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8.3846807331175" calcext:value-type="float">
            <text:p>18.3846807331175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68906125333" calcext:value-type="float">
            <text:p>17.6368906125333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914032021683" calcext:value-type="float">
            <text:p>16.914032021683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8.8168724014788" calcext:value-type="float">
            <text:p>18,81687240147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5295807266095" calcext:value-type="float">
            <text:p>19.529580726609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6438356164384" calcext:value-type="float">
            <text:p>5.16438356164384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2" calcext:value-type="float">
            <text:p>292</text:p>
          </table:table-cell>
          <table:table-cell office:value-type="float" office:value="4.75680652443909" calcext:value-type="float">
            <text:p>4.7568065244390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8976053937" calcext:value-type="float">
            <text:p>16.0968976053937</text:p>
          </table:table-cell>
          <table:table-cell office:value-type="float" office:value="0.724913494809689" calcext:value-type="float">
            <text:p>0.72491349480968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00080264847" calcext:value-type="float">
            <text:p>17.5800080264847</text:p>
          </table:table-cell>
          <table:table-cell office:value-type="float" office:value="0.740484429065744" calcext:value-type="float">
            <text:p>0.74048442906574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518964615626" calcext:value-type="float">
            <text:p>17.1518964615626</text:p>
          </table:table-cell>
          <table:table-cell office:value-type="float" office:value="0.672433679354095" calcext:value-type="float">
            <text:p>0.67243367935409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810112290455" calcext:value-type="float">
            <text:p>17.6810112290455</text:p>
          </table:table-cell>
          <table:table-cell office:value-type="float" office:value="0.894463667820069" calcext:value-type="float">
            <text:p>0,89446366782006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431530553692" calcext:value-type="float">
            <text:p>19,543153055369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578623157927" calcext:value-type="float">
            <text:p>19.257862315792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90635451505017" calcext:value-type="float">
            <text:p>5.90635451505017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92" calcext:value-type="float">
            <text:p>292</text:p>
          </table:table-cell>
          <table:table-cell office:value-type="float" office:value="4.5960065382085" calcext:value-type="float">
            <text:p>4.5960065382085</text:p>
          </table:table-cell>
          <table:table-cell office:value-type="float" office:value="0.74163783160323" calcext:value-type="float">
            <text:p>0.7416378316032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7.226957947519" calcext:value-type="float">
            <text:p>17.226957947519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020423488129" calcext:value-type="float">
            <text:p>17.3020423488129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66173231303" calcext:value-type="float">
            <text:p>17.066173231303</text:p>
          </table:table-cell>
          <table:table-cell office:value-type="float" office:value="0.69204152249135" calcext:value-type="float">
            <text:p>0.6920415224913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580176899194" calcext:value-type="float">
            <text:p>17.6580176899194</text:p>
          </table:table-cell>
          <table:table-cell office:value-type="float" office:value="0.867935409457901" calcext:value-type="float">
            <text:p>0,8679354094579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1532359148069" calcext:value-type="float">
            <text:p>19,153235914806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2294151090888" calcext:value-type="float">
            <text:p>20.22941510908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14093959731544" calcext:value-type="float">
            <text:p>4.14093959731544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61505104847515" calcext:value-type="float">
            <text:p>4.615051048475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550471130705" calcext:value-type="float">
            <text:p>15.550471130705</text:p>
          </table:table-cell>
          <table:table-cell office:value-type="float" office:value="0.681084198385237" calcext:value-type="float">
            <text:p>0.68108419838523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6086473865579" calcext:value-type="float">
            <text:p>17.6086473865579</text:p>
          </table:table-cell>
          <table:table-cell office:value-type="float" office:value="0.64878892733564" calcext:value-type="float">
            <text:p>0.6487889273356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649362759727" calcext:value-type="float">
            <text:p>16.9649362759727</text:p>
          </table:table-cell>
          <table:table-cell office:value-type="float" office:value="0.679354094579008" calcext:value-type="float">
            <text:p>0.67935409457900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752372757989" calcext:value-type="float">
            <text:p>17.5752372757989</text:p>
          </table:table-cell>
          <table:table-cell office:value-type="float" office:value="0.869665513264129" calcext:value-type="float">
            <text:p>0,86966551326412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934796631297" calcext:value-type="float">
            <text:p>19,5934796631297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910183766807" calcext:value-type="float">
            <text:p>19.9910183766807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41077441077441" calcext:value-type="float">
            <text:p>5.41077441077441</text:p>
          </table:table-cell>
          <table:table-cell office:value-type="float" office:value="0.370818915801615" calcext:value-type="float">
            <text:p>0.370818915801615</text:p>
          </table:table-cell>
          <table:table-cell office:value-type="float" office:value="292" calcext:value-type="float">
            <text:p>292</text:p>
          </table:table-cell>
          <table:table-cell office:value-type="float" office:value="5.68439269324751" calcext:value-type="float">
            <text:p>5.68439269324751</text:p>
          </table:table-cell>
          <table:table-cell office:value-type="float" office:value="0.616493656286044" calcext:value-type="float">
            <text:p>0.61649365628604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69956470547" calcext:value-type="float">
            <text:p>16.069956470547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554256517148" calcext:value-type="float">
            <text:p>16.7554256517148</text:p>
          </table:table-cell>
          <table:table-cell office:value-type="float" office:value="0.782006920415225" calcext:value-type="float">
            <text:p>0.78200692041522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8600885648851" calcext:value-type="float">
            <text:p>17.8600885648851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425480318402" calcext:value-type="float">
            <text:p>18.1425480318402</text:p>
          </table:table-cell>
          <table:table-cell office:value-type="float" office:value="0.89273356401384" calcext:value-type="float">
            <text:p>0,892733564013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7587333591365" calcext:value-type="float">
            <text:p>20,7587333591365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3965275288237" calcext:value-type="float">
            <text:p>19.396527528823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21034482758621" calcext:value-type="float">
            <text:p>5.21034482758621</text:p>
          </table:table-cell>
          <table:table-cell office:value-type="float" office:value="0.401384083044983" calcext:value-type="float">
            <text:p>0.401384083044983</text:p>
          </table:table-cell>
          <table:table-cell office:value-type="float" office:value="292" calcext:value-type="float">
            <text:p>292</text:p>
          </table:table-cell>
          <table:table-cell office:value-type="float" office:value="5.0471367354889" calcext:value-type="float">
            <text:p>5.0471367354889</text:p>
          </table:table-cell>
          <table:table-cell office:value-type="float" office:value="0.67762399077278" calcext:value-type="float">
            <text:p>0.6776239907727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989347202005" calcext:value-type="float">
            <text:p>16.798934720200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775916147545" calcext:value-type="float">
            <text:p>17.4775916147545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4021912113377" calcext:value-type="float">
            <text:p>17.4021912113377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3630987618176" calcext:value-type="float">
            <text:p>17.3630987618176</text:p>
          </table:table-cell>
          <table:table-cell office:value-type="float" office:value="0.916378316032295" calcext:value-type="float">
            <text:p>0,916378316032295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908177474396" calcext:value-type="float">
            <text:p>20,3908177474396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035990469541" calcext:value-type="float">
            <text:p>20.03599046954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2155477031802" calcext:value-type="float">
            <text:p>5.3215547703180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87285007070065" calcext:value-type="float">
            <text:p>4.87285007070065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197058135464" calcext:value-type="float">
            <text:p>16.7197058135464</text:p>
          </table:table-cell>
          <table:table-cell office:value-type="float" office:value="0.655709342560554" calcext:value-type="float">
            <text:p>0.65570934256055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2816617570455" calcext:value-type="float">
            <text:p>17.2816617570455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444534496207" calcext:value-type="float">
            <text:p>17.5444534496207</text:p>
          </table:table-cell>
          <table:table-cell office:value-type="float" office:value="0.734140715109573" calcext:value-type="float">
            <text:p>0.73414071510957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626113927866" calcext:value-type="float">
            <text:p>17.7626113927866</text:p>
          </table:table-cell>
          <table:table-cell office:value-type="float" office:value="0.880046136101499" calcext:value-type="float">
            <text:p>0,88004613610149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455430374902" calcext:value-type="float">
            <text:p>20,345543037490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74833127823" calcext:value-type="float">
            <text:p>20.1748331278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68620689655172" calcext:value-type="float">
            <text:p>4.68620689655172</text:p>
          </table:table-cell>
          <table:table-cell office:value-type="float" office:value="0.352364475201845" calcext:value-type="float">
            <text:p>0.352364475201845</text:p>
          </table:table-cell>
          <table:table-cell office:value-type="float" office:value="292" calcext:value-type="float">
            <text:p>292</text:p>
          </table:table-cell>
          <table:table-cell office:value-type="float" office:value="5.93425605536332" calcext:value-type="float">
            <text:p>5.93425605536332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1571555383948" calcext:value-type="float">
            <text:p>16.1571555383948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638492214524" calcext:value-type="float">
            <text:p>16.7638492214524</text:p>
          </table:table-cell>
          <table:table-cell office:value-type="float" office:value="0.709342560553633" calcext:value-type="float">
            <text:p>0.70934256055363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060139510149" calcext:value-type="float">
            <text:p>17.6060139510149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407699972717" calcext:value-type="float">
            <text:p>18.3407699972717</text:p>
          </table:table-cell>
          <table:table-cell office:value-type="float" office:value="0.8679354094579" calcext:value-type="float">
            <text:p>0,867935409457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77098583234" calcext:value-type="float">
            <text:p>19,8577098583234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8.8938471963989" calcext:value-type="float">
            <text:p>18.8938471963989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45098039215686" calcext:value-type="float">
            <text:p>4.45098039215686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92" calcext:value-type="float">
            <text:p>292</text:p>
          </table:table-cell>
          <table:table-cell office:value-type="float" office:value="5.02694353247876" calcext:value-type="float">
            <text:p>5.02694353247876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6190682647941" calcext:value-type="float">
            <text:p>15.6190682647941</text:p>
          </table:table-cell>
          <table:table-cell office:value-type="float" office:value="0.731833910034602" calcext:value-type="float">
            <text:p>0.73183391003460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768284439335" calcext:value-type="float">
            <text:p>17.3768284439335</text:p>
          </table:table-cell>
          <table:table-cell office:value-type="float" office:value="0.743367935409458" calcext:value-type="float">
            <text:p>0.74336793540945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334765677817" calcext:value-type="float">
            <text:p>17.5334765677817</text:p>
          </table:table-cell>
          <table:table-cell office:value-type="float" office:value="0.680507497116494" calcext:value-type="float">
            <text:p>0.68050749711649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705575029041" calcext:value-type="float">
            <text:p>17.6705575029041</text:p>
          </table:table-cell>
          <table:table-cell office:value-type="float" office:value="0.895040369088812" calcext:value-type="float">
            <text:p>0,895040369088812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427505224752" calcext:value-type="float">
            <text:p>20,2427505224752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399948371742" calcext:value-type="float">
            <text:p>19.939994837174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6140350877193" calcext:value-type="float">
            <text:p>4.9614035087719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2" calcext:value-type="float">
            <text:p>292</text:p>
          </table:table-cell>
          <table:table-cell office:value-type="float" office:value="5.30160901488915" calcext:value-type="float">
            <text:p>5.30160901488915</text:p>
          </table:table-cell>
          <table:table-cell office:value-type="float" office:value="0.659746251441753" calcext:value-type="float">
            <text:p>0.65974625144175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271120593918" calcext:value-type="float">
            <text:p>15.9271120593918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97077417691" calcext:value-type="float">
            <text:p>17.5897077417691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5970487936491" calcext:value-type="float">
            <text:p>16.5970487936491</text:p>
          </table:table-cell>
          <table:table-cell office:value-type="float" office:value="0.71280276816609" calcext:value-type="float">
            <text:p>0.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9407921109254" calcext:value-type="float">
            <text:p>17.9407921109254</text:p>
          </table:table-cell>
          <table:table-cell office:value-type="float" office:value="0.853517877739331" calcext:value-type="float">
            <text:p>0,85351787773933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373209753855" calcext:value-type="float">
            <text:p>19,5373209753855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2571879323692" calcext:value-type="float">
            <text:p>19.2571879323692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85099337748344" calcext:value-type="float">
            <text:p>4.85099337748344</text:p>
          </table:table-cell>
          <table:table-cell office:value-type="float" office:value="0.332179930795848" calcext:value-type="float">
            <text:p>0.332179930795848</text:p>
          </table:table-cell>
          <table:table-cell office:value-type="float" office:value="292" calcext:value-type="float">
            <text:p>292</text:p>
          </table:table-cell>
          <table:table-cell office:value-type="float" office:value="5.01896018688693" calcext:value-type="float">
            <text:p>5.01896018688693</text:p>
          </table:table-cell>
          <table:table-cell office:value-type="float" office:value="0.707612456747405" calcext:value-type="float">
            <text:p>0.70761245674740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5355553336" calcext:value-type="float">
            <text:p>16.583535555333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405019450639" calcext:value-type="float">
            <text:p>17.4405019450639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3252979282125" calcext:value-type="float">
            <text:p>17.3252979282125</text:p>
          </table:table-cell>
          <table:table-cell office:value-type="float" office:value="0.710495963091119" calcext:value-type="float">
            <text:p>0.71049596309111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653107207218" calcext:value-type="float">
            <text:p>18.1653107207218</text:p>
          </table:table-cell>
          <table:table-cell office:value-type="float" office:value="0.879469434832756" calcext:value-type="float">
            <text:p>0,87946943483275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878288606343" calcext:value-type="float">
            <text:p>19,8878288606343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635490932562" calcext:value-type="float">
            <text:p>18.635490932562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0.41118800461361" calcext:value-type="float">
            <text:p>0.41118800461361</text:p>
          </table:table-cell>
          <table:table-cell office:value-type="float" office:value="292" calcext:value-type="float">
            <text:p>292</text:p>
          </table:table-cell>
          <table:table-cell office:value-type="float" office:value="5.30189777761827" calcext:value-type="float">
            <text:p>5.30189777761827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08749784292" calcext:value-type="float">
            <text:p>16.6108749784292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607865619728" calcext:value-type="float">
            <text:p>17.4607865619728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7031327390392" calcext:value-type="float">
            <text:p>17.7031327390392</text:p>
          </table:table-cell>
          <table:table-cell office:value-type="float" office:value="0.709919261822376" calcext:value-type="float">
            <text:p>0.70991926182237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415538238076" calcext:value-type="float">
            <text:p>17.7415538238076</text:p>
          </table:table-cell>
          <table:table-cell office:value-type="float" office:value="0.885236447520184" calcext:value-type="float">
            <text:p>0,8852364475201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0772858228" calcext:value-type="float">
            <text:p>19,850772858228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118131998599" calcext:value-type="float">
            <text:p>19.8118131998599</text:p>
          </table:table-cell>
          <table:table-cell office:value-type="float" office:value="0.42156862745098" calcext:value-type="float">
            <text:p>0.4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7864406779661" calcext:value-type="float">
            <text:p>5.7864406779661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292" calcext:value-type="float">
            <text:p>292</text:p>
          </table:table-cell>
          <table:table-cell office:value-type="float" office:value="4.57808625392441" calcext:value-type="float">
            <text:p>4.57808625392441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1773403379" calcext:value-type="float">
            <text:p>16.0961773403379</text:p>
          </table:table-cell>
          <table:table-cell office:value-type="float" office:value="0.679930795847751" calcext:value-type="float">
            <text:p>0.67993079584775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9801021827658" calcext:value-type="float">
            <text:p>16.9801021827658</text:p>
          </table:table-cell>
          <table:table-cell office:value-type="float" office:value="0.742214532871973" calcext:value-type="float">
            <text:p>0.74221453287197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297871582286" calcext:value-type="float">
            <text:p>16.9297871582286</text:p>
          </table:table-cell>
          <table:table-cell office:value-type="float" office:value="0.694925028835063" calcext:value-type="float">
            <text:p>0.69492502883506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220433023411" calcext:value-type="float">
            <text:p>17.7220433023411</text:p>
          </table:table-cell>
          <table:table-cell office:value-type="float" office:value="0.859861591695501" calcext:value-type="float">
            <text:p>0,8598615916955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557117402148" calcext:value-type="float">
            <text:p>19,2557117402148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0134997235577" calcext:value-type="float">
            <text:p>19.013499723557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8604651162791" calcext:value-type="float">
            <text:p>5.1860465116279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2" calcext:value-type="float">
            <text:p>292</text:p>
          </table:table-cell>
          <table:table-cell office:value-type="float" office:value="5.44171644906939" calcext:value-type="float">
            <text:p>5.4417164490693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4379602286887" calcext:value-type="float">
            <text:p>16.4379602286887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4466023436644" calcext:value-type="float">
            <text:p>16.4466023436644</text:p>
          </table:table-cell>
          <table:table-cell office:value-type="float" office:value="0.745674740484429" calcext:value-type="float">
            <text:p>0.74567474048442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8.2434081986148" calcext:value-type="float">
            <text:p>18.2434081986148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408583965327" calcext:value-type="float">
            <text:p>17.6408583965327</text:p>
          </table:table-cell>
          <table:table-cell office:value-type="float" office:value="0.881776239907727" calcext:value-type="float">
            <text:p>0,881776239907727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923977373624" calcext:value-type="float">
            <text:p>19,292397737362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050971094005" calcext:value-type="float">
            <text:p>20.305097109400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0990099009901" calcext:value-type="float">
            <text:p>5.099009900990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4.71728770871813" calcext:value-type="float">
            <text:p>4.71728770871813</text:p>
          </table:table-cell>
          <table:table-cell office:value-type="float" office:value="0.662053056516724" calcext:value-type="float">
            <text:p>0.66205305651672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665424097377" calcext:value-type="float">
            <text:p>15.9665424097377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1143857156733" calcext:value-type="float">
            <text:p>17.1143857156733</text:p>
          </table:table-cell>
          <table:table-cell office:value-type="float" office:value="0.721453287197232" calcext:value-type="float">
            <text:p>0.721453287197232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221081515859" calcext:value-type="float">
            <text:p>17.0221081515859</text:p>
          </table:table-cell>
          <table:table-cell office:value-type="float" office:value="0.724336793540946" calcext:value-type="float">
            <text:p>0.72433679354094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262953067898" calcext:value-type="float">
            <text:p>17.8262953067898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999943115583" calcext:value-type="float">
            <text:p>20,2999943115583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988330963516" calcext:value-type="float">
            <text:p>19.8988330963516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67391304347826" calcext:value-type="float">
            <text:p>5.67391304347826</text:p>
          </table:table-cell>
          <table:table-cell office:value-type="float" office:value="0.362168396770473" calcext:value-type="float">
            <text:p>0.362168396770473</text:p>
          </table:table-cell>
          <table:table-cell office:value-type="float" office:value="292" calcext:value-type="float">
            <text:p>292</text:p>
          </table:table-cell>
          <table:table-cell office:value-type="float" office:value="5.664712737581" calcext:value-type="float">
            <text:p>5.664712737581</text:p>
          </table:table-cell>
          <table:table-cell office:value-type="float" office:value="0.715109573241061" calcext:value-type="float">
            <text:p>0.71510957324106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7649211127" calcext:value-type="float">
            <text:p>16.5837649211127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86839006852" calcext:value-type="float">
            <text:p>16.7286839006852</text:p>
          </table:table-cell>
          <table:table-cell office:value-type="float" office:value="0.722606689734717" calcext:value-type="float">
            <text:p>0.722606689734717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2542149619203" calcext:value-type="float">
            <text:p>17.2542149619203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693340828194" calcext:value-type="float">
            <text:p>17.8693340828194</text:p>
          </table:table-cell>
          <table:table-cell office:value-type="float" office:value="0.844867358708189" calcext:value-type="float">
            <text:p>0,84486735870818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394977695127" calcext:value-type="float">
            <text:p>19,7394977695127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1.0530379337815" calcext:value-type="float">
            <text:p>41.053037933781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5915492957747" calcext:value-type="float">
            <text:p>5.8591549295774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09410061791466" calcext:value-type="float">
            <text:p>7.09410061791466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2.8784354722666" calcext:value-type="float">
            <text:p>22.8784354722666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8017049349304" calcext:value-type="float">
            <text:p>25.801704934930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4877020188818" calcext:value-type="float">
            <text:p>26.4877020188818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028268652173" calcext:value-type="float">
            <text:p>27.4028268652173</text:p>
          </table:table-cell>
          <table:table-cell office:value-type="float" office:value="0.672941176470588" calcext:value-type="float">
            <text:p>0,67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8923187407525" calcext:value-type="float">
            <text:p>35,8923187407525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8.8041134261104" calcext:value-type="float">
            <text:p>38.8041134261104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51388888888889" calcext:value-type="float">
            <text:p>6.513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77468405777229" calcext:value-type="float">
            <text:p>5.77468405777229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7578" calcext:value-type="float">
            <text:p>7578</text:p>
          </table:table-cell>
          <table:table-cell office:value-type="float" office:value="24.8536633427553" calcext:value-type="float">
            <text:p>24.8536633427553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716957458237" calcext:value-type="float">
            <text:p>26.1716957458237</text:p>
          </table:table-cell>
          <table:table-cell office:value-type="float" office:value="0.314117647058823" calcext:value-type="float">
            <text:p>0.31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048933482654" calcext:value-type="float">
            <text:p>26.1048933482654</text:p>
          </table:table-cell>
          <table:table-cell office:value-type="float" office:value="0.210588235294118" calcext:value-type="float">
            <text:p>0.21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15198898398" calcext:value-type="float">
            <text:p>25.15198898398</text:p>
          </table:table-cell>
          <table:table-cell office:value-type="float" office:value="0.570588235294118" calcext:value-type="float">
            <text:p>0,5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2875557821302" calcext:value-type="float">
            <text:p>33,2875557821302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2405063987856" calcext:value-type="float">
            <text:p>40.2405063987856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6423841059603" calcext:value-type="float">
            <text:p>6.3642384105960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48854087089381" calcext:value-type="float">
            <text:p>6.48854087089381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5997011414408" calcext:value-type="float">
            <text:p>24.5997011414408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0123502053354" calcext:value-type="float">
            <text:p>26.0123502053354</text:p>
          </table:table-cell>
          <table:table-cell office:value-type="float" office:value="0.24" calcext:value-type="float">
            <text:p>0.2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3189007391529" calcext:value-type="float">
            <text:p>26.3189007391529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065614116798" calcext:value-type="float">
            <text:p>26.0065614116798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5311789274393" calcext:value-type="float">
            <text:p>36,5311789274393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0757395347969" calcext:value-type="float">
            <text:p>39.0757395347969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87261146496816" calcext:value-type="float">
            <text:p>7.8726114649681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12422600619195" calcext:value-type="float">
            <text:p>6.12422600619195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3.2285010384616" calcext:value-type="float">
            <text:p>23.2285010384616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4310760529905" calcext:value-type="float">
            <text:p>24.4310760529905</text:p>
          </table:table-cell>
          <table:table-cell office:value-type="float" office:value="0.267058823529412" calcext:value-type="float">
            <text:p>0.26705882352941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554708393309" calcext:value-type="float">
            <text:p>25.0554708393309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9987820852695" calcext:value-type="float">
            <text:p>25.9987820852695</text:p>
          </table:table-cell>
          <table:table-cell office:value-type="float" office:value="0.591764705882353" calcext:value-type="float">
            <text:p>0,59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9230075358677" calcext:value-type="float">
            <text:p>34,9230075358677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08932299133" calcext:value-type="float">
            <text:p>39.880893229913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08888888888889" calcext:value-type="float">
            <text:p>6.088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86680533255486" calcext:value-type="float">
            <text:p>5.86680533255486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4719417871221" calcext:value-type="float">
            <text:p>25.471941787122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6988904399489" calcext:value-type="float">
            <text:p>26.6988904399489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8585593308836" calcext:value-type="float">
            <text:p>24.8585593308836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1369035470326" calcext:value-type="float">
            <text:p>28.1369035470326</text:p>
          </table:table-cell>
          <table:table-cell office:value-type="float" office:value="0.64" calcext:value-type="float">
            <text:p>0,6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996027238226" calcext:value-type="float">
            <text:p>35,996027238226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8554632709593" calcext:value-type="float">
            <text:p>40.8554632709593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0322580645161" calcext:value-type="float">
            <text:p>7.70322580645161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61114941396632" calcext:value-type="float">
            <text:p>5.61114941396632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1.6810486050773" calcext:value-type="float">
            <text:p>21.681048605077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13489095822" calcext:value-type="float">
            <text:p>25.01348909582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75013567767" calcext:value-type="float">
            <text:p>26.875013567767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914799846925" calcext:value-type="float">
            <text:p>27.4914799846925</text:p>
          </table:table-cell>
          <table:table-cell office:value-type="float" office:value="0.632941176470588" calcext:value-type="float">
            <text:p>0,63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730130853033" calcext:value-type="float">
            <text:p>33,7730130853033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40.3242398505688" calcext:value-type="float">
            <text:p>40.324239850568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76811594202899" calcext:value-type="float">
            <text:p>6.76811594202899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68696268304204" calcext:value-type="float">
            <text:p>6.68696268304204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5450964827503" calcext:value-type="float">
            <text:p>25.5450964827503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4481576550753" calcext:value-type="float">
            <text:p>26.448157655075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369577583533" calcext:value-type="float">
            <text:p>25.2369577583533</text:p>
          </table:table-cell>
          <table:table-cell office:value-type="float" office:value="0.218823529411765" calcext:value-type="float">
            <text:p>0.218823529411765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2163722326814" calcext:value-type="float">
            <text:p>25.2163722326814</text:p>
          </table:table-cell>
          <table:table-cell office:value-type="float" office:value="0.596470588235294" calcext:value-type="float">
            <text:p>0,59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053456599316" calcext:value-type="float">
            <text:p>33,7053456599316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1.0399749317223" calcext:value-type="float">
            <text:p>41.039974931722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44444444444444" calcext:value-type="float">
            <text:p>7.44444444444444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8.00279510461903" calcext:value-type="float">
            <text:p>8.00279510461903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1108062462978" calcext:value-type="float">
            <text:p>25.1108062462978</text:p>
          </table:table-cell>
          <table:table-cell office:value-type="float" office:value="0.305882352941176" calcext:value-type="float">
            <text:p>0.30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164042829155" calcext:value-type="float">
            <text:p>26.5164042829155</text:p>
          </table:table-cell>
          <table:table-cell office:value-type="float" office:value="0.303529411764706" calcext:value-type="float">
            <text:p>0.30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9670511466112" calcext:value-type="float">
            <text:p>26.9670511466112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9374972896264" calcext:value-type="float">
            <text:p>26.9374972896264</text:p>
          </table:table-cell>
          <table:table-cell office:value-type="float" office:value="0.662352941176471" calcext:value-type="float">
            <text:p>0,66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2530766525362" calcext:value-type="float">
            <text:p>36,2530766525362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0308669306861" calcext:value-type="float">
            <text:p>40.0308669306861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0851063829787" calcext:value-type="float">
            <text:p>5.8085106382978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8.05382020953422" calcext:value-type="float">
            <text:p>8.05382020953422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7578" calcext:value-type="float">
            <text:p>7578</text:p>
          </table:table-cell>
          <table:table-cell office:value-type="float" office:value="22.3877926029997" calcext:value-type="float">
            <text:p>22.3877926029997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573999059679" calcext:value-type="float">
            <text:p>27.5573999059679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4873520971267" calcext:value-type="float">
            <text:p>25.4873520971267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4682082716325" calcext:value-type="float">
            <text:p>26.4682082716325</text:p>
          </table:table-cell>
          <table:table-cell office:value-type="float" office:value="0.61764705882353" calcext:value-type="float">
            <text:p>0,6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8648198932354" calcext:value-type="float">
            <text:p>34,8648198932354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9553333835317" calcext:value-type="float">
            <text:p>39.9553333835317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8243243243243" calcext:value-type="float">
            <text:p>6.68243243243243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6.6050715887528" calcext:value-type="float">
            <text:p>6.6050715887528</text:p>
          </table:table-cell>
          <table:table-cell office:value-type="float" office:value="0.202352941176471" calcext:value-type="float">
            <text:p>0.202352941176471</text:p>
          </table:table-cell>
          <table:table-cell office:value-type="float" office:value="7578" calcext:value-type="float">
            <text:p>7578</text:p>
          </table:table-cell>
          <table:table-cell office:value-type="float" office:value="22.4884871928633" calcext:value-type="float">
            <text:p>22.488487192863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3711832145196" calcext:value-type="float">
            <text:p>26.371183214519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4650449356513" calcext:value-type="float">
            <text:p>24.4650449356513</text:p>
          </table:table-cell>
          <table:table-cell office:value-type="float" office:value="0.230588235294118" calcext:value-type="float">
            <text:p>0.23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82648618503" calcext:value-type="float">
            <text:p>26.082648618503</text:p>
          </table:table-cell>
          <table:table-cell office:value-type="float" office:value="0.604705882352941" calcext:value-type="float">
            <text:p>0,60470588235294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0468436656913" calcext:value-type="float">
            <text:p>34,0468436656913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824283551092" calcext:value-type="float">
            <text:p>40.0824283551092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986301369863" calcext:value-type="float">
            <text:p>6.6986301369863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17593632818547" calcext:value-type="float">
            <text:p>5.1759363281854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8605032237878" calcext:value-type="float">
            <text:p>24.8605032237878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9754957130735" calcext:value-type="float">
            <text:p>26.9754957130735</text:p>
          </table:table-cell>
          <table:table-cell office:value-type="float" office:value="0.281176470588235" calcext:value-type="float">
            <text:p>0.281176470588235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701419581112" calcext:value-type="float">
            <text:p>25.270141958111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3503021910359" calcext:value-type="float">
            <text:p>26.3503021910359</text:p>
          </table:table-cell>
          <table:table-cell office:value-type="float" office:value="0.642352941176471" calcext:value-type="float">
            <text:p>0,64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951463430639" calcext:value-type="float">
            <text:p>35,3951463430639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85882352941176" calcext:value-type="float">
            <text:p>0.98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38.3491065963868" calcext:value-type="float">
            <text:p>38.3491065963868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92258064516129" calcext:value-type="float">
            <text:p>6.9225806451612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3.80241959797618" calcext:value-type="float">
            <text:p>3.80241959797618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4.4508340709683" calcext:value-type="float">
            <text:p>24.4508340709683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515237636048" calcext:value-type="float">
            <text:p>25.0515237636048</text:p>
          </table:table-cell>
          <table:table-cell office:value-type="float" office:value="0.32" calcext:value-type="float">
            <text:p>0.3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2145636123792" calcext:value-type="float">
            <text:p>26.2145636123792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8271653404418" calcext:value-type="float">
            <text:p>28.8271653404418</text:p>
          </table:table-cell>
          <table:table-cell office:value-type="float" office:value="0.628235294117647" calcext:value-type="float">
            <text:p>0,628235294117647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6797638623517" calcext:value-type="float">
            <text:p>34,6797638623517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41.430566353186" calcext:value-type="float">
            <text:p>41.43056635318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29496402877698" calcext:value-type="float">
            <text:p>5.29496402877698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6.89433932080991" calcext:value-type="float">
            <text:p>6.8943393208099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5.8900355833237" calcext:value-type="float">
            <text:p>25.8900355833237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702912035094" calcext:value-type="float">
            <text:p>27.2702912035094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00532737163" calcext:value-type="float">
            <text:p>25.000532737163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5597065757125" calcext:value-type="float">
            <text:p>27.5597065757125</text:p>
          </table:table-cell>
          <table:table-cell office:value-type="float" office:value="0.589411764705883" calcext:value-type="float">
            <text:p>0,58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7809212467407" calcext:value-type="float">
            <text:p>35,7809212467407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7455618368805" calcext:value-type="float">
            <text:p>39.745561836880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76315789473684" calcext:value-type="float">
            <text:p>5.76315789473684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7.62046188338349" calcext:value-type="float">
            <text:p>7.62046188338349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7578" calcext:value-type="float">
            <text:p>7578</text:p>
          </table:table-cell>
          <table:table-cell office:value-type="float" office:value="24.2199936378287" calcext:value-type="float">
            <text:p>24.2199936378287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2372704344907" calcext:value-type="float">
            <text:p>26.2372704344907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7.0742699460313" calcext:value-type="float">
            <text:p>27.0742699460313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5437294414464" calcext:value-type="float">
            <text:p>28.5437294414464</text:p>
          </table:table-cell>
          <table:table-cell office:value-type="float" office:value="0.670588235294118" calcext:value-type="float">
            <text:p>0,6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1489665661743" calcext:value-type="float">
            <text:p>35,1489665661743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5817133704301" calcext:value-type="float">
            <text:p>39.5817133704301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4868421052632" calcext:value-type="float">
            <text:p>6.34868421052632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99928099582079" calcext:value-type="float">
            <text:p>6.99928099582079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3795535077366" calcext:value-type="float">
            <text:p>24.3795535077366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021655419488" calcext:value-type="float">
            <text:p>26.5021655419488</text:p>
          </table:table-cell>
          <table:table-cell office:value-type="float" office:value="0.289411764705882" calcext:value-type="float">
            <text:p>0.28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0651171719991" calcext:value-type="float">
            <text:p>26.0651171719991</text:p>
          </table:table-cell>
          <table:table-cell office:value-type="float" office:value="0.195294117647059" calcext:value-type="float">
            <text:p>0.19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7399037994836" calcext:value-type="float">
            <text:p>25.7399037994836</text:p>
          </table:table-cell>
          <table:table-cell office:value-type="float" office:value="0.6" calcext:value-type="float">
            <text:p>0,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4088656511208" calcext:value-type="float">
            <text:p>35,408865651120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7364729500648" calcext:value-type="float">
            <text:p>39.736472950064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18367346938776" calcext:value-type="float">
            <text:p>5.1836734693877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.1247207743857" calcext:value-type="float">
            <text:p>7.1247207743857</text:p>
          </table:table-cell>
          <table:table-cell office:value-type="float" office:value="0.191764705882353" calcext:value-type="float">
            <text:p>0.191764705882353</text:p>
          </table:table-cell>
          <table:table-cell office:value-type="float" office:value="7578" calcext:value-type="float">
            <text:p>7578</text:p>
          </table:table-cell>
          <table:table-cell office:value-type="float" office:value="21.3744091886386" calcext:value-type="float">
            <text:p>21.3744091886386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7386562876611" calcext:value-type="float">
            <text:p>24.738656287661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038730104586" calcext:value-type="float">
            <text:p>25.2038730104586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0319256613814" calcext:value-type="float">
            <text:p>27.0319256613814</text:p>
          </table:table-cell>
          <table:table-cell office:value-type="float" office:value="0.615294117647059" calcext:value-type="float">
            <text:p>0,615294117647059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3789737569303" calcext:value-type="float">
            <text:p>34,3789737569303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8620987881578" calcext:value-type="float">
            <text:p>40.8620987881578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6.34796147458635" calcext:value-type="float">
            <text:p>6.34796147458635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7578" calcext:value-type="float">
            <text:p>7578</text:p>
          </table:table-cell>
          <table:table-cell office:value-type="float" office:value="22.767214617829" calcext:value-type="float">
            <text:p>22.767214617829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519674459496" calcext:value-type="float">
            <text:p>27.2519674459496</text:p>
          </table:table-cell>
          <table:table-cell office:value-type="float" office:value="0.296470588235294" calcext:value-type="float">
            <text:p>0.29647058823529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962456653787" calcext:value-type="float">
            <text:p>26.8962456653787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361067769937" calcext:value-type="float">
            <text:p>27.8361067769937</text:p>
          </table:table-cell>
          <table:table-cell office:value-type="float" office:value="0.616470588235294" calcext:value-type="float">
            <text:p>0,61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607787433922" calcext:value-type="float">
            <text:p>35,3607787433922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83529411764706" calcext:value-type="float">
            <text:p>0.98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38.3052004948815" calcext:value-type="float">
            <text:p>38.3052004948815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12745154945708" calcext:value-type="float">
            <text:p>7.12745154945708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2.8651494428859" calcext:value-type="float">
            <text:p>22.8651494428859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985685384158" calcext:value-type="float">
            <text:p>26.1985685384158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1731309352554" calcext:value-type="float">
            <text:p>24.1731309352554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3672257237963" calcext:value-type="float">
            <text:p>25.3672257237963</text:p>
          </table:table-cell>
          <table:table-cell office:value-type="float" office:value="0.623529411764706" calcext:value-type="float">
            <text:p>0,62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1412015869805" calcext:value-type="float">
            <text:p>34,1412015869805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1.3845893740876" calcext:value-type="float">
            <text:p>41.384589374087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7096774193548" calcext:value-type="float">
            <text:p>6.67096774193548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5.80637254901961" calcext:value-type="float">
            <text:p>5.80637254901961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3.7777805013345" calcext:value-type="float">
            <text:p>23.7777805013345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726176698916" calcext:value-type="float">
            <text:p>27.572617669891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645115334435" calcext:value-type="float">
            <text:p>26.1645115334435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143216879687" calcext:value-type="float">
            <text:p>27.8143216879687</text:p>
          </table:table-cell>
          <table:table-cell office:value-type="float" office:value="0.669411764705883" calcext:value-type="float">
            <text:p>0,66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7131151825579" calcext:value-type="float">
            <text:p>34,7131151825579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8.6660136070817" calcext:value-type="float">
            <text:p>38.6660136070817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6190476190476" calcext:value-type="float">
            <text:p>7.76190476190476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45160109076743" calcext:value-type="float">
            <text:p>5.4516010907674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41044611878" calcext:value-type="float">
            <text:p>24.41044611878</text:p>
          </table:table-cell>
          <table:table-cell office:value-type="float" office:value="0.278823529411765" calcext:value-type="float">
            <text:p>0.27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1621986314386" calcext:value-type="float">
            <text:p>25.162198631438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02272936554" calcext:value-type="float">
            <text:p>24.02272936554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64414201094" calcext:value-type="float">
            <text:p>27.864414201094</text:p>
          </table:table-cell>
          <table:table-cell office:value-type="float" office:value="0.594117647058823" calcext:value-type="float">
            <text:p>0,59411764705882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5218633656977" calcext:value-type="float">
            <text:p>35,5218633656977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9.0206616119173" calcext:value-type="float">
            <text:p>89.02066161191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8.28571428571429" calcext:value-type="float">
            <text:p>8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.15083883015572" calcext:value-type="float">
            <text:p>7.1508388301557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779005689" calcext:value-type="float">
            <text:p>32.067790056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1.5170917116737" calcext:value-type="float">
            <text:p>41.51709171167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1098162675811" calcext:value-type="float">
            <text:p>38.109816267581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4426532282914" calcext:value-type="float">
            <text:p>43.4426532282914</text:p>
          </table:table-cell>
          <table:table-cell office:value-type="float" office:value="0.394117647058824" calcext:value-type="float">
            <text:p>0,39411764705882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90.8775301147206" calcext:value-type="float">
            <text:p>90,8775301147206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41176470588236" calcext:value-type="float">
            <text:p>0.941176470588236</text:p>
          </table:table-cell>
          <table:table-cell office:value-type="float" office:value="0" calcext:value-type="float">
            <text:p>0</text:p>
          </table:table-cell>
          <table:table-cell office:value-type="float" office:value="92.1697110048907" calcext:value-type="float">
            <text:p>92.16971100489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2258064516129" calcext:value-type="float">
            <text:p>6.2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45965408902853" calcext:value-type="float">
            <text:p>8.4596540890285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316951576256" calcext:value-type="float">
            <text:p>41.5316951576256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5.2886947728018" calcext:value-type="float">
            <text:p>45.2886947728018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6696965817742" calcext:value-type="float">
            <text:p>45.6696965817742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6.3184299257171" calcext:value-type="float">
            <text:p>46.3184299257171</text:p>
          </table:table-cell>
          <table:table-cell office:value-type="float" office:value="0.461764705882353" calcext:value-type="float">
            <text:p>0,4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0139923450591" calcext:value-type="float">
            <text:p>82,0139923450591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92.7115528637238" calcext:value-type="float">
            <text:p>92.711552863723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21875" calcext:value-type="float">
            <text:p>7.218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27843137254902" calcext:value-type="float">
            <text:p>8.278431372549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291160873221" calcext:value-type="float">
            <text:p>34.2291160873221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3248440613474" calcext:value-type="float">
            <text:p>44.324844061347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394726096299" calcext:value-type="float">
            <text:p>42.73947260962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7992706523132" calcext:value-type="float">
            <text:p>40.7992706523132</text:p>
          </table:table-cell>
          <table:table-cell office:value-type="float" office:value="0.452941176470588" calcext:value-type="float">
            <text:p>0,45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9939000719597" calcext:value-type="float">
            <text:p>85,9939000719597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88.9123013676661" calcext:value-type="float">
            <text:p>88.912301367666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7864923747277" calcext:value-type="float">
            <text:p>6.6786492374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9.5184101193064" calcext:value-type="float">
            <text:p>39.518410119306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346744518819" calcext:value-type="float">
            <text:p>39.434674451881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838548924441" calcext:value-type="float">
            <text:p>44.483854892444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858301698995" calcext:value-type="float">
            <text:p>40.9858301698995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6.0581805050248" calcext:value-type="float">
            <text:p>76,0581805050248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8.7762220299809" calcext:value-type="float">
            <text:p>98.776222029980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67692307692308" calcext:value-type="float">
            <text:p>5.6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997442455243" calcext:value-type="float">
            <text:p>6.10997442455243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7756652732037" calcext:value-type="float">
            <text:p>35.775665273203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448768835795" calcext:value-type="float">
            <text:p>42.544876883579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9.881794839858" calcext:value-type="float">
            <text:p>39.88179483985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8.3702069888921" calcext:value-type="float">
            <text:p>38.3702069888921</text:p>
          </table:table-cell>
          <table:table-cell office:value-type="float" office:value="0.376470588235294" calcext:value-type="float">
            <text:p>0,37647058823529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053894026904" calcext:value-type="float">
            <text:p>80,05389402690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2.1424234344493" calcext:value-type="float">
            <text:p>92.142423434449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515625" calcext:value-type="float">
            <text:p>9.515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.19879459980714" calcext:value-type="float">
            <text:p>9.1987945998071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705175417534" calcext:value-type="float">
            <text:p>34.270517541753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9448577280018" calcext:value-type="float">
            <text:p>37.944857728001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6172287604027" calcext:value-type="float">
            <text:p>44.6172287604027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5864376180441" calcext:value-type="float">
            <text:p>44.5864376180441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8946065688958" calcext:value-type="float">
            <text:p>84,8946065688958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3.70837680751" calcext:value-type="float">
            <text:p>93.7083768075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6271186440678" calcext:value-type="float">
            <text:p>6.62711864406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7475961538462" calcext:value-type="float">
            <text:p>8.3747596153846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28722064735" calcext:value-type="float">
            <text:p>41.52872206473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0377940630326" calcext:value-type="float">
            <text:p>42.03779406303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0.2195208446877" calcext:value-type="float">
            <text:p>40.21952084468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98997160965" calcext:value-type="float">
            <text:p>43.98997160965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255798346099" calcext:value-type="float">
            <text:p>78,4255798346099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5478978568001" calcext:value-type="float">
            <text:p>92.547897856800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890625" calcext:value-type="float">
            <text:p>6.890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8746354952237" calcext:value-type="float">
            <text:p>11.874635495223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58553721389" calcext:value-type="float">
            <text:p>32.065855372138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3.8965393006815" calcext:value-type="float">
            <text:p>43.896539300681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460496638368" calcext:value-type="float">
            <text:p>42.7460496638368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2348846444769" calcext:value-type="float">
            <text:p>39.2348846444769</text:p>
          </table:table-cell>
          <table:table-cell office:value-type="float" office:value="0.447058823529412" calcext:value-type="float">
            <text:p>0,44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7.4864139400466" calcext:value-type="float">
            <text:p>87,4864139400466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89.8800314833377" calcext:value-type="float">
            <text:p>89.880031483337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94339622641509" calcext:value-type="float">
            <text:p>9.9433962264150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20792816333302" calcext:value-type="float">
            <text:p>6.207928163333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9417592419953" calcext:value-type="float">
            <text:p>35.94175924199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901124899749" calcext:value-type="float">
            <text:p>40.790112489974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614322164232" calcext:value-type="float">
            <text:p>38.61432216423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3178549484683" calcext:value-type="float">
            <text:p>40.3178549484683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324537991096" calcext:value-type="float">
            <text:p>78,432453799109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2" calcext:value-type="float">
            <text:p>0.914705882352942</text:p>
          </table:table-cell>
          <table:table-cell office:value-type="float" office:value="0" calcext:value-type="float">
            <text:p>0</text:p>
          </table:table-cell>
          <table:table-cell office:value-type="float" office:value="92.6834712642607" calcext:value-type="float">
            <text:p>92.68347126426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7586206896552" calcext:value-type="float">
            <text:p>6.7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8630665380906" calcext:value-type="float">
            <text:p>8.58630665380906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6.318765298054" calcext:value-type="float">
            <text:p>36.318765298054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1710724519716" calcext:value-type="float">
            <text:p>37.171072451971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5235392887594" calcext:value-type="float">
            <text:p>42.5235392887594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2.6564034602036" calcext:value-type="float">
            <text:p>42.656403460203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5420077379674" calcext:value-type="float">
            <text:p>82,542007737967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4.0601927659836" calcext:value-type="float">
            <text:p>94.0601927659836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2100548552755" calcext:value-type="float">
            <text:p>8.3210054855275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9317903918044" calcext:value-type="float">
            <text:p>34.931790391804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215798253944" calcext:value-type="float">
            <text:p>39.421579825394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8150186769274" calcext:value-type="float">
            <text:p>45.815018676927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406655979866" calcext:value-type="float">
            <text:p>40.940665597986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1.5540822157708" calcext:value-type="float">
            <text:p>81,5540822157708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894117647058824" calcext:value-type="float">
            <text:p>0.89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3.2268315076298" calcext:value-type="float">
            <text:p>93.226831507629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10.0862068965517" calcext:value-type="float">
            <text:p>10.0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14561234329798" calcext:value-type="float">
            <text:p>5.14561234329798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6915705901193" calcext:value-type="float">
            <text:p>38.691570590119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275260307986" calcext:value-type="float">
            <text:p>40.7275260307986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1829742001589" calcext:value-type="float">
            <text:p>43.182974200158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3411670332461" calcext:value-type="float">
            <text:p>39.3411670332461</text:p>
          </table:table-cell>
          <table:table-cell office:value-type="float" office:value="0.458823529411765" calcext:value-type="float">
            <text:p>0,45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0088953492346" calcext:value-type="float">
            <text:p>85,0088953492346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87.4149355662049" calcext:value-type="float">
            <text:p>87.414935566204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6078431372549" calcext:value-type="float">
            <text:p>7.60784313725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.3107843137255" calcext:value-type="float">
            <text:p>10.31078431372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252031353984" calcext:value-type="float">
            <text:p>38.25203135398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1259163388419" calcext:value-type="float">
            <text:p>44.125916338841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6.0677933006612" calcext:value-type="float">
            <text:p>46.067793300661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1179241283178" calcext:value-type="float">
            <text:p>43.1179241283178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0988560034338" calcext:value-type="float">
            <text:p>84,098856003433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96.1791279839673" calcext:value-type="float">
            <text:p>96.17912798396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1929824561404" calcext:value-type="float">
            <text:p>7.719298245614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7027094285625" calcext:value-type="float">
            <text:p>8.5702709428562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6737844330202" calcext:value-type="float">
            <text:p>32.67378443302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4.5258067111542" calcext:value-type="float">
            <text:p>34.525806711154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5022512326195" calcext:value-type="float">
            <text:p>41.50225123261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5895323992316" calcext:value-type="float">
            <text:p>41.5895323992316</text:p>
          </table:table-cell>
          <table:table-cell office:value-type="float" office:value="0.402941176470588" calcext:value-type="float">
            <text:p>0,40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7.3460713039175" calcext:value-type="float">
            <text:p>77,3460713039175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2.8729762054833" calcext:value-type="float">
            <text:p>92.872976205483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55072463768116" calcext:value-type="float">
            <text:p>7.550724637681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72112285774525" calcext:value-type="float">
            <text:p>5.7211228577452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2450864790012" calcext:value-type="float">
            <text:p>33.245086479001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2924713466053" calcext:value-type="float">
            <text:p>37.292471346605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0799760492112" calcext:value-type="float">
            <text:p>43.079976049211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967673778708" calcext:value-type="float">
            <text:p>39.967673778708</text:p>
          </table:table-cell>
          <table:table-cell office:value-type="float" office:value="0.397058823529412" calcext:value-type="float">
            <text:p>0,39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9.7909169837959" calcext:value-type="float">
            <text:p>79,7909169837959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2.9633133217628" calcext:value-type="float">
            <text:p>92.963313321762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5546218487395" calcext:value-type="float">
            <text:p>6.655462184873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505814300344" calcext:value-type="float">
            <text:p>35.50581430034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287039190779" calcext:value-type="float">
            <text:p>42.528703919077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5.4922665935662" calcext:value-type="float">
            <text:p>35.4922665935662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7.5230241746733" calcext:value-type="float">
            <text:p>37.5230241746733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5.58858493026" calcext:value-type="float">
            <text:p>75,58858493026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4.5703950386404" calcext:value-type="float">
            <text:p>94.570395038640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19117647058823" calcext:value-type="float">
            <text:p>5.19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.97729618163055" calcext:value-type="float">
            <text:p>4.977296181630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0.4636604144304" calcext:value-type="float">
            <text:p>40.463660414430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6936806045121" calcext:value-type="float">
            <text:p>40.693680604512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7387685783899" calcext:value-type="float">
            <text:p>41.738768578389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9445324241552" calcext:value-type="float">
            <text:p>44.9445324241552</text:p>
          </table:table-cell>
          <table:table-cell office:value-type="float" office:value="0.370588235294118" calcext:value-type="float">
            <text:p>0,37058823529411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2.8311578173524" calcext:value-type="float">
            <text:p>72,831157817352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6.9691052652394" calcext:value-type="float">
            <text:p>96.969105265239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5384615384615" calcext:value-type="float">
            <text:p>6.7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84288010286081" calcext:value-type="float">
            <text:p>6.842880102860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3068659544637" calcext:value-type="float">
            <text:p>32.30686595446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6.5459632586965" calcext:value-type="float">
            <text:p>36.545963258696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564912962648" calcext:value-type="float">
            <text:p>41.056491296264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7616893198786" calcext:value-type="float">
            <text:p>39.7616893198786</text:p>
          </table:table-cell>
          <table:table-cell office:value-type="float" office:value="0.408823529411765" calcext:value-type="float">
            <text:p>0,40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4785465777878" calcext:value-type="float">
            <text:p>80,478546577787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6.2573509427008" calcext:value-type="float">
            <text:p>96.257350942700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47368421052632" calcext:value-type="float">
            <text:p>6.4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3639082751745" calcext:value-type="float">
            <text:p>8.5363908275174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1537096179336" calcext:value-type="float">
            <text:p>38.1537096179336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701830587406" calcext:value-type="float">
            <text:p>44.701830587406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819387985559" calcext:value-type="float">
            <text:p>41.0819387985559</text:p>
          </table:table-cell>
          <table:table-cell office:value-type="float" office:value="0.0323529411764706" calcext:value-type="float">
            <text:p>0.03235294117647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5788499991842" calcext:value-type="float">
            <text:p>40.5788499991842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7083666402663" calcext:value-type="float">
            <text:p>84,7083666402663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0.0099129142953" calcext:value-type="float">
            <text:p>90.009912914295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7277661064426" calcext:value-type="float">
            <text:p>11.72776610644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5937731317271" calcext:value-type="float">
            <text:p>33.5937731317271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330110367836" calcext:value-type="float">
            <text:p>42.33011036783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715148880043" calcext:value-type="float">
            <text:p>44.471514888004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7867135616314" calcext:value-type="float">
            <text:p>41.7867135616314</text:p>
          </table:table-cell>
          <table:table-cell office:value-type="float" office:value="0.282352941176471" calcext:value-type="float">
            <text:p>0,28235294117647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3881657899199" calcext:value-type="float">
            <text:p>78,3881657899199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64.977131115712" calcext:value-type="float">
            <text:p>164.97713111571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3203163618389" calcext:value-type="float">
            <text:p>9.33203163618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547842793187" calcext:value-type="float">
            <text:p>45.65478427931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1.8789030928744" calcext:value-type="float">
            <text:p>41.8789030928744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64.6592902041876" calcext:value-type="float">
            <text:p>64.659290204187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6616177423179" calcext:value-type="float">
            <text:p>48.6616177423179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202252134815" calcext:value-type="float">
            <text:p>144,20225213481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52941176470588" calcext:value-type="float">
            <text:p>0.7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1.188114694006" calcext:value-type="float">
            <text:p>161.18811469400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97207068311196" calcext:value-type="float">
            <text:p>8.9720706831119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4429268723474" calcext:value-type="float">
            <text:p>43.4429268723474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208658747088" calcext:value-type="float">
            <text:p>46.42086587470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798654821739" calcext:value-type="float">
            <text:p>47.079865482173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8694445811612" calcext:value-type="float">
            <text:p>53.8694445811612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36.229485451536" calcext:value-type="float">
            <text:p>136,229485451536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60.790225851384" calcext:value-type="float">
            <text:p>160.79022585138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.5588235294118" calcext:value-type="float">
            <text:p>15.5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9774656696121" calcext:value-type="float">
            <text:p>38.977465669612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7.3225093594349" calcext:value-type="float">
            <text:p>57.322509359434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2.1238097385918" calcext:value-type="float">
            <text:p>52.12380973859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02560153652" calcext:value-type="float">
            <text:p>50.02560153652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7.70245451871" calcext:value-type="float">
            <text:p>147,70245451871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4.177218526046" calcext:value-type="float">
            <text:p>164.17721852604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9677419354839" calcext:value-type="float">
            <text:p>10.96774193548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85084033613445" calcext:value-type="float">
            <text:p>5.8508403361344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0780407704285" calcext:value-type="float">
            <text:p>42.078040770428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1234461254743" calcext:value-type="float">
            <text:p>39.123446125474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3428613949911" calcext:value-type="float">
            <text:p>49.342861394991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0.910617059828" calcext:value-type="float">
            <text:p>40.910617059828</text:p>
          </table:table-cell>
          <table:table-cell office:value-type="float" office:value="0.2" calcext:value-type="float">
            <text:p>0,2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264222201907" calcext:value-type="float">
            <text:p>141,264222201907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3" calcext:value-type="float">
            <text:p>0.7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8.283118603103" calcext:value-type="float">
            <text:p>168.2831186031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64705882352941" calcext:value-type="float">
            <text:p>5.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3613445378151" calcext:value-type="float">
            <text:p>6.7361344537815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7481434289026" calcext:value-type="float">
            <text:p>43.748143428902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0.5258603052667" calcext:value-type="float">
            <text:p>50.5258603052667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9521219671561" calcext:value-type="float">
            <text:p>49.952121967156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3968228004859" calcext:value-type="float">
            <text:p>43.3968228004859</text:p>
          </table:table-cell>
          <table:table-cell office:value-type="float" office:value="0.252941176470588" calcext:value-type="float">
            <text:p>0,2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0.091537761066" calcext:value-type="float">
            <text:p>160,091537761066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758823529411765" calcext:value-type="float">
            <text:p>0.75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168.365110131164" calcext:value-type="float">
            <text:p>168.36511013116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3420747609389" calcext:value-type="float">
            <text:p>7.73420747609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7.3155098261797" calcext:value-type="float">
            <text:p>57.315509826179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3.2906907802361" calcext:value-type="float">
            <text:p>43.290690780236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886823289179" calcext:value-type="float">
            <text:p>46.88682328917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4.7490380021479" calcext:value-type="float">
            <text:p>54.7490380021479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834229878254" calcext:value-type="float">
            <text:p>144,834229878254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59.745391262965" calcext:value-type="float">
            <text:p>159.745391262965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8510013631121" calcext:value-type="float">
            <text:p>8.2851001363112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6.5414996878865" calcext:value-type="float">
            <text:p>46.541499687886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4174847434059" calcext:value-type="float">
            <text:p>56.417484743405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1308038642768" calcext:value-type="float">
            <text:p>39.130803864276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5.6714549656437" calcext:value-type="float">
            <text:p>45.6714549656437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091567693231" calcext:value-type="float">
            <text:p>123,091567693231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1.287303764721" calcext:value-type="float">
            <text:p>161.28730376472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8709677419355" calcext:value-type="float">
            <text:p>7.387096774193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56656639928699" calcext:value-type="float">
            <text:p>6.5665663992869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1.14881989583" calcext:value-type="float">
            <text:p>41.1488198958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5206196938891" calcext:value-type="float">
            <text:p>47.520619693889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0.9393391028" calcext:value-type="float">
            <text:p>40.939339102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2.3809829281804" calcext:value-type="float">
            <text:p>42.3809829281804</text:p>
          </table:table-cell>
          <table:table-cell office:value-type="float" office:value="0.152941176470588" calcext:value-type="float">
            <text:p>0,1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22695610935" calcext:value-type="float">
            <text:p>154,22695610935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0.117052410082" calcext:value-type="float">
            <text:p>160.11705241008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66811391223156" calcext:value-type="float">
            <text:p>7.6681139122315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6198998220639" calcext:value-type="float">
            <text:p>38.61989982206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7143795077888" calcext:value-type="float">
            <text:p>39.71437950778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4301640065168" calcext:value-type="float">
            <text:p>46.430164006516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2093871362904" calcext:value-type="float">
            <text:p>50.2093871362904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779697444069" calcext:value-type="float">
            <text:p>145,77969744406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7.022395831411" calcext:value-type="float">
            <text:p>157.02239583141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3.375" calcext:value-type="float">
            <text:p>13.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1499051233397" calcext:value-type="float">
            <text:p>9.31499051233397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5.7538198616603" calcext:value-type="float">
            <text:p>35.753819861660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3.8498766369202" calcext:value-type="float">
            <text:p>53.8498766369202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8788872596284" calcext:value-type="float">
            <text:p>47.878887259628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9227642220157" calcext:value-type="float">
            <text:p>44.9227642220157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434712302968" calcext:value-type="float">
            <text:p>154,434712302968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670588235294118" calcext:value-type="float">
            <text:p>0.6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1.363397318794" calcext:value-type="float">
            <text:p>151.36339731879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1.0384615384615" calcext:value-type="float">
            <text:p>11.0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4231938764811" calcext:value-type="float">
            <text:p>6.7423193876481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691653834887" calcext:value-type="float">
            <text:p>45.66916538348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5.8454581702368" calcext:value-type="float">
            <text:p>45.84545817023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6.102746751492" calcext:value-type="float">
            <text:p>56.102746751492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1834088691908" calcext:value-type="float">
            <text:p>44.1834088691908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6.47434530359" calcext:value-type="float">
            <text:p>146,4743453035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1.033469579403" calcext:value-type="float">
            <text:p>161.0334695794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9375" calcext:value-type="float">
            <text:p>6.9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.81932773109244" calcext:value-type="float">
            <text:p>2.819327731092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5558886000259" calcext:value-type="float">
            <text:p>45.555888600025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9615663468965" calcext:value-type="float">
            <text:p>56.9615663468965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635013118529" calcext:value-type="float">
            <text:p>47.063501311852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8.0616650789924" calcext:value-type="float">
            <text:p>58.061665078992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026560778536" calcext:value-type="float">
            <text:p>145,026560778536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70.623238830919" calcext:value-type="float">
            <text:p>170.623238830919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14117647058824" calcext:value-type="float">
            <text:p>5.1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6110693374576" calcext:value-type="float">
            <text:p>42.611069337457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0629778245236" calcext:value-type="float">
            <text:p>47.0629778245236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7309193403831" calcext:value-type="float">
            <text:p>46.730919340383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9.140607593039" calcext:value-type="float">
            <text:p>59.140607593039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3.893283894063" calcext:value-type="float">
            <text:p>143,893283894063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2.17074632292" calcext:value-type="float">
            <text:p>162.1707463229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60714285714286" calcext:value-type="float">
            <text:p>6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.1993813568208" calcext:value-type="float">
            <text:p>10.199381356820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1913255175352" calcext:value-type="float">
            <text:p>43.1913255175352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3.3251374100473" calcext:value-type="float">
            <text:p>33.32513741004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1968143927224" calcext:value-type="float">
            <text:p>47.196814392722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7384285536634" calcext:value-type="float">
            <text:p>53.738428553663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656483092158" calcext:value-type="float">
            <text:p>123,656483092158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5.490088226328" calcext:value-type="float">
            <text:p>155.49008822632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4.41935483870968" calcext:value-type="float">
            <text:p>4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6339519765125" calcext:value-type="float">
            <text:p>7.2633951976512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9.3457760209569" calcext:value-type="float">
            <text:p>49.345776020956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8223961963983" calcext:value-type="float">
            <text:p>47.822396196398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4430823229664" calcext:value-type="float">
            <text:p>47.443082322966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5.5222874774318" calcext:value-type="float">
            <text:p>55.5222874774318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7.51538998443" calcext:value-type="float">
            <text:p>167,51538998443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5.434872047866" calcext:value-type="float">
            <text:p>165.43487204786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7.8484848484848" calcext:value-type="float">
            <text:p>17.84848484848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2011385199241" calcext:value-type="float">
            <text:p>7.2201138519924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2376039490171" calcext:value-type="float">
            <text:p>43.237603949017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4.3046769233893" calcext:value-type="float">
            <text:p>44.30467692338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9988878934818" calcext:value-type="float">
            <text:p>42.99888789348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9558560184208" calcext:value-type="float">
            <text:p>48.9558560184208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9.038926120697" calcext:value-type="float">
            <text:p>169,038926120697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2.759773981934" calcext:value-type="float">
            <text:p>162.7597739819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06451612903226" calcext:value-type="float">
            <text:p>6.064516129032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825311942959" calcext:value-type="float">
            <text:p>5.782531194295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9.9037495229739" calcext:value-type="float">
            <text:p>39.90374952297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2640882490488" calcext:value-type="float">
            <text:p>47.26408824904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6209345589381" calcext:value-type="float">
            <text:p>49.620934558938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7.8177638864393" calcext:value-type="float">
            <text:p>57.8177638864393</text:p>
          </table:table-cell>
          <table:table-cell office:value-type="float" office:value="0.182352941176471" calcext:value-type="float">
            <text:p>0,182352941176471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13013850862" calcext:value-type="float">
            <text:p>154,13013850862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0.589240628734" calcext:value-type="float">
            <text:p>150.5892406287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55172413793103" calcext:value-type="float">
            <text:p>5.551724137931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82192836812144" calcext:value-type="float">
            <text:p>7.821928368121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7.8296330912208" calcext:value-type="float">
            <text:p>37.8296330912208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348556080873" calcext:value-type="float">
            <text:p>46.43485560808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8.4447048863016" calcext:value-type="float">
            <text:p>48.444704886301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4501272960611" calcext:value-type="float">
            <text:p>43.4501272960611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547840886716" calcext:value-type="float">
            <text:p>141,547840886716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57.185262444541" calcext:value-type="float">
            <text:p>157.18526244454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87096774193549" calcext:value-type="float">
            <text:p>5.870967741935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5951557093426" calcext:value-type="float">
            <text:p>5.7595155709342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6.4111008219281" calcext:value-type="float">
            <text:p>56.411100821928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8.6079232015768" calcext:value-type="float">
            <text:p>38.60792320157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0801079977946" calcext:value-type="float">
            <text:p>42.080107997794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2609435606526" calcext:value-type="float">
            <text:p>48.2609435606526</text:p>
          </table:table-cell>
          <table:table-cell office:value-type="float" office:value="0.223529411764706" calcext:value-type="float">
            <text:p>0,22352941176470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1.590903504156" calcext:value-type="float">
            <text:p>151,590903504156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2.828954956798" calcext:value-type="float">
            <text:p>172.82895495679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25925925925926" calcext:value-type="float">
            <text:p>7.259259259259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2447868036103" calcext:value-type="float">
            <text:p>7.72447868036103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7.5761733759409" calcext:value-type="float">
            <text:p>47.576173375940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3933428807593" calcext:value-type="float">
            <text:p>39.39334288075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5672039970725" calcext:value-type="float">
            <text:p>39.5672039970725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9847653987703" calcext:value-type="float">
            <text:p>50.9847653987703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2.659732601095" calcext:value-type="float">
            <text:p>162,659732601095</text:p>
          </table:table-cell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due" table:style-name="ta1">
        <table:shapes>
          <draw:frame draw:z-index="0" draw:style-name="gr1" draw:text-style-name="P1" svg:width="24.472cm" svg:height="13.765cm" svg:x="31.446cm" svg:y="18.003cm">
            <draw:object draw:notify-on-update-of-ranges="Residue.B86:Residue.B86 Residue.B87:Residue.B90 Residue.C86:Residue.C86 Residue.C87:Residue.C90 Residue.B86:Residue.B86 Residue.B87:Residue.B90 Residue.F86:Residue.F86 Residue.F87:Residue.F90 Residue.B86:Residue.B86 Residue.B87:Residue.B90 Residue.I86:Residue.I86 Residue.I87:Residue.I90 Residue.B86:Residue.B86 Residue.B87:Residue.B90 Residue.L86:Residue.L86 Residue.L87:Residue.L90 Residue.B86:Residue.B86 Residue.B87:Residue.B90 Residue.O86:Residue.O86 Residue.O87:Residue.O90 Residue.B86:Residue.B86 Residue.B87:Residue.B90 Residue.R86:Residue.R86 Residue.R87:Residue.R90 Residue.B86:Residue.B86 Residue.B87:Residue.B90 Residue.U86:Residue.U86 Residue.U87:Residue.U90 Residue.B86:Residue.B86 Residue.B87:Residue.B90 Residue.X86:Residue.X86 Residue.X87:Residue.X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9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7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3" table:visibility="collapse" table:number-columns-repeated="2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3" table:visibility="collapse" table:number-columns-repeated="2" table:default-cell-style-name="ce3"/>
        <table:table-column table:style-name="co5" table:default-cell-style-name="Default"/>
        <table:table-column table:style-name="co6" table:visibility="collapse" table:default-cell-style-name="Default"/>
        <table:table-column table:style-name="co3" table:visibility="collapse" table:default-cell-style-name="Default"/>
        <table:table-column table:style-name="co8" table:number-columns-repeated="998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table:style-name="ce2" office:value-type="string" calcext:value-type="string">
            <text:p><text:span text:style-name="T6">NonCom R</text:span>esidue</text:p>
          </table:table-cell>
          <table:table-cell table:style-name="ce2" office:value-type="string" calcext:value-type="string">
            <text:p><text:span text:style-name="T6">NonCom </text:span>avg_traffic</text:p>
          </table:table-cell>
          <table:table-cell table:style-name="ce2" office:value-type="string" calcext:value-type="string">
            <text:p><text:span text:style-name="T6">NonCom </text:span>t_avgs</text:p>
          </table:table-cell>
          <table:table-cell table:style-name="ce2" office:value-type="string" calcext:value-type="string">
            <text:p><text:span text:style-name="T6">BB </text:span>Residue</text:p>
          </table:table-cell>
          <table:table-cell table:style-name="ce2" office:value-type="string" calcext:value-type="string">
            <text:p><text:span text:style-name="T6">BB </text:span>avg_traffic</text:p>
          </table:table-cell>
          <table:table-cell table:style-name="ce2" office:value-type="string" calcext:value-type="string">
            <text:p><text:span text:style-name="T6">BB</text:span> t_avgs</text:p>
          </table:table-cell>
          <table:table-cell table:style-name="ce2" office:value-type="string" calcext:value-type="string">
            <text:p><text:span text:style-name="T6">DM </text:span>Residue</text:p>
          </table:table-cell>
          <table:table-cell table:style-name="ce2" office:value-type="string" calcext:value-type="string">
            <text:p><text:span text:style-name="T6">DM</text:span> avg_traffic</text:p>
          </table:table-cell>
          <table:table-cell table:style-name="ce2" office:value-type="string" calcext:value-type="string">
            <text:p><text:span text:style-name="T6">DM </text:span>t_avgs</text:p>
          </table:table-cell>
          <table:table-cell table:style-name="ce2" office:value-type="string" calcext:value-type="string">
            <text:p><text:span text:style-name="T6">AE PUSH R</text:span>esidue</text:p>
          </table:table-cell>
          <table:table-cell table:style-name="ce2" office:value-type="string" calcext:value-type="string">
            <text:p><text:span text:style-name="T7">AE PUSH </text:span><text:span text:style-name="T8">avg_traffic</text:span></text:p>
          </table:table-cell>
          <table:table-cell table:style-name="ce2" office:value-type="string" calcext:value-type="string">
            <text:p><text:span text:style-name="T6">AE PUSH </text:span>t_avgs</text:p>
          </table:table-cell>
          <table:table-cell table:style-name="ce2" office:value-type="string" calcext:value-type="string">
            <text:p><text:span text:style-name="T6">AE PULL R</text:span>esidue</text:p>
          </table:table-cell>
          <table:table-cell table:style-name="ce2" office:value-type="string" calcext:value-type="string">
            <text:p><text:span text:style-name="T6">AE PULL </text:span>avg_traffic</text:p>
          </table:table-cell>
          <table:table-cell table:style-name="ce2" office:value-type="string" calcext:value-type="string">
            <text:p><text:span text:style-name="T6">AE PULL </text:span>t_avgs</text:p>
          </table:table-cell>
          <table:table-cell table:style-name="ce2" office:value-type="string" calcext:value-type="string">
            <text:p><text:span text:style-name="T6">AE 1-PUSH </text:span>Residue</text:p>
          </table:table-cell>
          <table:table-cell table:style-name="ce2" office:value-type="string" calcext:value-type="string">
            <text:p><text:span text:style-name="T6">AE 1-PUSH </text:span>avg_traffic</text:p>
          </table:table-cell>
          <table:table-cell table:style-name="ce2" office:value-type="string" calcext:value-type="string">
            <text:p><text:span text:style-name="T6">AE 1-PUSH </text:span>t_avgs</text:p>
          </table:table-cell>
          <table:table-cell table:style-name="ce2" office:value-type="string" calcext:value-type="string">
            <text:p><text:span text:style-name="T6">AE 1-PULL R</text:span>esidue</text:p>
          </table:table-cell>
          <table:table-cell table:style-name="ce2" office:value-type="string" calcext:value-type="string">
            <text:p><text:span text:style-name="T6">AE 1-PULL </text:span>avg_traffic</text:p>
          </table:table-cell>
          <table:table-cell table:style-name="ce2" office:value-type="string" calcext:value-type="string">
            <text:p><text:span text:style-name="T6">AE 1-PULL </text:span>t_avgs</text:p>
          </table:table-cell>
          <table:table-cell table:style-name="ce1" office:value-type="string" calcext:value-type="string">
            <text:p><text:span text:style-name="T9">Rumor5</text:span> Residue</text:p>
          </table:table-cell>
          <table:table-cell office:value-type="string" calcext:value-type="string">
            <text:p><text:span text:style-name="T5">Rumor5 </text:span>avg_traffic</text:p>
          </table:table-cell>
          <table:table-cell office:value-type="string" calcext:value-type="string">
            <text:p><text:span text:style-name="T5">Rumor5 </text:span>t_avgs</text:p>
          </table:table-cell>
          <table:table-cell table:style-name="ce2" table:number-columns-repeated="990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383766980012" calcext:value-type="float">
            <text:p>19.6383766980012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7335640138408" calcext:value-type="float">
            <text:p>4.27335640138408</text:p>
          </table:table-cell>
          <table:table-cell office:value-type="float" office:value="0.380622837370242" calcext:value-type="float">
            <text:p>0.380622837370242</text:p>
          </table:table-cell>
          <table:table-cell office:value-type="float" office:value="292" calcext:value-type="float">
            <text:p>292</text:p>
          </table:table-cell>
          <table:table-cell office:value-type="float" office:value="5.99281864830716" calcext:value-type="float">
            <text:p>5.99281864830716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3085437322194" calcext:value-type="float">
            <text:p>16.3085437322194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0967282004951" calcext:value-type="float">
            <text:p>17.0967282004951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1503445667486" calcext:value-type="float">
            <text:p>16.1503445667486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372581248383" calcext:value-type="float">
            <text:p>18.3372581248383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303449181389" calcext:value-type="float">
            <text:p>20,030344918138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657063800884" calcext:value-type="float">
            <text:p>19.2657063800884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7610921501706" calcext:value-type="float">
            <text:p>4.9761092150170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5.01256433402495" calcext:value-type="float">
            <text:p>5.01256433402495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2602552859" calcext:value-type="float">
            <text:p>16.612602552859</text:p>
          </table:table-cell>
          <table:table-cell office:value-type="float" office:value="0.685697808535179" calcext:value-type="float">
            <text:p>0.68569780853517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45141762287" calcext:value-type="float">
            <text:p>16.7245141762287</text:p>
          </table:table-cell>
          <table:table-cell office:value-type="float" office:value="0.714532871972318" calcext:value-type="float">
            <text:p>0.71453287197231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55327622637" calcext:value-type="float">
            <text:p>17.6355327622637</text:p>
          </table:table-cell>
          <table:table-cell office:value-type="float" office:value="0.671280276816609" calcext:value-type="float">
            <text:p>0.6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530032193168" calcext:value-type="float">
            <text:p>17.5530032193168</text:p>
          </table:table-cell>
          <table:table-cell office:value-type="float" office:value="0.899653979238754" calcext:value-type="float">
            <text:p>0,89965397923875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428782283363" calcext:value-type="float">
            <text:p>20,042878228336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471052986418" calcext:value-type="float">
            <text:p>20.347105298641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2068965517241" calcext:value-type="float">
            <text:p>4.92068965517241</text:p>
          </table:table-cell>
          <table:table-cell office:value-type="float" office:value="0.381199538638985" calcext:value-type="float">
            <text:p>0.381199538638985</text:p>
          </table:table-cell>
          <table:table-cell office:value-type="float" office:value="292" calcext:value-type="float">
            <text:p>292</text:p>
          </table:table-cell>
          <table:table-cell office:value-type="float" office:value="5.9411381331772" calcext:value-type="float">
            <text:p>5.9411381331772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224790630016" calcext:value-type="float">
            <text:p>16.224790630016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926727129886" calcext:value-type="float">
            <text:p>17.4926727129886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821425672292" calcext:value-type="float">
            <text:p>17.0821425672292</text:p>
          </table:table-cell>
          <table:table-cell office:value-type="float" office:value="0.705305651672434" calcext:value-type="float">
            <text:p>0.70530565167243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2034264966132" calcext:value-type="float">
            <text:p>17.2034264966132</text:p>
          </table:table-cell>
          <table:table-cell office:value-type="float" office:value="0.897347174163783" calcext:value-type="float">
            <text:p>0,89734717416378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857881718589" calcext:value-type="float">
            <text:p>19,7857881718589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7601067256505" calcext:value-type="float">
            <text:p>19.7601067256505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9716312056738" calcext:value-type="float">
            <text:p>5.39716312056738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292" calcext:value-type="float">
            <text:p>292</text:p>
          </table:table-cell>
          <table:table-cell office:value-type="float" office:value="4.53766297464776" calcext:value-type="float">
            <text:p>4.5376629746477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498369507168" calcext:value-type="float">
            <text:p>15.949836950716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8466448709786" calcext:value-type="float">
            <text:p>16.8466448709786</text:p>
          </table:table-cell>
          <table:table-cell office:value-type="float" office:value="0.713956170703575" calcext:value-type="float">
            <text:p>0.71395617070357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42248413525" calcext:value-type="float">
            <text:p>17.142248413525</text:p>
          </table:table-cell>
          <table:table-cell office:value-type="float" office:value="0.690888119953864" calcext:value-type="float">
            <text:p>0.69088811995386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730805396338" calcext:value-type="float">
            <text:p>16.730805396338</text:p>
          </table:table-cell>
          <table:table-cell office:value-type="float" office:value="0.854671280276816" calcext:value-type="float">
            <text:p>0,85467128027681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674158548815" calcext:value-type="float">
            <text:p>19,267415854881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0904242388029" calcext:value-type="float">
            <text:p>19.090424238802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2033898305085" calcext:value-type="float">
            <text:p>4.2203389830508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4.35936558923911" calcext:value-type="float">
            <text:p>4.35936558923911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471142295495" calcext:value-type="float">
            <text:p>16.747114229549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8.3846807331175" calcext:value-type="float">
            <text:p>18.3846807331175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68906125333" calcext:value-type="float">
            <text:p>17.6368906125333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914032021683" calcext:value-type="float">
            <text:p>16.914032021683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8.8168724014788" calcext:value-type="float">
            <text:p>18,81687240147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5295807266095" calcext:value-type="float">
            <text:p>19.529580726609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6438356164384" calcext:value-type="float">
            <text:p>5.16438356164384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2" calcext:value-type="float">
            <text:p>292</text:p>
          </table:table-cell>
          <table:table-cell office:value-type="float" office:value="4.75680652443909" calcext:value-type="float">
            <text:p>4.7568065244390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8976053937" calcext:value-type="float">
            <text:p>16.0968976053937</text:p>
          </table:table-cell>
          <table:table-cell office:value-type="float" office:value="0.724913494809689" calcext:value-type="float">
            <text:p>0.72491349480968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00080264847" calcext:value-type="float">
            <text:p>17.5800080264847</text:p>
          </table:table-cell>
          <table:table-cell office:value-type="float" office:value="0.740484429065744" calcext:value-type="float">
            <text:p>0.74048442906574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518964615626" calcext:value-type="float">
            <text:p>17.1518964615626</text:p>
          </table:table-cell>
          <table:table-cell office:value-type="float" office:value="0.672433679354095" calcext:value-type="float">
            <text:p>0.67243367935409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810112290455" calcext:value-type="float">
            <text:p>17.6810112290455</text:p>
          </table:table-cell>
          <table:table-cell office:value-type="float" office:value="0.894463667820069" calcext:value-type="float">
            <text:p>0,89446366782006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431530553692" calcext:value-type="float">
            <text:p>19,543153055369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578623157927" calcext:value-type="float">
            <text:p>19.257862315792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90635451505017" calcext:value-type="float">
            <text:p>5.90635451505017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92" calcext:value-type="float">
            <text:p>292</text:p>
          </table:table-cell>
          <table:table-cell office:value-type="float" office:value="4.5960065382085" calcext:value-type="float">
            <text:p>4.5960065382085</text:p>
          </table:table-cell>
          <table:table-cell office:value-type="float" office:value="0.74163783160323" calcext:value-type="float">
            <text:p>0.7416378316032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7.226957947519" calcext:value-type="float">
            <text:p>17.226957947519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020423488129" calcext:value-type="float">
            <text:p>17.3020423488129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66173231303" calcext:value-type="float">
            <text:p>17.066173231303</text:p>
          </table:table-cell>
          <table:table-cell office:value-type="float" office:value="0.69204152249135" calcext:value-type="float">
            <text:p>0.6920415224913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580176899194" calcext:value-type="float">
            <text:p>17.6580176899194</text:p>
          </table:table-cell>
          <table:table-cell office:value-type="float" office:value="0.867935409457901" calcext:value-type="float">
            <text:p>0,8679354094579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1532359148069" calcext:value-type="float">
            <text:p>19,153235914806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2294151090888" calcext:value-type="float">
            <text:p>20.22941510908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14093959731544" calcext:value-type="float">
            <text:p>4.14093959731544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61505104847515" calcext:value-type="float">
            <text:p>4.615051048475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550471130705" calcext:value-type="float">
            <text:p>15.550471130705</text:p>
          </table:table-cell>
          <table:table-cell office:value-type="float" office:value="0.681084198385237" calcext:value-type="float">
            <text:p>0.68108419838523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6086473865579" calcext:value-type="float">
            <text:p>17.6086473865579</text:p>
          </table:table-cell>
          <table:table-cell office:value-type="float" office:value="0.64878892733564" calcext:value-type="float">
            <text:p>0.6487889273356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649362759727" calcext:value-type="float">
            <text:p>16.9649362759727</text:p>
          </table:table-cell>
          <table:table-cell office:value-type="float" office:value="0.679354094579008" calcext:value-type="float">
            <text:p>0.67935409457900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752372757989" calcext:value-type="float">
            <text:p>17.5752372757989</text:p>
          </table:table-cell>
          <table:table-cell office:value-type="float" office:value="0.869665513264129" calcext:value-type="float">
            <text:p>0,86966551326412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934796631297" calcext:value-type="float">
            <text:p>19,5934796631297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910183766807" calcext:value-type="float">
            <text:p>19.9910183766807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41077441077441" calcext:value-type="float">
            <text:p>5.41077441077441</text:p>
          </table:table-cell>
          <table:table-cell office:value-type="float" office:value="0.370818915801615" calcext:value-type="float">
            <text:p>0.370818915801615</text:p>
          </table:table-cell>
          <table:table-cell office:value-type="float" office:value="292" calcext:value-type="float">
            <text:p>292</text:p>
          </table:table-cell>
          <table:table-cell office:value-type="float" office:value="5.68439269324751" calcext:value-type="float">
            <text:p>5.68439269324751</text:p>
          </table:table-cell>
          <table:table-cell office:value-type="float" office:value="0.616493656286044" calcext:value-type="float">
            <text:p>0.61649365628604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69956470547" calcext:value-type="float">
            <text:p>16.069956470547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554256517148" calcext:value-type="float">
            <text:p>16.7554256517148</text:p>
          </table:table-cell>
          <table:table-cell office:value-type="float" office:value="0.782006920415225" calcext:value-type="float">
            <text:p>0.78200692041522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8600885648851" calcext:value-type="float">
            <text:p>17.8600885648851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425480318402" calcext:value-type="float">
            <text:p>18.1425480318402</text:p>
          </table:table-cell>
          <table:table-cell office:value-type="float" office:value="0.89273356401384" calcext:value-type="float">
            <text:p>0,892733564013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7587333591365" calcext:value-type="float">
            <text:p>20,7587333591365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3965275288237" calcext:value-type="float">
            <text:p>19.396527528823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21034482758621" calcext:value-type="float">
            <text:p>5.21034482758621</text:p>
          </table:table-cell>
          <table:table-cell office:value-type="float" office:value="0.401384083044983" calcext:value-type="float">
            <text:p>0.401384083044983</text:p>
          </table:table-cell>
          <table:table-cell office:value-type="float" office:value="292" calcext:value-type="float">
            <text:p>292</text:p>
          </table:table-cell>
          <table:table-cell office:value-type="float" office:value="5.0471367354889" calcext:value-type="float">
            <text:p>5.0471367354889</text:p>
          </table:table-cell>
          <table:table-cell office:value-type="float" office:value="0.67762399077278" calcext:value-type="float">
            <text:p>0.6776239907727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989347202005" calcext:value-type="float">
            <text:p>16.798934720200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775916147545" calcext:value-type="float">
            <text:p>17.4775916147545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4021912113377" calcext:value-type="float">
            <text:p>17.4021912113377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3630987618176" calcext:value-type="float">
            <text:p>17.3630987618176</text:p>
          </table:table-cell>
          <table:table-cell office:value-type="float" office:value="0.916378316032295" calcext:value-type="float">
            <text:p>0,916378316032295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908177474396" calcext:value-type="float">
            <text:p>20,3908177474396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035990469541" calcext:value-type="float">
            <text:p>20.03599046954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2155477031802" calcext:value-type="float">
            <text:p>5.3215547703180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87285007070065" calcext:value-type="float">
            <text:p>4.87285007070065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197058135464" calcext:value-type="float">
            <text:p>16.7197058135464</text:p>
          </table:table-cell>
          <table:table-cell office:value-type="float" office:value="0.655709342560554" calcext:value-type="float">
            <text:p>0.65570934256055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2816617570455" calcext:value-type="float">
            <text:p>17.2816617570455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444534496207" calcext:value-type="float">
            <text:p>17.5444534496207</text:p>
          </table:table-cell>
          <table:table-cell office:value-type="float" office:value="0.734140715109573" calcext:value-type="float">
            <text:p>0.73414071510957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626113927866" calcext:value-type="float">
            <text:p>17.7626113927866</text:p>
          </table:table-cell>
          <table:table-cell office:value-type="float" office:value="0.880046136101499" calcext:value-type="float">
            <text:p>0,88004613610149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455430374902" calcext:value-type="float">
            <text:p>20,345543037490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74833127823" calcext:value-type="float">
            <text:p>20.1748331278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68620689655172" calcext:value-type="float">
            <text:p>4.68620689655172</text:p>
          </table:table-cell>
          <table:table-cell office:value-type="float" office:value="0.352364475201845" calcext:value-type="float">
            <text:p>0.352364475201845</text:p>
          </table:table-cell>
          <table:table-cell office:value-type="float" office:value="292" calcext:value-type="float">
            <text:p>292</text:p>
          </table:table-cell>
          <table:table-cell office:value-type="float" office:value="5.93425605536332" calcext:value-type="float">
            <text:p>5.93425605536332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1571555383948" calcext:value-type="float">
            <text:p>16.1571555383948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638492214524" calcext:value-type="float">
            <text:p>16.7638492214524</text:p>
          </table:table-cell>
          <table:table-cell office:value-type="float" office:value="0.709342560553633" calcext:value-type="float">
            <text:p>0.70934256055363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060139510149" calcext:value-type="float">
            <text:p>17.6060139510149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407699972717" calcext:value-type="float">
            <text:p>18.3407699972717</text:p>
          </table:table-cell>
          <table:table-cell office:value-type="float" office:value="0.8679354094579" calcext:value-type="float">
            <text:p>0,867935409457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77098583234" calcext:value-type="float">
            <text:p>19,8577098583234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8.8938471963989" calcext:value-type="float">
            <text:p>18.8938471963989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45098039215686" calcext:value-type="float">
            <text:p>4.45098039215686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92" calcext:value-type="float">
            <text:p>292</text:p>
          </table:table-cell>
          <table:table-cell office:value-type="float" office:value="5.02694353247876" calcext:value-type="float">
            <text:p>5.02694353247876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6190682647941" calcext:value-type="float">
            <text:p>15.6190682647941</text:p>
          </table:table-cell>
          <table:table-cell office:value-type="float" office:value="0.731833910034602" calcext:value-type="float">
            <text:p>0.73183391003460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768284439335" calcext:value-type="float">
            <text:p>17.3768284439335</text:p>
          </table:table-cell>
          <table:table-cell office:value-type="float" office:value="0.743367935409458" calcext:value-type="float">
            <text:p>0.74336793540945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334765677817" calcext:value-type="float">
            <text:p>17.5334765677817</text:p>
          </table:table-cell>
          <table:table-cell office:value-type="float" office:value="0.680507497116494" calcext:value-type="float">
            <text:p>0.68050749711649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705575029041" calcext:value-type="float">
            <text:p>17.6705575029041</text:p>
          </table:table-cell>
          <table:table-cell office:value-type="float" office:value="0.895040369088812" calcext:value-type="float">
            <text:p>0,895040369088812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427505224752" calcext:value-type="float">
            <text:p>20,2427505224752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399948371742" calcext:value-type="float">
            <text:p>19.939994837174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6140350877193" calcext:value-type="float">
            <text:p>4.9614035087719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2" calcext:value-type="float">
            <text:p>292</text:p>
          </table:table-cell>
          <table:table-cell office:value-type="float" office:value="5.30160901488915" calcext:value-type="float">
            <text:p>5.30160901488915</text:p>
          </table:table-cell>
          <table:table-cell office:value-type="float" office:value="0.659746251441753" calcext:value-type="float">
            <text:p>0.65974625144175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271120593918" calcext:value-type="float">
            <text:p>15.9271120593918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97077417691" calcext:value-type="float">
            <text:p>17.5897077417691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5970487936491" calcext:value-type="float">
            <text:p>16.5970487936491</text:p>
          </table:table-cell>
          <table:table-cell office:value-type="float" office:value="0.71280276816609" calcext:value-type="float">
            <text:p>0.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9407921109254" calcext:value-type="float">
            <text:p>17.9407921109254</text:p>
          </table:table-cell>
          <table:table-cell office:value-type="float" office:value="0.853517877739331" calcext:value-type="float">
            <text:p>0,85351787773933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373209753855" calcext:value-type="float">
            <text:p>19,5373209753855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2571879323692" calcext:value-type="float">
            <text:p>19.2571879323692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85099337748344" calcext:value-type="float">
            <text:p>4.85099337748344</text:p>
          </table:table-cell>
          <table:table-cell office:value-type="float" office:value="0.332179930795848" calcext:value-type="float">
            <text:p>0.332179930795848</text:p>
          </table:table-cell>
          <table:table-cell office:value-type="float" office:value="292" calcext:value-type="float">
            <text:p>292</text:p>
          </table:table-cell>
          <table:table-cell office:value-type="float" office:value="5.01896018688693" calcext:value-type="float">
            <text:p>5.01896018688693</text:p>
          </table:table-cell>
          <table:table-cell office:value-type="float" office:value="0.707612456747405" calcext:value-type="float">
            <text:p>0.70761245674740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5355553336" calcext:value-type="float">
            <text:p>16.583535555333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405019450639" calcext:value-type="float">
            <text:p>17.4405019450639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3252979282125" calcext:value-type="float">
            <text:p>17.3252979282125</text:p>
          </table:table-cell>
          <table:table-cell office:value-type="float" office:value="0.710495963091119" calcext:value-type="float">
            <text:p>0.71049596309111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653107207218" calcext:value-type="float">
            <text:p>18.1653107207218</text:p>
          </table:table-cell>
          <table:table-cell office:value-type="float" office:value="0.879469434832756" calcext:value-type="float">
            <text:p>0,87946943483275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878288606343" calcext:value-type="float">
            <text:p>19,8878288606343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635490932562" calcext:value-type="float">
            <text:p>18.635490932562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0.41118800461361" calcext:value-type="float">
            <text:p>0.41118800461361</text:p>
          </table:table-cell>
          <table:table-cell office:value-type="float" office:value="292" calcext:value-type="float">
            <text:p>292</text:p>
          </table:table-cell>
          <table:table-cell office:value-type="float" office:value="5.30189777761827" calcext:value-type="float">
            <text:p>5.30189777761827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08749784292" calcext:value-type="float">
            <text:p>16.6108749784292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607865619728" calcext:value-type="float">
            <text:p>17.4607865619728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7031327390392" calcext:value-type="float">
            <text:p>17.7031327390392</text:p>
          </table:table-cell>
          <table:table-cell office:value-type="float" office:value="0.709919261822376" calcext:value-type="float">
            <text:p>0.70991926182237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415538238076" calcext:value-type="float">
            <text:p>17.7415538238076</text:p>
          </table:table-cell>
          <table:table-cell office:value-type="float" office:value="0.885236447520184" calcext:value-type="float">
            <text:p>0,8852364475201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0772858228" calcext:value-type="float">
            <text:p>19,850772858228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118131998599" calcext:value-type="float">
            <text:p>19.8118131998599</text:p>
          </table:table-cell>
          <table:table-cell office:value-type="float" office:value="0.42156862745098" calcext:value-type="float">
            <text:p>0.4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7864406779661" calcext:value-type="float">
            <text:p>5.7864406779661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292" calcext:value-type="float">
            <text:p>292</text:p>
          </table:table-cell>
          <table:table-cell office:value-type="float" office:value="4.57808625392441" calcext:value-type="float">
            <text:p>4.57808625392441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1773403379" calcext:value-type="float">
            <text:p>16.0961773403379</text:p>
          </table:table-cell>
          <table:table-cell office:value-type="float" office:value="0.679930795847751" calcext:value-type="float">
            <text:p>0.67993079584775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9801021827658" calcext:value-type="float">
            <text:p>16.9801021827658</text:p>
          </table:table-cell>
          <table:table-cell office:value-type="float" office:value="0.742214532871973" calcext:value-type="float">
            <text:p>0.74221453287197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297871582286" calcext:value-type="float">
            <text:p>16.9297871582286</text:p>
          </table:table-cell>
          <table:table-cell office:value-type="float" office:value="0.694925028835063" calcext:value-type="float">
            <text:p>0.69492502883506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220433023411" calcext:value-type="float">
            <text:p>17.7220433023411</text:p>
          </table:table-cell>
          <table:table-cell office:value-type="float" office:value="0.859861591695501" calcext:value-type="float">
            <text:p>0,8598615916955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557117402148" calcext:value-type="float">
            <text:p>19,2557117402148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0134997235577" calcext:value-type="float">
            <text:p>19.013499723557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8604651162791" calcext:value-type="float">
            <text:p>5.1860465116279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2" calcext:value-type="float">
            <text:p>292</text:p>
          </table:table-cell>
          <table:table-cell office:value-type="float" office:value="5.44171644906939" calcext:value-type="float">
            <text:p>5.4417164490693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4379602286887" calcext:value-type="float">
            <text:p>16.4379602286887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4466023436644" calcext:value-type="float">
            <text:p>16.4466023436644</text:p>
          </table:table-cell>
          <table:table-cell office:value-type="float" office:value="0.745674740484429" calcext:value-type="float">
            <text:p>0.74567474048442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8.2434081986148" calcext:value-type="float">
            <text:p>18.2434081986148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408583965327" calcext:value-type="float">
            <text:p>17.6408583965327</text:p>
          </table:table-cell>
          <table:table-cell office:value-type="float" office:value="0.881776239907727" calcext:value-type="float">
            <text:p>0,881776239907727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923977373624" calcext:value-type="float">
            <text:p>19,292397737362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050971094005" calcext:value-type="float">
            <text:p>20.305097109400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0990099009901" calcext:value-type="float">
            <text:p>5.099009900990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4.71728770871813" calcext:value-type="float">
            <text:p>4.71728770871813</text:p>
          </table:table-cell>
          <table:table-cell office:value-type="float" office:value="0.662053056516724" calcext:value-type="float">
            <text:p>0.66205305651672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665424097377" calcext:value-type="float">
            <text:p>15.9665424097377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1143857156733" calcext:value-type="float">
            <text:p>17.1143857156733</text:p>
          </table:table-cell>
          <table:table-cell office:value-type="float" office:value="0.721453287197232" calcext:value-type="float">
            <text:p>0.721453287197232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221081515859" calcext:value-type="float">
            <text:p>17.0221081515859</text:p>
          </table:table-cell>
          <table:table-cell office:value-type="float" office:value="0.724336793540946" calcext:value-type="float">
            <text:p>0.72433679354094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262953067898" calcext:value-type="float">
            <text:p>17.8262953067898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999943115583" calcext:value-type="float">
            <text:p>20,2999943115583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988330963516" calcext:value-type="float">
            <text:p>19.8988330963516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67391304347826" calcext:value-type="float">
            <text:p>5.67391304347826</text:p>
          </table:table-cell>
          <table:table-cell office:value-type="float" office:value="0.362168396770473" calcext:value-type="float">
            <text:p>0.362168396770473</text:p>
          </table:table-cell>
          <table:table-cell office:value-type="float" office:value="292" calcext:value-type="float">
            <text:p>292</text:p>
          </table:table-cell>
          <table:table-cell office:value-type="float" office:value="5.664712737581" calcext:value-type="float">
            <text:p>5.664712737581</text:p>
          </table:table-cell>
          <table:table-cell office:value-type="float" office:value="0.715109573241061" calcext:value-type="float">
            <text:p>0.71510957324106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7649211127" calcext:value-type="float">
            <text:p>16.5837649211127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86839006852" calcext:value-type="float">
            <text:p>16.7286839006852</text:p>
          </table:table-cell>
          <table:table-cell office:value-type="float" office:value="0.722606689734717" calcext:value-type="float">
            <text:p>0.722606689734717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2542149619203" calcext:value-type="float">
            <text:p>17.2542149619203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693340828194" calcext:value-type="float">
            <text:p>17.8693340828194</text:p>
          </table:table-cell>
          <table:table-cell office:value-type="float" office:value="0.844867358708189" calcext:value-type="float">
            <text:p>0,84486735870818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394977695127" calcext:value-type="float">
            <text:p>19,7394977695127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1.0530379337815" calcext:value-type="float">
            <text:p>41.053037933781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5915492957747" calcext:value-type="float">
            <text:p>5.8591549295774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09410061791466" calcext:value-type="float">
            <text:p>7.09410061791466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2.8784354722666" calcext:value-type="float">
            <text:p>22.8784354722666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8017049349304" calcext:value-type="float">
            <text:p>25.801704934930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4877020188818" calcext:value-type="float">
            <text:p>26.4877020188818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028268652173" calcext:value-type="float">
            <text:p>27.4028268652173</text:p>
          </table:table-cell>
          <table:table-cell office:value-type="float" office:value="0.672941176470588" calcext:value-type="float">
            <text:p>0,67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8923187407525" calcext:value-type="float">
            <text:p>35,8923187407525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8.8041134261104" calcext:value-type="float">
            <text:p>38.8041134261104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51388888888889" calcext:value-type="float">
            <text:p>6.513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77468405777229" calcext:value-type="float">
            <text:p>5.77468405777229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7578" calcext:value-type="float">
            <text:p>7578</text:p>
          </table:table-cell>
          <table:table-cell office:value-type="float" office:value="24.8536633427553" calcext:value-type="float">
            <text:p>24.8536633427553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716957458237" calcext:value-type="float">
            <text:p>26.1716957458237</text:p>
          </table:table-cell>
          <table:table-cell office:value-type="float" office:value="0.314117647058823" calcext:value-type="float">
            <text:p>0.31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048933482654" calcext:value-type="float">
            <text:p>26.1048933482654</text:p>
          </table:table-cell>
          <table:table-cell office:value-type="float" office:value="0.210588235294118" calcext:value-type="float">
            <text:p>0.21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15198898398" calcext:value-type="float">
            <text:p>25.15198898398</text:p>
          </table:table-cell>
          <table:table-cell office:value-type="float" office:value="0.570588235294118" calcext:value-type="float">
            <text:p>0,5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2875557821302" calcext:value-type="float">
            <text:p>33,2875557821302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2405063987856" calcext:value-type="float">
            <text:p>40.2405063987856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6423841059603" calcext:value-type="float">
            <text:p>6.3642384105960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48854087089381" calcext:value-type="float">
            <text:p>6.48854087089381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5997011414408" calcext:value-type="float">
            <text:p>24.5997011414408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0123502053354" calcext:value-type="float">
            <text:p>26.0123502053354</text:p>
          </table:table-cell>
          <table:table-cell office:value-type="float" office:value="0.24" calcext:value-type="float">
            <text:p>0.2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3189007391529" calcext:value-type="float">
            <text:p>26.3189007391529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065614116798" calcext:value-type="float">
            <text:p>26.0065614116798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5311789274393" calcext:value-type="float">
            <text:p>36,5311789274393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0757395347969" calcext:value-type="float">
            <text:p>39.0757395347969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87261146496816" calcext:value-type="float">
            <text:p>7.8726114649681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12422600619195" calcext:value-type="float">
            <text:p>6.12422600619195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3.2285010384616" calcext:value-type="float">
            <text:p>23.2285010384616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4310760529905" calcext:value-type="float">
            <text:p>24.4310760529905</text:p>
          </table:table-cell>
          <table:table-cell office:value-type="float" office:value="0.267058823529412" calcext:value-type="float">
            <text:p>0.26705882352941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554708393309" calcext:value-type="float">
            <text:p>25.0554708393309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9987820852695" calcext:value-type="float">
            <text:p>25.9987820852695</text:p>
          </table:table-cell>
          <table:table-cell office:value-type="float" office:value="0.591764705882353" calcext:value-type="float">
            <text:p>0,59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9230075358677" calcext:value-type="float">
            <text:p>34,9230075358677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08932299133" calcext:value-type="float">
            <text:p>39.880893229913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08888888888889" calcext:value-type="float">
            <text:p>6.088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86680533255486" calcext:value-type="float">
            <text:p>5.86680533255486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4719417871221" calcext:value-type="float">
            <text:p>25.471941787122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6988904399489" calcext:value-type="float">
            <text:p>26.6988904399489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8585593308836" calcext:value-type="float">
            <text:p>24.8585593308836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1369035470326" calcext:value-type="float">
            <text:p>28.1369035470326</text:p>
          </table:table-cell>
          <table:table-cell office:value-type="float" office:value="0.64" calcext:value-type="float">
            <text:p>0,6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996027238226" calcext:value-type="float">
            <text:p>35,996027238226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8554632709593" calcext:value-type="float">
            <text:p>40.8554632709593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0322580645161" calcext:value-type="float">
            <text:p>7.70322580645161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61114941396632" calcext:value-type="float">
            <text:p>5.61114941396632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1.6810486050773" calcext:value-type="float">
            <text:p>21.681048605077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13489095822" calcext:value-type="float">
            <text:p>25.01348909582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75013567767" calcext:value-type="float">
            <text:p>26.875013567767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914799846925" calcext:value-type="float">
            <text:p>27.4914799846925</text:p>
          </table:table-cell>
          <table:table-cell office:value-type="float" office:value="0.632941176470588" calcext:value-type="float">
            <text:p>0,63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730130853033" calcext:value-type="float">
            <text:p>33,7730130853033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40.3242398505688" calcext:value-type="float">
            <text:p>40.324239850568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76811594202899" calcext:value-type="float">
            <text:p>6.76811594202899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68696268304204" calcext:value-type="float">
            <text:p>6.68696268304204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5450964827503" calcext:value-type="float">
            <text:p>25.5450964827503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4481576550753" calcext:value-type="float">
            <text:p>26.448157655075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369577583533" calcext:value-type="float">
            <text:p>25.2369577583533</text:p>
          </table:table-cell>
          <table:table-cell office:value-type="float" office:value="0.218823529411765" calcext:value-type="float">
            <text:p>0.218823529411765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2163722326814" calcext:value-type="float">
            <text:p>25.2163722326814</text:p>
          </table:table-cell>
          <table:table-cell office:value-type="float" office:value="0.596470588235294" calcext:value-type="float">
            <text:p>0,59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053456599316" calcext:value-type="float">
            <text:p>33,7053456599316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1.0399749317223" calcext:value-type="float">
            <text:p>41.039974931722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44444444444444" calcext:value-type="float">
            <text:p>7.44444444444444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8.00279510461903" calcext:value-type="float">
            <text:p>8.00279510461903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1108062462978" calcext:value-type="float">
            <text:p>25.1108062462978</text:p>
          </table:table-cell>
          <table:table-cell office:value-type="float" office:value="0.305882352941176" calcext:value-type="float">
            <text:p>0.30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164042829155" calcext:value-type="float">
            <text:p>26.5164042829155</text:p>
          </table:table-cell>
          <table:table-cell office:value-type="float" office:value="0.303529411764706" calcext:value-type="float">
            <text:p>0.30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9670511466112" calcext:value-type="float">
            <text:p>26.9670511466112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9374972896264" calcext:value-type="float">
            <text:p>26.9374972896264</text:p>
          </table:table-cell>
          <table:table-cell office:value-type="float" office:value="0.662352941176471" calcext:value-type="float">
            <text:p>0,66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2530766525362" calcext:value-type="float">
            <text:p>36,2530766525362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0308669306861" calcext:value-type="float">
            <text:p>40.0308669306861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0851063829787" calcext:value-type="float">
            <text:p>5.8085106382978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8.05382020953422" calcext:value-type="float">
            <text:p>8.05382020953422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7578" calcext:value-type="float">
            <text:p>7578</text:p>
          </table:table-cell>
          <table:table-cell office:value-type="float" office:value="22.3877926029997" calcext:value-type="float">
            <text:p>22.3877926029997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573999059679" calcext:value-type="float">
            <text:p>27.5573999059679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4873520971267" calcext:value-type="float">
            <text:p>25.4873520971267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4682082716325" calcext:value-type="float">
            <text:p>26.4682082716325</text:p>
          </table:table-cell>
          <table:table-cell office:value-type="float" office:value="0.61764705882353" calcext:value-type="float">
            <text:p>0,6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8648198932354" calcext:value-type="float">
            <text:p>34,8648198932354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9553333835317" calcext:value-type="float">
            <text:p>39.9553333835317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8243243243243" calcext:value-type="float">
            <text:p>6.68243243243243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6.6050715887528" calcext:value-type="float">
            <text:p>6.6050715887528</text:p>
          </table:table-cell>
          <table:table-cell office:value-type="float" office:value="0.202352941176471" calcext:value-type="float">
            <text:p>0.202352941176471</text:p>
          </table:table-cell>
          <table:table-cell office:value-type="float" office:value="7578" calcext:value-type="float">
            <text:p>7578</text:p>
          </table:table-cell>
          <table:table-cell office:value-type="float" office:value="22.4884871928633" calcext:value-type="float">
            <text:p>22.488487192863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3711832145196" calcext:value-type="float">
            <text:p>26.371183214519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4650449356513" calcext:value-type="float">
            <text:p>24.4650449356513</text:p>
          </table:table-cell>
          <table:table-cell office:value-type="float" office:value="0.230588235294118" calcext:value-type="float">
            <text:p>0.23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82648618503" calcext:value-type="float">
            <text:p>26.082648618503</text:p>
          </table:table-cell>
          <table:table-cell office:value-type="float" office:value="0.604705882352941" calcext:value-type="float">
            <text:p>0,60470588235294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0468436656913" calcext:value-type="float">
            <text:p>34,0468436656913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824283551092" calcext:value-type="float">
            <text:p>40.0824283551092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986301369863" calcext:value-type="float">
            <text:p>6.6986301369863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17593632818547" calcext:value-type="float">
            <text:p>5.1759363281854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8605032237878" calcext:value-type="float">
            <text:p>24.8605032237878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9754957130735" calcext:value-type="float">
            <text:p>26.9754957130735</text:p>
          </table:table-cell>
          <table:table-cell office:value-type="float" office:value="0.281176470588235" calcext:value-type="float">
            <text:p>0.281176470588235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701419581112" calcext:value-type="float">
            <text:p>25.270141958111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3503021910359" calcext:value-type="float">
            <text:p>26.3503021910359</text:p>
          </table:table-cell>
          <table:table-cell office:value-type="float" office:value="0.642352941176471" calcext:value-type="float">
            <text:p>0,64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951463430639" calcext:value-type="float">
            <text:p>35,3951463430639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85882352941176" calcext:value-type="float">
            <text:p>0.98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38.3491065963868" calcext:value-type="float">
            <text:p>38.3491065963868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92258064516129" calcext:value-type="float">
            <text:p>6.9225806451612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3.80241959797618" calcext:value-type="float">
            <text:p>3.80241959797618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4.4508340709683" calcext:value-type="float">
            <text:p>24.4508340709683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515237636048" calcext:value-type="float">
            <text:p>25.0515237636048</text:p>
          </table:table-cell>
          <table:table-cell office:value-type="float" office:value="0.32" calcext:value-type="float">
            <text:p>0.3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2145636123792" calcext:value-type="float">
            <text:p>26.2145636123792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8271653404418" calcext:value-type="float">
            <text:p>28.8271653404418</text:p>
          </table:table-cell>
          <table:table-cell office:value-type="float" office:value="0.628235294117647" calcext:value-type="float">
            <text:p>0,628235294117647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6797638623517" calcext:value-type="float">
            <text:p>34,6797638623517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41.430566353186" calcext:value-type="float">
            <text:p>41.43056635318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29496402877698" calcext:value-type="float">
            <text:p>5.29496402877698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6.89433932080991" calcext:value-type="float">
            <text:p>6.8943393208099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5.8900355833237" calcext:value-type="float">
            <text:p>25.8900355833237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702912035094" calcext:value-type="float">
            <text:p>27.2702912035094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00532737163" calcext:value-type="float">
            <text:p>25.000532737163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5597065757125" calcext:value-type="float">
            <text:p>27.5597065757125</text:p>
          </table:table-cell>
          <table:table-cell office:value-type="float" office:value="0.589411764705883" calcext:value-type="float">
            <text:p>0,58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7809212467407" calcext:value-type="float">
            <text:p>35,7809212467407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7455618368805" calcext:value-type="float">
            <text:p>39.745561836880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76315789473684" calcext:value-type="float">
            <text:p>5.76315789473684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7.62046188338349" calcext:value-type="float">
            <text:p>7.62046188338349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7578" calcext:value-type="float">
            <text:p>7578</text:p>
          </table:table-cell>
          <table:table-cell office:value-type="float" office:value="24.2199936378287" calcext:value-type="float">
            <text:p>24.2199936378287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2372704344907" calcext:value-type="float">
            <text:p>26.2372704344907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7.0742699460313" calcext:value-type="float">
            <text:p>27.0742699460313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5437294414464" calcext:value-type="float">
            <text:p>28.5437294414464</text:p>
          </table:table-cell>
          <table:table-cell office:value-type="float" office:value="0.670588235294118" calcext:value-type="float">
            <text:p>0,6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1489665661743" calcext:value-type="float">
            <text:p>35,1489665661743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5817133704301" calcext:value-type="float">
            <text:p>39.5817133704301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4868421052632" calcext:value-type="float">
            <text:p>6.34868421052632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99928099582079" calcext:value-type="float">
            <text:p>6.99928099582079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3795535077366" calcext:value-type="float">
            <text:p>24.3795535077366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021655419488" calcext:value-type="float">
            <text:p>26.5021655419488</text:p>
          </table:table-cell>
          <table:table-cell office:value-type="float" office:value="0.289411764705882" calcext:value-type="float">
            <text:p>0.28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0651171719991" calcext:value-type="float">
            <text:p>26.0651171719991</text:p>
          </table:table-cell>
          <table:table-cell office:value-type="float" office:value="0.195294117647059" calcext:value-type="float">
            <text:p>0.19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7399037994836" calcext:value-type="float">
            <text:p>25.7399037994836</text:p>
          </table:table-cell>
          <table:table-cell office:value-type="float" office:value="0.6" calcext:value-type="float">
            <text:p>0,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4088656511208" calcext:value-type="float">
            <text:p>35,408865651120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7364729500648" calcext:value-type="float">
            <text:p>39.736472950064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18367346938776" calcext:value-type="float">
            <text:p>5.1836734693877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.1247207743857" calcext:value-type="float">
            <text:p>7.1247207743857</text:p>
          </table:table-cell>
          <table:table-cell office:value-type="float" office:value="0.191764705882353" calcext:value-type="float">
            <text:p>0.191764705882353</text:p>
          </table:table-cell>
          <table:table-cell office:value-type="float" office:value="7578" calcext:value-type="float">
            <text:p>7578</text:p>
          </table:table-cell>
          <table:table-cell office:value-type="float" office:value="21.3744091886386" calcext:value-type="float">
            <text:p>21.3744091886386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7386562876611" calcext:value-type="float">
            <text:p>24.738656287661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038730104586" calcext:value-type="float">
            <text:p>25.2038730104586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0319256613814" calcext:value-type="float">
            <text:p>27.0319256613814</text:p>
          </table:table-cell>
          <table:table-cell office:value-type="float" office:value="0.615294117647059" calcext:value-type="float">
            <text:p>0,615294117647059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3789737569303" calcext:value-type="float">
            <text:p>34,3789737569303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8620987881578" calcext:value-type="float">
            <text:p>40.8620987881578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6.34796147458635" calcext:value-type="float">
            <text:p>6.34796147458635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7578" calcext:value-type="float">
            <text:p>7578</text:p>
          </table:table-cell>
          <table:table-cell office:value-type="float" office:value="22.767214617829" calcext:value-type="float">
            <text:p>22.767214617829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519674459496" calcext:value-type="float">
            <text:p>27.2519674459496</text:p>
          </table:table-cell>
          <table:table-cell office:value-type="float" office:value="0.296470588235294" calcext:value-type="float">
            <text:p>0.29647058823529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962456653787" calcext:value-type="float">
            <text:p>26.8962456653787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361067769937" calcext:value-type="float">
            <text:p>27.8361067769937</text:p>
          </table:table-cell>
          <table:table-cell office:value-type="float" office:value="0.616470588235294" calcext:value-type="float">
            <text:p>0,61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607787433922" calcext:value-type="float">
            <text:p>35,3607787433922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83529411764706" calcext:value-type="float">
            <text:p>0.98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38.3052004948815" calcext:value-type="float">
            <text:p>38.3052004948815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12745154945708" calcext:value-type="float">
            <text:p>7.12745154945708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2.8651494428859" calcext:value-type="float">
            <text:p>22.8651494428859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985685384158" calcext:value-type="float">
            <text:p>26.1985685384158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1731309352554" calcext:value-type="float">
            <text:p>24.1731309352554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3672257237963" calcext:value-type="float">
            <text:p>25.3672257237963</text:p>
          </table:table-cell>
          <table:table-cell office:value-type="float" office:value="0.623529411764706" calcext:value-type="float">
            <text:p>0,62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1412015869805" calcext:value-type="float">
            <text:p>34,1412015869805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1.3845893740876" calcext:value-type="float">
            <text:p>41.384589374087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7096774193548" calcext:value-type="float">
            <text:p>6.67096774193548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5.80637254901961" calcext:value-type="float">
            <text:p>5.80637254901961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3.7777805013345" calcext:value-type="float">
            <text:p>23.7777805013345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726176698916" calcext:value-type="float">
            <text:p>27.572617669891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645115334435" calcext:value-type="float">
            <text:p>26.1645115334435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143216879687" calcext:value-type="float">
            <text:p>27.8143216879687</text:p>
          </table:table-cell>
          <table:table-cell office:value-type="float" office:value="0.669411764705883" calcext:value-type="float">
            <text:p>0,66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7131151825579" calcext:value-type="float">
            <text:p>34,7131151825579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8.6660136070817" calcext:value-type="float">
            <text:p>38.6660136070817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6190476190476" calcext:value-type="float">
            <text:p>7.76190476190476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45160109076743" calcext:value-type="float">
            <text:p>5.4516010907674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41044611878" calcext:value-type="float">
            <text:p>24.41044611878</text:p>
          </table:table-cell>
          <table:table-cell office:value-type="float" office:value="0.278823529411765" calcext:value-type="float">
            <text:p>0.27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1621986314386" calcext:value-type="float">
            <text:p>25.162198631438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02272936554" calcext:value-type="float">
            <text:p>24.02272936554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64414201094" calcext:value-type="float">
            <text:p>27.864414201094</text:p>
          </table:table-cell>
          <table:table-cell office:value-type="float" office:value="0.594117647058823" calcext:value-type="float">
            <text:p>0,59411764705882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5218633656977" calcext:value-type="float">
            <text:p>35,5218633656977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9.0206616119173" calcext:value-type="float">
            <text:p>89.02066161191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8.28571428571429" calcext:value-type="float">
            <text:p>8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.15083883015572" calcext:value-type="float">
            <text:p>7.1508388301557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779005689" calcext:value-type="float">
            <text:p>32.067790056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1.5170917116737" calcext:value-type="float">
            <text:p>41.51709171167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1098162675811" calcext:value-type="float">
            <text:p>38.109816267581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4426532282914" calcext:value-type="float">
            <text:p>43.4426532282914</text:p>
          </table:table-cell>
          <table:table-cell office:value-type="float" office:value="0.394117647058824" calcext:value-type="float">
            <text:p>0,39411764705882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90.8775301147206" calcext:value-type="float">
            <text:p>90,8775301147206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41176470588236" calcext:value-type="float">
            <text:p>0.941176470588236</text:p>
          </table:table-cell>
          <table:table-cell office:value-type="float" office:value="0" calcext:value-type="float">
            <text:p>0</text:p>
          </table:table-cell>
          <table:table-cell office:value-type="float" office:value="92.1697110048907" calcext:value-type="float">
            <text:p>92.16971100489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2258064516129" calcext:value-type="float">
            <text:p>6.2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45965408902853" calcext:value-type="float">
            <text:p>8.4596540890285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316951576256" calcext:value-type="float">
            <text:p>41.5316951576256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5.2886947728018" calcext:value-type="float">
            <text:p>45.2886947728018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6696965817742" calcext:value-type="float">
            <text:p>45.6696965817742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6.3184299257171" calcext:value-type="float">
            <text:p>46.3184299257171</text:p>
          </table:table-cell>
          <table:table-cell office:value-type="float" office:value="0.461764705882353" calcext:value-type="float">
            <text:p>0,4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0139923450591" calcext:value-type="float">
            <text:p>82,0139923450591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92.7115528637238" calcext:value-type="float">
            <text:p>92.711552863723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21875" calcext:value-type="float">
            <text:p>7.218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27843137254902" calcext:value-type="float">
            <text:p>8.278431372549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291160873221" calcext:value-type="float">
            <text:p>34.2291160873221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3248440613474" calcext:value-type="float">
            <text:p>44.324844061347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394726096299" calcext:value-type="float">
            <text:p>42.73947260962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7992706523132" calcext:value-type="float">
            <text:p>40.7992706523132</text:p>
          </table:table-cell>
          <table:table-cell office:value-type="float" office:value="0.452941176470588" calcext:value-type="float">
            <text:p>0,45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9939000719597" calcext:value-type="float">
            <text:p>85,9939000719597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88.9123013676661" calcext:value-type="float">
            <text:p>88.912301367666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7864923747277" calcext:value-type="float">
            <text:p>6.6786492374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9.5184101193064" calcext:value-type="float">
            <text:p>39.518410119306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346744518819" calcext:value-type="float">
            <text:p>39.434674451881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838548924441" calcext:value-type="float">
            <text:p>44.483854892444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858301698995" calcext:value-type="float">
            <text:p>40.9858301698995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6.0581805050248" calcext:value-type="float">
            <text:p>76,0581805050248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8.7762220299809" calcext:value-type="float">
            <text:p>98.776222029980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67692307692308" calcext:value-type="float">
            <text:p>5.6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997442455243" calcext:value-type="float">
            <text:p>6.10997442455243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7756652732037" calcext:value-type="float">
            <text:p>35.775665273203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448768835795" calcext:value-type="float">
            <text:p>42.544876883579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9.881794839858" calcext:value-type="float">
            <text:p>39.88179483985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8.3702069888921" calcext:value-type="float">
            <text:p>38.3702069888921</text:p>
          </table:table-cell>
          <table:table-cell office:value-type="float" office:value="0.376470588235294" calcext:value-type="float">
            <text:p>0,37647058823529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053894026904" calcext:value-type="float">
            <text:p>80,05389402690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2.1424234344493" calcext:value-type="float">
            <text:p>92.142423434449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515625" calcext:value-type="float">
            <text:p>9.515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.19879459980714" calcext:value-type="float">
            <text:p>9.1987945998071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705175417534" calcext:value-type="float">
            <text:p>34.270517541753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9448577280018" calcext:value-type="float">
            <text:p>37.944857728001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6172287604027" calcext:value-type="float">
            <text:p>44.6172287604027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5864376180441" calcext:value-type="float">
            <text:p>44.5864376180441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8946065688958" calcext:value-type="float">
            <text:p>84,8946065688958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3.70837680751" calcext:value-type="float">
            <text:p>93.7083768075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6271186440678" calcext:value-type="float">
            <text:p>6.62711864406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7475961538462" calcext:value-type="float">
            <text:p>8.3747596153846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28722064735" calcext:value-type="float">
            <text:p>41.52872206473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0377940630326" calcext:value-type="float">
            <text:p>42.03779406303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0.2195208446877" calcext:value-type="float">
            <text:p>40.21952084468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98997160965" calcext:value-type="float">
            <text:p>43.98997160965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255798346099" calcext:value-type="float">
            <text:p>78,4255798346099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5478978568001" calcext:value-type="float">
            <text:p>92.547897856800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890625" calcext:value-type="float">
            <text:p>6.890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8746354952237" calcext:value-type="float">
            <text:p>11.874635495223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58553721389" calcext:value-type="float">
            <text:p>32.065855372138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3.8965393006815" calcext:value-type="float">
            <text:p>43.896539300681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460496638368" calcext:value-type="float">
            <text:p>42.7460496638368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2348846444769" calcext:value-type="float">
            <text:p>39.2348846444769</text:p>
          </table:table-cell>
          <table:table-cell office:value-type="float" office:value="0.447058823529412" calcext:value-type="float">
            <text:p>0,44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7.4864139400466" calcext:value-type="float">
            <text:p>87,4864139400466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89.8800314833377" calcext:value-type="float">
            <text:p>89.880031483337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94339622641509" calcext:value-type="float">
            <text:p>9.9433962264150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20792816333302" calcext:value-type="float">
            <text:p>6.207928163333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9417592419953" calcext:value-type="float">
            <text:p>35.94175924199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901124899749" calcext:value-type="float">
            <text:p>40.790112489974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614322164232" calcext:value-type="float">
            <text:p>38.61432216423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3178549484683" calcext:value-type="float">
            <text:p>40.3178549484683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324537991096" calcext:value-type="float">
            <text:p>78,432453799109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2" calcext:value-type="float">
            <text:p>0.914705882352942</text:p>
          </table:table-cell>
          <table:table-cell office:value-type="float" office:value="0" calcext:value-type="float">
            <text:p>0</text:p>
          </table:table-cell>
          <table:table-cell office:value-type="float" office:value="92.6834712642607" calcext:value-type="float">
            <text:p>92.68347126426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7586206896552" calcext:value-type="float">
            <text:p>6.7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8630665380906" calcext:value-type="float">
            <text:p>8.58630665380906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6.318765298054" calcext:value-type="float">
            <text:p>36.318765298054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1710724519716" calcext:value-type="float">
            <text:p>37.171072451971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5235392887594" calcext:value-type="float">
            <text:p>42.5235392887594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2.6564034602036" calcext:value-type="float">
            <text:p>42.656403460203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5420077379674" calcext:value-type="float">
            <text:p>82,542007737967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4.0601927659836" calcext:value-type="float">
            <text:p>94.0601927659836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2100548552755" calcext:value-type="float">
            <text:p>8.3210054855275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9317903918044" calcext:value-type="float">
            <text:p>34.931790391804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215798253944" calcext:value-type="float">
            <text:p>39.421579825394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8150186769274" calcext:value-type="float">
            <text:p>45.815018676927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406655979866" calcext:value-type="float">
            <text:p>40.940665597986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1.5540822157708" calcext:value-type="float">
            <text:p>81,5540822157708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894117647058824" calcext:value-type="float">
            <text:p>0.89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3.2268315076298" calcext:value-type="float">
            <text:p>93.226831507629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10.0862068965517" calcext:value-type="float">
            <text:p>10.0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14561234329798" calcext:value-type="float">
            <text:p>5.14561234329798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6915705901193" calcext:value-type="float">
            <text:p>38.691570590119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275260307986" calcext:value-type="float">
            <text:p>40.7275260307986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1829742001589" calcext:value-type="float">
            <text:p>43.182974200158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3411670332461" calcext:value-type="float">
            <text:p>39.3411670332461</text:p>
          </table:table-cell>
          <table:table-cell office:value-type="float" office:value="0.458823529411765" calcext:value-type="float">
            <text:p>0,45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0088953492346" calcext:value-type="float">
            <text:p>85,0088953492346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87.4149355662049" calcext:value-type="float">
            <text:p>87.414935566204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6078431372549" calcext:value-type="float">
            <text:p>7.60784313725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.3107843137255" calcext:value-type="float">
            <text:p>10.31078431372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252031353984" calcext:value-type="float">
            <text:p>38.25203135398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1259163388419" calcext:value-type="float">
            <text:p>44.125916338841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6.0677933006612" calcext:value-type="float">
            <text:p>46.067793300661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1179241283178" calcext:value-type="float">
            <text:p>43.1179241283178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0988560034338" calcext:value-type="float">
            <text:p>84,098856003433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96.1791279839673" calcext:value-type="float">
            <text:p>96.17912798396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1929824561404" calcext:value-type="float">
            <text:p>7.719298245614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7027094285625" calcext:value-type="float">
            <text:p>8.5702709428562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6737844330202" calcext:value-type="float">
            <text:p>32.67378443302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4.5258067111542" calcext:value-type="float">
            <text:p>34.525806711154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5022512326195" calcext:value-type="float">
            <text:p>41.50225123261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5895323992316" calcext:value-type="float">
            <text:p>41.5895323992316</text:p>
          </table:table-cell>
          <table:table-cell office:value-type="float" office:value="0.402941176470588" calcext:value-type="float">
            <text:p>0,40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7.3460713039175" calcext:value-type="float">
            <text:p>77,3460713039175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2.8729762054833" calcext:value-type="float">
            <text:p>92.872976205483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55072463768116" calcext:value-type="float">
            <text:p>7.550724637681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72112285774525" calcext:value-type="float">
            <text:p>5.7211228577452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2450864790012" calcext:value-type="float">
            <text:p>33.245086479001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2924713466053" calcext:value-type="float">
            <text:p>37.292471346605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0799760492112" calcext:value-type="float">
            <text:p>43.079976049211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967673778708" calcext:value-type="float">
            <text:p>39.967673778708</text:p>
          </table:table-cell>
          <table:table-cell office:value-type="float" office:value="0.397058823529412" calcext:value-type="float">
            <text:p>0,39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9.7909169837959" calcext:value-type="float">
            <text:p>79,7909169837959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2.9633133217628" calcext:value-type="float">
            <text:p>92.963313321762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5546218487395" calcext:value-type="float">
            <text:p>6.655462184873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505814300344" calcext:value-type="float">
            <text:p>35.50581430034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287039190779" calcext:value-type="float">
            <text:p>42.528703919077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5.4922665935662" calcext:value-type="float">
            <text:p>35.4922665935662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7.5230241746733" calcext:value-type="float">
            <text:p>37.5230241746733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5.58858493026" calcext:value-type="float">
            <text:p>75,58858493026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4.5703950386404" calcext:value-type="float">
            <text:p>94.570395038640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19117647058823" calcext:value-type="float">
            <text:p>5.19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.97729618163055" calcext:value-type="float">
            <text:p>4.977296181630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0.4636604144304" calcext:value-type="float">
            <text:p>40.463660414430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6936806045121" calcext:value-type="float">
            <text:p>40.693680604512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7387685783899" calcext:value-type="float">
            <text:p>41.738768578389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9445324241552" calcext:value-type="float">
            <text:p>44.9445324241552</text:p>
          </table:table-cell>
          <table:table-cell office:value-type="float" office:value="0.370588235294118" calcext:value-type="float">
            <text:p>0,37058823529411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2.8311578173524" calcext:value-type="float">
            <text:p>72,831157817352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6.9691052652394" calcext:value-type="float">
            <text:p>96.969105265239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5384615384615" calcext:value-type="float">
            <text:p>6.7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84288010286081" calcext:value-type="float">
            <text:p>6.842880102860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3068659544637" calcext:value-type="float">
            <text:p>32.30686595446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6.5459632586965" calcext:value-type="float">
            <text:p>36.545963258696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564912962648" calcext:value-type="float">
            <text:p>41.056491296264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7616893198786" calcext:value-type="float">
            <text:p>39.7616893198786</text:p>
          </table:table-cell>
          <table:table-cell office:value-type="float" office:value="0.408823529411765" calcext:value-type="float">
            <text:p>0,40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4785465777878" calcext:value-type="float">
            <text:p>80,478546577787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6.2573509427008" calcext:value-type="float">
            <text:p>96.257350942700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47368421052632" calcext:value-type="float">
            <text:p>6.4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3639082751745" calcext:value-type="float">
            <text:p>8.5363908275174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1537096179336" calcext:value-type="float">
            <text:p>38.1537096179336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701830587406" calcext:value-type="float">
            <text:p>44.701830587406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819387985559" calcext:value-type="float">
            <text:p>41.0819387985559</text:p>
          </table:table-cell>
          <table:table-cell office:value-type="float" office:value="0.0323529411764706" calcext:value-type="float">
            <text:p>0.03235294117647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5788499991842" calcext:value-type="float">
            <text:p>40.5788499991842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7083666402663" calcext:value-type="float">
            <text:p>84,7083666402663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0.0099129142953" calcext:value-type="float">
            <text:p>90.009912914295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7277661064426" calcext:value-type="float">
            <text:p>11.72776610644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5937731317271" calcext:value-type="float">
            <text:p>33.5937731317271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330110367836" calcext:value-type="float">
            <text:p>42.33011036783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715148880043" calcext:value-type="float">
            <text:p>44.471514888004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7867135616314" calcext:value-type="float">
            <text:p>41.7867135616314</text:p>
          </table:table-cell>
          <table:table-cell office:value-type="float" office:value="0.282352941176471" calcext:value-type="float">
            <text:p>0,28235294117647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3881657899199" calcext:value-type="float">
            <text:p>78,3881657899199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64.977131115712" calcext:value-type="float">
            <text:p>164.97713111571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3203163618389" calcext:value-type="float">
            <text:p>9.33203163618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547842793187" calcext:value-type="float">
            <text:p>45.65478427931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1.8789030928744" calcext:value-type="float">
            <text:p>41.8789030928744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64.6592902041876" calcext:value-type="float">
            <text:p>64.659290204187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6616177423179" calcext:value-type="float">
            <text:p>48.6616177423179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202252134815" calcext:value-type="float">
            <text:p>144,20225213481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52941176470588" calcext:value-type="float">
            <text:p>0.7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1.188114694006" calcext:value-type="float">
            <text:p>161.18811469400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97207068311196" calcext:value-type="float">
            <text:p>8.9720706831119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4429268723474" calcext:value-type="float">
            <text:p>43.4429268723474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208658747088" calcext:value-type="float">
            <text:p>46.42086587470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798654821739" calcext:value-type="float">
            <text:p>47.079865482173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8694445811612" calcext:value-type="float">
            <text:p>53.8694445811612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36.229485451536" calcext:value-type="float">
            <text:p>136,229485451536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60.790225851384" calcext:value-type="float">
            <text:p>160.79022585138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.5588235294118" calcext:value-type="float">
            <text:p>15.5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9774656696121" calcext:value-type="float">
            <text:p>38.977465669612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7.3225093594349" calcext:value-type="float">
            <text:p>57.322509359434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2.1238097385918" calcext:value-type="float">
            <text:p>52.12380973859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02560153652" calcext:value-type="float">
            <text:p>50.02560153652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7.70245451871" calcext:value-type="float">
            <text:p>147,70245451871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4.177218526046" calcext:value-type="float">
            <text:p>164.17721852604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9677419354839" calcext:value-type="float">
            <text:p>10.96774193548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85084033613445" calcext:value-type="float">
            <text:p>5.8508403361344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0780407704285" calcext:value-type="float">
            <text:p>42.078040770428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1234461254743" calcext:value-type="float">
            <text:p>39.123446125474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3428613949911" calcext:value-type="float">
            <text:p>49.342861394991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0.910617059828" calcext:value-type="float">
            <text:p>40.910617059828</text:p>
          </table:table-cell>
          <table:table-cell office:value-type="float" office:value="0.2" calcext:value-type="float">
            <text:p>0,2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264222201907" calcext:value-type="float">
            <text:p>141,264222201907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3" calcext:value-type="float">
            <text:p>0.7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8.283118603103" calcext:value-type="float">
            <text:p>168.2831186031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64705882352941" calcext:value-type="float">
            <text:p>5.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3613445378151" calcext:value-type="float">
            <text:p>6.7361344537815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7481434289026" calcext:value-type="float">
            <text:p>43.748143428902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0.5258603052667" calcext:value-type="float">
            <text:p>50.5258603052667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9521219671561" calcext:value-type="float">
            <text:p>49.952121967156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3968228004859" calcext:value-type="float">
            <text:p>43.3968228004859</text:p>
          </table:table-cell>
          <table:table-cell office:value-type="float" office:value="0.252941176470588" calcext:value-type="float">
            <text:p>0,2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0.091537761066" calcext:value-type="float">
            <text:p>160,091537761066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758823529411765" calcext:value-type="float">
            <text:p>0.75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168.365110131164" calcext:value-type="float">
            <text:p>168.36511013116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3420747609389" calcext:value-type="float">
            <text:p>7.73420747609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7.3155098261797" calcext:value-type="float">
            <text:p>57.315509826179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3.2906907802361" calcext:value-type="float">
            <text:p>43.290690780236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886823289179" calcext:value-type="float">
            <text:p>46.88682328917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4.7490380021479" calcext:value-type="float">
            <text:p>54.7490380021479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834229878254" calcext:value-type="float">
            <text:p>144,834229878254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59.745391262965" calcext:value-type="float">
            <text:p>159.745391262965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8510013631121" calcext:value-type="float">
            <text:p>8.2851001363112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6.5414996878865" calcext:value-type="float">
            <text:p>46.541499687886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4174847434059" calcext:value-type="float">
            <text:p>56.417484743405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1308038642768" calcext:value-type="float">
            <text:p>39.130803864276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5.6714549656437" calcext:value-type="float">
            <text:p>45.6714549656437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091567693231" calcext:value-type="float">
            <text:p>123,091567693231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1.287303764721" calcext:value-type="float">
            <text:p>161.28730376472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8709677419355" calcext:value-type="float">
            <text:p>7.387096774193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56656639928699" calcext:value-type="float">
            <text:p>6.5665663992869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1.14881989583" calcext:value-type="float">
            <text:p>41.1488198958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5206196938891" calcext:value-type="float">
            <text:p>47.520619693889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0.9393391028" calcext:value-type="float">
            <text:p>40.939339102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2.3809829281804" calcext:value-type="float">
            <text:p>42.3809829281804</text:p>
          </table:table-cell>
          <table:table-cell office:value-type="float" office:value="0.152941176470588" calcext:value-type="float">
            <text:p>0,1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22695610935" calcext:value-type="float">
            <text:p>154,22695610935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0.117052410082" calcext:value-type="float">
            <text:p>160.11705241008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66811391223156" calcext:value-type="float">
            <text:p>7.6681139122315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6198998220639" calcext:value-type="float">
            <text:p>38.61989982206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7143795077888" calcext:value-type="float">
            <text:p>39.71437950778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4301640065168" calcext:value-type="float">
            <text:p>46.430164006516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2093871362904" calcext:value-type="float">
            <text:p>50.2093871362904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779697444069" calcext:value-type="float">
            <text:p>145,77969744406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7.022395831411" calcext:value-type="float">
            <text:p>157.02239583141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3.375" calcext:value-type="float">
            <text:p>13.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1499051233397" calcext:value-type="float">
            <text:p>9.31499051233397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5.7538198616603" calcext:value-type="float">
            <text:p>35.753819861660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3.8498766369202" calcext:value-type="float">
            <text:p>53.8498766369202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8788872596284" calcext:value-type="float">
            <text:p>47.878887259628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9227642220157" calcext:value-type="float">
            <text:p>44.9227642220157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434712302968" calcext:value-type="float">
            <text:p>154,434712302968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670588235294118" calcext:value-type="float">
            <text:p>0.6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1.363397318794" calcext:value-type="float">
            <text:p>151.36339731879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1.0384615384615" calcext:value-type="float">
            <text:p>11.0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4231938764811" calcext:value-type="float">
            <text:p>6.7423193876481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691653834887" calcext:value-type="float">
            <text:p>45.66916538348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5.8454581702368" calcext:value-type="float">
            <text:p>45.84545817023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6.102746751492" calcext:value-type="float">
            <text:p>56.102746751492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1834088691908" calcext:value-type="float">
            <text:p>44.1834088691908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6.47434530359" calcext:value-type="float">
            <text:p>146,4743453035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1.033469579403" calcext:value-type="float">
            <text:p>161.0334695794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9375" calcext:value-type="float">
            <text:p>6.9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.81932773109244" calcext:value-type="float">
            <text:p>2.819327731092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5558886000259" calcext:value-type="float">
            <text:p>45.555888600025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9615663468965" calcext:value-type="float">
            <text:p>56.9615663468965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635013118529" calcext:value-type="float">
            <text:p>47.063501311852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8.0616650789924" calcext:value-type="float">
            <text:p>58.061665078992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026560778536" calcext:value-type="float">
            <text:p>145,026560778536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70.623238830919" calcext:value-type="float">
            <text:p>170.623238830919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14117647058824" calcext:value-type="float">
            <text:p>5.1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6110693374576" calcext:value-type="float">
            <text:p>42.611069337457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0629778245236" calcext:value-type="float">
            <text:p>47.0629778245236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7309193403831" calcext:value-type="float">
            <text:p>46.730919340383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9.140607593039" calcext:value-type="float">
            <text:p>59.140607593039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3.893283894063" calcext:value-type="float">
            <text:p>143,893283894063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2.17074632292" calcext:value-type="float">
            <text:p>162.1707463229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60714285714286" calcext:value-type="float">
            <text:p>6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.1993813568208" calcext:value-type="float">
            <text:p>10.199381356820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1913255175352" calcext:value-type="float">
            <text:p>43.1913255175352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3.3251374100473" calcext:value-type="float">
            <text:p>33.32513741004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1968143927224" calcext:value-type="float">
            <text:p>47.196814392722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7384285536634" calcext:value-type="float">
            <text:p>53.738428553663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656483092158" calcext:value-type="float">
            <text:p>123,656483092158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5.490088226328" calcext:value-type="float">
            <text:p>155.49008822632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4.41935483870968" calcext:value-type="float">
            <text:p>4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6339519765125" calcext:value-type="float">
            <text:p>7.2633951976512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9.3457760209569" calcext:value-type="float">
            <text:p>49.345776020956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8223961963983" calcext:value-type="float">
            <text:p>47.822396196398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4430823229664" calcext:value-type="float">
            <text:p>47.443082322966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5.5222874774318" calcext:value-type="float">
            <text:p>55.5222874774318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7.51538998443" calcext:value-type="float">
            <text:p>167,51538998443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5.434872047866" calcext:value-type="float">
            <text:p>165.43487204786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7.8484848484848" calcext:value-type="float">
            <text:p>17.84848484848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2011385199241" calcext:value-type="float">
            <text:p>7.2201138519924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2376039490171" calcext:value-type="float">
            <text:p>43.237603949017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4.3046769233893" calcext:value-type="float">
            <text:p>44.30467692338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9988878934818" calcext:value-type="float">
            <text:p>42.99888789348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9558560184208" calcext:value-type="float">
            <text:p>48.9558560184208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9.038926120697" calcext:value-type="float">
            <text:p>169,038926120697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2.759773981934" calcext:value-type="float">
            <text:p>162.7597739819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06451612903226" calcext:value-type="float">
            <text:p>6.064516129032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825311942959" calcext:value-type="float">
            <text:p>5.782531194295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9.9037495229739" calcext:value-type="float">
            <text:p>39.90374952297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2640882490488" calcext:value-type="float">
            <text:p>47.26408824904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6209345589381" calcext:value-type="float">
            <text:p>49.620934558938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7.8177638864393" calcext:value-type="float">
            <text:p>57.8177638864393</text:p>
          </table:table-cell>
          <table:table-cell office:value-type="float" office:value="0.182352941176471" calcext:value-type="float">
            <text:p>0,182352941176471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13013850862" calcext:value-type="float">
            <text:p>154,13013850862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0.589240628734" calcext:value-type="float">
            <text:p>150.5892406287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55172413793103" calcext:value-type="float">
            <text:p>5.551724137931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82192836812144" calcext:value-type="float">
            <text:p>7.821928368121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7.8296330912208" calcext:value-type="float">
            <text:p>37.8296330912208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348556080873" calcext:value-type="float">
            <text:p>46.43485560808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8.4447048863016" calcext:value-type="float">
            <text:p>48.444704886301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4501272960611" calcext:value-type="float">
            <text:p>43.4501272960611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547840886716" calcext:value-type="float">
            <text:p>141,547840886716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57.185262444541" calcext:value-type="float">
            <text:p>157.18526244454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87096774193549" calcext:value-type="float">
            <text:p>5.870967741935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5951557093426" calcext:value-type="float">
            <text:p>5.7595155709342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6.4111008219281" calcext:value-type="float">
            <text:p>56.411100821928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8.6079232015768" calcext:value-type="float">
            <text:p>38.60792320157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0801079977946" calcext:value-type="float">
            <text:p>42.080107997794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2609435606526" calcext:value-type="float">
            <text:p>48.2609435606526</text:p>
          </table:table-cell>
          <table:table-cell office:value-type="float" office:value="0.223529411764706" calcext:value-type="float">
            <text:p>0,22352941176470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1.590903504156" calcext:value-type="float">
            <text:p>151,590903504156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2.828954956798" calcext:value-type="float">
            <text:p>172.82895495679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25925925925926" calcext:value-type="float">
            <text:p>7.259259259259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2447868036103" calcext:value-type="float">
            <text:p>7.72447868036103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7.5761733759409" calcext:value-type="float">
            <text:p>47.576173375940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3933428807593" calcext:value-type="float">
            <text:p>39.39334288075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5672039970725" calcext:value-type="float">
            <text:p>39.5672039970725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9847653987703" calcext:value-type="float">
            <text:p>50.9847653987703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2.659732601095" calcext:value-type="float">
            <text:p>162,659732601095</text:p>
          </table:table-cell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esidue AVG</text:p>
          </table:table-cell>
          <table:table-cell table:style-name="ce2" office:value-type="string" calcext:value-type="string">
            <text:p><text:span text:style-name="T6">NonCom R</text:span>esidue</text:p>
          </table:table-cell>
          <table:table-cell table:style-name="ce2" office:value-type="string" calcext:value-type="string">
            <text:p><text:span text:style-name="T6">NonCom </text:span>avg_traffic</text:p>
          </table:table-cell>
          <table:table-cell table:style-name="ce2" office:value-type="string" calcext:value-type="string">
            <text:p><text:span text:style-name="T6">NonCom </text:span>t_avgs</text:p>
          </table:table-cell>
          <table:table-cell table:style-name="ce2" office:value-type="string" calcext:value-type="string">
            <text:p><text:span text:style-name="T6">BB </text:span>Residue</text:p>
          </table:table-cell>
          <table:table-cell table:style-name="ce2" office:value-type="string" calcext:value-type="string">
            <text:p><text:span text:style-name="T6">BB </text:span>avg_traffic</text:p>
          </table:table-cell>
          <table:table-cell table:style-name="ce2" office:value-type="string" calcext:value-type="string">
            <text:p><text:span text:style-name="T6">BB</text:span> t_avgs</text:p>
          </table:table-cell>
          <table:table-cell table:style-name="ce2" office:value-type="string" calcext:value-type="string">
            <text:p><text:span text:style-name="T6">DM </text:span>Residue</text:p>
          </table:table-cell>
          <table:table-cell table:style-name="ce2" office:value-type="string" calcext:value-type="string">
            <text:p><text:span text:style-name="T6">DM</text:span> avg_traffic</text:p>
          </table:table-cell>
          <table:table-cell table:style-name="ce2" office:value-type="string" calcext:value-type="string">
            <text:p><text:span text:style-name="T6">DM </text:span>t_avgs</text:p>
          </table:table-cell>
          <table:table-cell table:style-name="ce2" office:value-type="string" calcext:value-type="string">
            <text:p><text:span text:style-name="T6">AE PUSH R</text:span>esidue</text:p>
          </table:table-cell>
          <table:table-cell table:style-name="ce2" office:value-type="string" calcext:value-type="string">
            <text:p><text:span text:style-name="T7">AE PUSH </text:span><text:span text:style-name="T8">avg_traffic</text:span></text:p>
          </table:table-cell>
          <table:table-cell table:style-name="ce2" office:value-type="string" calcext:value-type="string">
            <text:p><text:span text:style-name="T6">AE PUSH </text:span>t_avgs</text:p>
          </table:table-cell>
          <table:table-cell table:style-name="ce2" office:value-type="string" calcext:value-type="string">
            <text:p><text:span text:style-name="T6">AE PULL R</text:span>esidue</text:p>
          </table:table-cell>
          <table:table-cell table:style-name="ce2" office:value-type="string" calcext:value-type="string">
            <text:p><text:span text:style-name="T6">AE PULL </text:span>avg_traffic</text:p>
          </table:table-cell>
          <table:table-cell table:style-name="ce2" office:value-type="string" calcext:value-type="string">
            <text:p><text:span text:style-name="T6">AE PULL </text:span>t_avgs</text:p>
          </table:table-cell>
          <table:table-cell table:style-name="ce2" office:value-type="string" calcext:value-type="string">
            <text:p><text:span text:style-name="T6">AE 1-PUSH </text:span>Residue</text:p>
          </table:table-cell>
          <table:table-cell table:style-name="ce2" office:value-type="string" calcext:value-type="string">
            <text:p><text:span text:style-name="T6">AE 1-PUSH </text:span>avg_traffic</text:p>
          </table:table-cell>
          <table:table-cell table:style-name="ce2" office:value-type="string" calcext:value-type="string">
            <text:p><text:span text:style-name="T6">AE 1-PUSH </text:span>t_avgs</text:p>
          </table:table-cell>
          <table:table-cell table:style-name="ce2" office:value-type="string" calcext:value-type="string">
            <text:p><text:span text:style-name="T6">AE 1-PULL R</text:span>esidue</text:p>
          </table:table-cell>
          <table:table-cell table:style-name="ce2" office:value-type="string" calcext:value-type="string">
            <text:p><text:span text:style-name="T6">AE 1-PULL </text:span>avg_traffic</text:p>
          </table:table-cell>
          <table:table-cell table:style-name="ce2" office:value-type="string" calcext:value-type="string">
            <text:p><text:span text:style-name="T6">AE 1-PULL </text:span>t_avgs</text:p>
          </table:table-cell>
          <table:table-cell table:style-name="ce1" office:value-type="string" calcext:value-type="string">
            <text:p><text:span text:style-name="T9">Rumor5</text:span> Residue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5" table:formula="of:=AVERAGE([.C2:.C21])" office:value-type="float" office:value="0.999221453287197" calcext:value-type="float">
            <text:p>0.999221453287197</text:p>
          </table:table-cell>
          <table:table-cell table:style-name="ce5" table:formula="of:=AVERAGE([.D2:.D21])" office:value-type="float" office:value="0" calcext:value-type="float">
            <text:p>0</text:p>
          </table:table-cell>
          <table:table-cell table:style-name="ce5" table:formula="of:=AVERAGE([.E2:.E21])" office:value-type="float" office:value="19.6236355511609" calcext:value-type="float">
            <text:p>19.6236355511609</text:p>
          </table:table-cell>
          <table:table-cell table:style-name="ce5" table:formula="of:=AVERAGE([.F2:.F21])" office:value-type="float" office:value="0.362745098039216" calcext:value-type="float">
            <text:p>0.362745098039216</text:p>
          </table:table-cell>
          <table:table-cell table:style-name="ce5" table:formula="of:=AVERAGE([.G2:.G21])" office:value-type="float" office:value="16.2352941176471" calcext:value-type="float">
            <text:p>16.2352941176471</text:p>
          </table:table-cell>
          <table:table-cell table:style-name="ce5" table:formula="of:=AVERAGE([.H2:.H21])" office:value-type="float" office:value="4.99278766834531" calcext:value-type="float">
            <text:p>4.99278766834531</text:p>
          </table:table-cell>
          <table:table-cell table:style-name="ce5" table:formula="of:=AVERAGE([.I2:.I21])" office:value-type="float" office:value="0.347549019607843" calcext:value-type="float">
            <text:p>0.347549019607843</text:p>
          </table:table-cell>
          <table:table-cell table:formula="of:=AVERAGE([.J2:.J21])" office:value-type="float" office:value="292" calcext:value-type="float">
            <text:p>292</text:p>
          </table:table-cell>
          <table:table-cell/>
          <table:table-cell table:style-name="ce5" table:formula="of:=AVERAGE([.L2:.L21])" office:value-type="float" office:value="0.690484429065744" calcext:value-type="float">
            <text:p>0.690484429065744</text:p>
          </table:table-cell>
          <table:table-cell table:number-columns-repeated="2"/>
          <table:table-cell table:style-name="ce5" table:formula="of:=AVERAGE([.O2:.O21])" office:value-type="float" office:value="0.68719723183391" calcext:value-type="float">
            <text:p>0.68719723183391</text:p>
          </table:table-cell>
          <table:table-cell table:number-columns-repeated="2"/>
          <table:table-cell table:style-name="ce5" table:formula="of:=AVERAGE([.R2:.R21])" office:value-type="float" office:value="0.714446366782007" calcext:value-type="float">
            <text:p>0.714446366782007</text:p>
          </table:table-cell>
          <table:table-cell table:number-columns-repeated="2"/>
          <table:table-cell table:style-name="ce5" table:formula="of:=AVERAGE([.U2:.U21])" office:value-type="float" office:value="0.69616493656286" calcext:value-type="float">
            <text:p>0.69616493656286</text:p>
          </table:table-cell>
          <table:table-cell table:number-columns-repeated="2"/>
          <table:table-cell table:style-name="ce5" table:formula="of:=AVERAGE([.X2:.X21])" office:value-type="float" office:value="0.880363321799308" calcext:value-type="float">
            <text:p>0.88036332179930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5" table:formula="of:=AVERAGE([.C22:.C41])" office:value-type="float" office:value="0.992588235294117" calcext:value-type="float">
            <text:p>0.992588235294117</text:p>
          </table:table-cell>
          <table:table-cell table:style-name="ce5" table:formula="of:=AVERAGE([.D22:.D41])" office:value-type="float" office:value="0" calcext:value-type="float">
            <text:p>0</text:p>
          </table:table-cell>
          <table:table-cell table:style-name="ce5" table:formula="of:=AVERAGE([.E22:.E41])" office:value-type="float" office:value="39.9701960308561" calcext:value-type="float">
            <text:p>39.9701960308561</text:p>
          </table:table-cell>
          <table:table-cell table:style-name="ce5" table:formula="of:=AVERAGE([.F22:.F41])" office:value-type="float" office:value="0.037" calcext:value-type="float">
            <text:p>0.037</text:p>
          </table:table-cell>
          <table:table-cell table:style-name="ce5" table:formula="of:=AVERAGE([.G22:.G41])" office:value-type="float" office:value="8.64705882352941" calcext:value-type="float">
            <text:p>8.64705882352941</text:p>
          </table:table-cell>
          <table:table-cell table:style-name="ce5" table:formula="of:=AVERAGE([.H22:.H41])" office:value-type="float" office:value="6.44583707013286" calcext:value-type="float">
            <text:p>6.44583707013286</text:p>
          </table:table-cell>
          <table:table-cell table:style-name="ce5" table:formula="of:=AVERAGE([.I22:.I41])" office:value-type="float" office:value="0.0388823529411765" calcext:value-type="float">
            <text:p>0.038882352941177</text:p>
          </table:table-cell>
          <table:table-cell table:style-name="ce5" table:formula="of:=AVERAGE([.J22:.J41])" office:value-type="float" office:value="151" calcext:value-type="float">
            <text:p>151</text:p>
          </table:table-cell>
          <table:table-cell/>
          <table:table-cell table:style-name="ce5" table:formula="of:=AVERAGE([.L22:.L41])" office:value-type="float" office:value="0.254117647058823" calcext:value-type="float">
            <text:p>0.254117647058823</text:p>
          </table:table-cell>
          <table:table-cell table:number-columns-repeated="2"/>
          <table:table-cell table:style-name="ce5" table:formula="of:=AVERAGE([.O22:.O41])" office:value-type="float" office:value="0.250176470588235" calcext:value-type="float">
            <text:p>0.250176470588235</text:p>
          </table:table-cell>
          <table:table-cell table:number-columns-repeated="2"/>
          <table:table-cell table:style-name="ce5" table:formula="of:=AVERAGE([.R22:.R41])" office:value-type="float" office:value="0.275117647058823" calcext:value-type="float">
            <text:p>0.275117647058823</text:p>
          </table:table-cell>
          <table:table-cell table:number-columns-repeated="2"/>
          <table:table-cell table:style-name="ce5" table:formula="of:=AVERAGE([.U22:.U41])" office:value-type="float" office:value="0.240941176470588" calcext:value-type="float">
            <text:p>0.240941176470588</text:p>
          </table:table-cell>
          <table:table-cell table:number-columns-repeated="2"/>
          <table:table-cell table:style-name="ce5" table:formula="of:=AVERAGE([.X22:.X41])" office:value-type="float" office:value="0.627117647058824" calcext:value-type="float">
            <text:p>0.6271176470588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5" table:formula="of:=AVERAGE([.C42:.C61])" office:value-type="float" office:value="0.921176470588235" calcext:value-type="float">
            <text:p>0.921176470588235</text:p>
          </table:table-cell>
          <table:table-cell table:style-name="ce5" table:formula="of:=AVERAGE([.D42:.D61])" office:value-type="float" office:value="0" calcext:value-type="float">
            <text:p>0</text:p>
          </table:table-cell>
          <table:table-cell table:style-name="ce5" table:formula="of:=AVERAGE([.E42:.E61])" office:value-type="float" office:value="92.8538395618222" calcext:value-type="float">
            <text:p>92.8538395618222</text:p>
          </table:table-cell>
          <table:table-cell table:style-name="ce5" table:formula="of:=AVERAGE([.F42:.F61])" office:value-type="float" office:value="0" calcext:value-type="float">
            <text:p>0</text:p>
          </table:table-cell>
          <table:table-cell table:style-name="ce5" table:formula="of:=AVERAGE([.G42:.G61])" office:value-type="float" office:value="3.82352941176471" calcext:value-type="float">
            <text:p>3.82352941176471</text:p>
          </table:table-cell>
          <table:table-cell table:style-name="ce5" table:formula="of:=AVERAGE([.H42:.H61])" office:value-type="float" office:value="7.15738643554447" calcext:value-type="float">
            <text:p>7.15738643554447</text:p>
          </table:table-cell>
          <table:table-cell table:style-name="ce5" table:formula="of:=AVERAGE([.I42:.I61])" office:value-type="float" office:value="0" calcext:value-type="float">
            <text:p>0</text:p>
          </table:table-cell>
          <table:table-cell table:style-name="ce5" table:formula="of:=AVERAGE([.J42:.J61])" office:value-type="float" office:value="65" calcext:value-type="float">
            <text:p>65</text:p>
          </table:table-cell>
          <table:table-cell/>
          <table:table-cell table:style-name="ce5" table:formula="of:=AVERAGE([.L42:.L61])" office:value-type="float" office:value="0.0125" calcext:value-type="float">
            <text:p>0.0125</text:p>
          </table:table-cell>
          <table:table-cell table:number-columns-repeated="2"/>
          <table:table-cell table:style-name="ce5" table:formula="of:=AVERAGE([.O42:.O61])" office:value-type="float" office:value="0.0123529411764706" calcext:value-type="float">
            <text:p>0.012352941176471</text:p>
          </table:table-cell>
          <table:table-cell table:number-columns-repeated="2"/>
          <table:table-cell table:style-name="ce5" table:formula="of:=AVERAGE([.R42:.R61])" office:value-type="float" office:value="0.0164705882352941" calcext:value-type="float">
            <text:p>0.016470588235294</text:p>
          </table:table-cell>
          <table:table-cell table:number-columns-repeated="2"/>
          <table:table-cell table:style-name="ce5" table:formula="of:=AVERAGE([.U42:.U61])" office:value-type="float" office:value="0.0139705882352941" calcext:value-type="float">
            <text:p>0.013970588235294</text:p>
          </table:table-cell>
          <table:table-cell table:number-columns-repeated="2"/>
          <table:table-cell table:style-name="ce5" table:formula="of:=AVERAGE([.X42:.X61])" office:value-type="float" office:value="0.387205882352941" calcext:value-type="float">
            <text:p>0.3872058823529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5" table:formula="of:=AVERAGE([.C62:.C81])" office:value-type="float" office:value="0.713235294117647" calcext:value-type="float">
            <text:p>0.713235294117647</text:p>
          </table:table-cell>
          <table:table-cell table:style-name="ce5" table:formula="of:=AVERAGE([.D62:.D81])" office:value-type="float" office:value="0" calcext:value-type="float">
            <text:p>0</text:p>
          </table:table-cell>
          <table:table-cell table:style-name="ce5" table:formula="of:=AVERAGE([.E62:.E81])" office:value-type="float" office:value="161.771605326441" calcext:value-type="float">
            <text:p>161.771605326441</text:p>
          </table:table-cell>
          <table:table-cell table:style-name="ce5" table:formula="of:=AVERAGE([.F62:.F81])" office:value-type="float" office:value="0" calcext:value-type="float">
            <text:p>0</text:p>
          </table:table-cell>
          <table:table-cell table:style-name="ce5" table:formula="of:=AVERAGE([.G62:.G81])" office:value-type="float" office:value="1.58823529411765" calcext:value-type="float">
            <text:p>1.58823529411765</text:p>
          </table:table-cell>
          <table:table-cell table:style-name="ce5" table:formula="of:=AVERAGE([.H62:.H81])" office:value-type="float" office:value="7.55447301996577" calcext:value-type="float">
            <text:p>7.55447301996577</text:p>
          </table:table-cell>
          <table:table-cell table:style-name="ce5" table:formula="of:=AVERAGE([.I62:.I81])" office:value-type="float" office:value="0" calcext:value-type="float">
            <text:p>0</text:p>
          </table:table-cell>
          <table:table-cell table:style-name="ce5" table:formula="of:=AVERAGE([.J62:.J81])" office:value-type="float" office:value="28" calcext:value-type="float">
            <text:p>28</text:p>
          </table:table-cell>
          <table:table-cell/>
          <table:table-cell table:style-name="ce5" table:formula="of:=AVERAGE([.L62:.L81])" office:value-type="float" office:value="0" calcext:value-type="float">
            <text:p>0</text:p>
          </table:table-cell>
          <table:table-cell table:number-columns-repeated="2"/>
          <table:table-cell table:style-name="ce5" table:formula="of:=AVERAGE([.O62:.O81])" office:value-type="float" office:value="0" calcext:value-type="float">
            <text:p>0</text:p>
          </table:table-cell>
          <table:table-cell table:number-columns-repeated="2"/>
          <table:table-cell table:style-name="ce5" table:formula="of:=AVERAGE([.R62:.R81])" office:value-type="float" office:value="0" calcext:value-type="float">
            <text:p>0</text:p>
          </table:table-cell>
          <table:table-cell table:number-columns-repeated="2"/>
          <table:table-cell table:style-name="ce5" table:formula="of:=AVERAGE([.U62:.U81])" office:value-type="float" office:value="0.000294117647058823" calcext:value-type="float">
            <text:p>0.000294117647059</text:p>
          </table:table-cell>
          <table:table-cell table:number-columns-repeated="2"/>
          <table:table-cell table:style-name="ce5" table:formula="of:=AVERAGE([.X62:.X81])" office:value-type="float" office:value="0.207647058823529" calcext:value-type="float">
            <text:p>0.207647058823529</text:p>
          </table:table-cell>
          <table:table-cell table:number-columns-repeated="1000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idue.C87:Residue.I87 Residue.C88:Residue.J90 Residue.L87:Residue.L90 Residue.O87:Residue.O90 Residue.R87:Residue.R90 Residue.U87:Residue.U90 Residue.X87:Residue.X90">
            <calcext:condition calcext:apply-style-name="Good" calcext:value="top-elements(1)" calcext:base-cell-address="Residue.C87"/>
          </calcext:conditional-format>
        </calcext:conditional-formats>
      </table:table>
      <table:table table:name="Traffic" table:style-name="ta1">
        <table:table-column table:style-name="co1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4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7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5" table:visibility="collapse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8" table:number-columns-repeated="998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5">Rumor5 </text:span>avg_traffic</text:p>
          </table:table-cell>
          <table:table-cell office:value-type="string" calcext:value-type="string">
            <text:p><text:span text:style-name="T5">Rumor5 </text:span>t_avgs</text:p>
          </table:table-cell>
          <table:table-cell table:style-name="ce2" table:number-columns-repeated="990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383766980012" calcext:value-type="float">
            <text:p>19.6383766980012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7335640138408" calcext:value-type="float">
            <text:p>4.27335640138408</text:p>
          </table:table-cell>
          <table:table-cell office:value-type="float" office:value="0.380622837370242" calcext:value-type="float">
            <text:p>0.380622837370242</text:p>
          </table:table-cell>
          <table:table-cell office:value-type="float" office:value="292" calcext:value-type="float">
            <text:p>292</text:p>
          </table:table-cell>
          <table:table-cell office:value-type="float" office:value="5.99281864830716" calcext:value-type="float">
            <text:p>5.99281864830716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3085437322194" calcext:value-type="float">
            <text:p>16.3085437322194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0967282004951" calcext:value-type="float">
            <text:p>17.0967282004951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1503445667486" calcext:value-type="float">
            <text:p>16.1503445667486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372581248383" calcext:value-type="float">
            <text:p>18.3372581248383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303449181389" calcext:value-type="float">
            <text:p>20,030344918138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657063800884" calcext:value-type="float">
            <text:p>19.2657063800884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7610921501706" calcext:value-type="float">
            <text:p>4.9761092150170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5.01256433402495" calcext:value-type="float">
            <text:p>5.01256433402495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2602552859" calcext:value-type="float">
            <text:p>16.612602552859</text:p>
          </table:table-cell>
          <table:table-cell office:value-type="float" office:value="0.685697808535179" calcext:value-type="float">
            <text:p>0.68569780853517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45141762287" calcext:value-type="float">
            <text:p>16.7245141762287</text:p>
          </table:table-cell>
          <table:table-cell office:value-type="float" office:value="0.714532871972318" calcext:value-type="float">
            <text:p>0.71453287197231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55327622637" calcext:value-type="float">
            <text:p>17.6355327622637</text:p>
          </table:table-cell>
          <table:table-cell office:value-type="float" office:value="0.671280276816609" calcext:value-type="float">
            <text:p>0.6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530032193168" calcext:value-type="float">
            <text:p>17.5530032193168</text:p>
          </table:table-cell>
          <table:table-cell office:value-type="float" office:value="0.899653979238754" calcext:value-type="float">
            <text:p>0,89965397923875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428782283363" calcext:value-type="float">
            <text:p>20,042878228336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471052986418" calcext:value-type="float">
            <text:p>20.347105298641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2068965517241" calcext:value-type="float">
            <text:p>4.92068965517241</text:p>
          </table:table-cell>
          <table:table-cell office:value-type="float" office:value="0.381199538638985" calcext:value-type="float">
            <text:p>0.381199538638985</text:p>
          </table:table-cell>
          <table:table-cell office:value-type="float" office:value="292" calcext:value-type="float">
            <text:p>292</text:p>
          </table:table-cell>
          <table:table-cell office:value-type="float" office:value="5.9411381331772" calcext:value-type="float">
            <text:p>5.9411381331772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224790630016" calcext:value-type="float">
            <text:p>16.224790630016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926727129886" calcext:value-type="float">
            <text:p>17.4926727129886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821425672292" calcext:value-type="float">
            <text:p>17.0821425672292</text:p>
          </table:table-cell>
          <table:table-cell office:value-type="float" office:value="0.705305651672434" calcext:value-type="float">
            <text:p>0.70530565167243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2034264966132" calcext:value-type="float">
            <text:p>17.2034264966132</text:p>
          </table:table-cell>
          <table:table-cell office:value-type="float" office:value="0.897347174163783" calcext:value-type="float">
            <text:p>0,89734717416378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857881718589" calcext:value-type="float">
            <text:p>19,7857881718589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7601067256505" calcext:value-type="float">
            <text:p>19.7601067256505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9716312056738" calcext:value-type="float">
            <text:p>5.39716312056738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292" calcext:value-type="float">
            <text:p>292</text:p>
          </table:table-cell>
          <table:table-cell office:value-type="float" office:value="4.53766297464776" calcext:value-type="float">
            <text:p>4.5376629746477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498369507168" calcext:value-type="float">
            <text:p>15.949836950716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8466448709786" calcext:value-type="float">
            <text:p>16.8466448709786</text:p>
          </table:table-cell>
          <table:table-cell office:value-type="float" office:value="0.713956170703575" calcext:value-type="float">
            <text:p>0.71395617070357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42248413525" calcext:value-type="float">
            <text:p>17.142248413525</text:p>
          </table:table-cell>
          <table:table-cell office:value-type="float" office:value="0.690888119953864" calcext:value-type="float">
            <text:p>0.69088811995386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730805396338" calcext:value-type="float">
            <text:p>16.730805396338</text:p>
          </table:table-cell>
          <table:table-cell office:value-type="float" office:value="0.854671280276816" calcext:value-type="float">
            <text:p>0,85467128027681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674158548815" calcext:value-type="float">
            <text:p>19,267415854881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0904242388029" calcext:value-type="float">
            <text:p>19.090424238802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2033898305085" calcext:value-type="float">
            <text:p>4.2203389830508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4.35936558923911" calcext:value-type="float">
            <text:p>4.35936558923911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471142295495" calcext:value-type="float">
            <text:p>16.747114229549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8.3846807331175" calcext:value-type="float">
            <text:p>18.3846807331175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68906125333" calcext:value-type="float">
            <text:p>17.6368906125333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914032021683" calcext:value-type="float">
            <text:p>16.914032021683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8.8168724014788" calcext:value-type="float">
            <text:p>18,81687240147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5295807266095" calcext:value-type="float">
            <text:p>19.529580726609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6438356164384" calcext:value-type="float">
            <text:p>5.16438356164384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2" calcext:value-type="float">
            <text:p>292</text:p>
          </table:table-cell>
          <table:table-cell office:value-type="float" office:value="4.75680652443909" calcext:value-type="float">
            <text:p>4.7568065244390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8976053937" calcext:value-type="float">
            <text:p>16.0968976053937</text:p>
          </table:table-cell>
          <table:table-cell office:value-type="float" office:value="0.724913494809689" calcext:value-type="float">
            <text:p>0.72491349480968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00080264847" calcext:value-type="float">
            <text:p>17.5800080264847</text:p>
          </table:table-cell>
          <table:table-cell office:value-type="float" office:value="0.740484429065744" calcext:value-type="float">
            <text:p>0.74048442906574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518964615626" calcext:value-type="float">
            <text:p>17.1518964615626</text:p>
          </table:table-cell>
          <table:table-cell office:value-type="float" office:value="0.672433679354095" calcext:value-type="float">
            <text:p>0.67243367935409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810112290455" calcext:value-type="float">
            <text:p>17.6810112290455</text:p>
          </table:table-cell>
          <table:table-cell office:value-type="float" office:value="0.894463667820069" calcext:value-type="float">
            <text:p>0,89446366782006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431530553692" calcext:value-type="float">
            <text:p>19,543153055369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578623157927" calcext:value-type="float">
            <text:p>19.257862315792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90635451505017" calcext:value-type="float">
            <text:p>5.90635451505017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92" calcext:value-type="float">
            <text:p>292</text:p>
          </table:table-cell>
          <table:table-cell office:value-type="float" office:value="4.5960065382085" calcext:value-type="float">
            <text:p>4.5960065382085</text:p>
          </table:table-cell>
          <table:table-cell office:value-type="float" office:value="0.74163783160323" calcext:value-type="float">
            <text:p>0.7416378316032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7.226957947519" calcext:value-type="float">
            <text:p>17.226957947519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020423488129" calcext:value-type="float">
            <text:p>17.3020423488129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66173231303" calcext:value-type="float">
            <text:p>17.066173231303</text:p>
          </table:table-cell>
          <table:table-cell office:value-type="float" office:value="0.69204152249135" calcext:value-type="float">
            <text:p>0.6920415224913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580176899194" calcext:value-type="float">
            <text:p>17.6580176899194</text:p>
          </table:table-cell>
          <table:table-cell office:value-type="float" office:value="0.867935409457901" calcext:value-type="float">
            <text:p>0,8679354094579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1532359148069" calcext:value-type="float">
            <text:p>19,153235914806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2294151090888" calcext:value-type="float">
            <text:p>20.22941510908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14093959731544" calcext:value-type="float">
            <text:p>4.14093959731544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61505104847515" calcext:value-type="float">
            <text:p>4.615051048475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550471130705" calcext:value-type="float">
            <text:p>15.550471130705</text:p>
          </table:table-cell>
          <table:table-cell office:value-type="float" office:value="0.681084198385237" calcext:value-type="float">
            <text:p>0.68108419838523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6086473865579" calcext:value-type="float">
            <text:p>17.6086473865579</text:p>
          </table:table-cell>
          <table:table-cell office:value-type="float" office:value="0.64878892733564" calcext:value-type="float">
            <text:p>0.6487889273356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649362759727" calcext:value-type="float">
            <text:p>16.9649362759727</text:p>
          </table:table-cell>
          <table:table-cell office:value-type="float" office:value="0.679354094579008" calcext:value-type="float">
            <text:p>0.67935409457900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752372757989" calcext:value-type="float">
            <text:p>17.5752372757989</text:p>
          </table:table-cell>
          <table:table-cell office:value-type="float" office:value="0.869665513264129" calcext:value-type="float">
            <text:p>0,86966551326412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934796631297" calcext:value-type="float">
            <text:p>19,5934796631297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910183766807" calcext:value-type="float">
            <text:p>19.9910183766807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41077441077441" calcext:value-type="float">
            <text:p>5.41077441077441</text:p>
          </table:table-cell>
          <table:table-cell office:value-type="float" office:value="0.370818915801615" calcext:value-type="float">
            <text:p>0.370818915801615</text:p>
          </table:table-cell>
          <table:table-cell office:value-type="float" office:value="292" calcext:value-type="float">
            <text:p>292</text:p>
          </table:table-cell>
          <table:table-cell office:value-type="float" office:value="5.68439269324751" calcext:value-type="float">
            <text:p>5.68439269324751</text:p>
          </table:table-cell>
          <table:table-cell office:value-type="float" office:value="0.616493656286044" calcext:value-type="float">
            <text:p>0.61649365628604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69956470547" calcext:value-type="float">
            <text:p>16.069956470547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554256517148" calcext:value-type="float">
            <text:p>16.7554256517148</text:p>
          </table:table-cell>
          <table:table-cell office:value-type="float" office:value="0.782006920415225" calcext:value-type="float">
            <text:p>0.78200692041522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8600885648851" calcext:value-type="float">
            <text:p>17.8600885648851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425480318402" calcext:value-type="float">
            <text:p>18.1425480318402</text:p>
          </table:table-cell>
          <table:table-cell office:value-type="float" office:value="0.89273356401384" calcext:value-type="float">
            <text:p>0,892733564013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7587333591365" calcext:value-type="float">
            <text:p>20,7587333591365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3965275288237" calcext:value-type="float">
            <text:p>19.396527528823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21034482758621" calcext:value-type="float">
            <text:p>5.21034482758621</text:p>
          </table:table-cell>
          <table:table-cell office:value-type="float" office:value="0.401384083044983" calcext:value-type="float">
            <text:p>0.401384083044983</text:p>
          </table:table-cell>
          <table:table-cell office:value-type="float" office:value="292" calcext:value-type="float">
            <text:p>292</text:p>
          </table:table-cell>
          <table:table-cell office:value-type="float" office:value="5.0471367354889" calcext:value-type="float">
            <text:p>5.0471367354889</text:p>
          </table:table-cell>
          <table:table-cell office:value-type="float" office:value="0.67762399077278" calcext:value-type="float">
            <text:p>0.6776239907727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989347202005" calcext:value-type="float">
            <text:p>16.798934720200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775916147545" calcext:value-type="float">
            <text:p>17.4775916147545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4021912113377" calcext:value-type="float">
            <text:p>17.4021912113377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3630987618176" calcext:value-type="float">
            <text:p>17.3630987618176</text:p>
          </table:table-cell>
          <table:table-cell office:value-type="float" office:value="0.916378316032295" calcext:value-type="float">
            <text:p>0,916378316032295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908177474396" calcext:value-type="float">
            <text:p>20,3908177474396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035990469541" calcext:value-type="float">
            <text:p>20.03599046954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2155477031802" calcext:value-type="float">
            <text:p>5.3215547703180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87285007070065" calcext:value-type="float">
            <text:p>4.87285007070065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197058135464" calcext:value-type="float">
            <text:p>16.7197058135464</text:p>
          </table:table-cell>
          <table:table-cell office:value-type="float" office:value="0.655709342560554" calcext:value-type="float">
            <text:p>0.65570934256055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2816617570455" calcext:value-type="float">
            <text:p>17.2816617570455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444534496207" calcext:value-type="float">
            <text:p>17.5444534496207</text:p>
          </table:table-cell>
          <table:table-cell office:value-type="float" office:value="0.734140715109573" calcext:value-type="float">
            <text:p>0.73414071510957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626113927866" calcext:value-type="float">
            <text:p>17.7626113927866</text:p>
          </table:table-cell>
          <table:table-cell office:value-type="float" office:value="0.880046136101499" calcext:value-type="float">
            <text:p>0,88004613610149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455430374902" calcext:value-type="float">
            <text:p>20,345543037490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74833127823" calcext:value-type="float">
            <text:p>20.1748331278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68620689655172" calcext:value-type="float">
            <text:p>4.68620689655172</text:p>
          </table:table-cell>
          <table:table-cell office:value-type="float" office:value="0.352364475201845" calcext:value-type="float">
            <text:p>0.352364475201845</text:p>
          </table:table-cell>
          <table:table-cell office:value-type="float" office:value="292" calcext:value-type="float">
            <text:p>292</text:p>
          </table:table-cell>
          <table:table-cell office:value-type="float" office:value="5.93425605536332" calcext:value-type="float">
            <text:p>5.93425605536332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1571555383948" calcext:value-type="float">
            <text:p>16.1571555383948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638492214524" calcext:value-type="float">
            <text:p>16.7638492214524</text:p>
          </table:table-cell>
          <table:table-cell office:value-type="float" office:value="0.709342560553633" calcext:value-type="float">
            <text:p>0.70934256055363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060139510149" calcext:value-type="float">
            <text:p>17.6060139510149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407699972717" calcext:value-type="float">
            <text:p>18.3407699972717</text:p>
          </table:table-cell>
          <table:table-cell office:value-type="float" office:value="0.8679354094579" calcext:value-type="float">
            <text:p>0,867935409457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77098583234" calcext:value-type="float">
            <text:p>19,8577098583234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8.8938471963989" calcext:value-type="float">
            <text:p>18.8938471963989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45098039215686" calcext:value-type="float">
            <text:p>4.45098039215686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92" calcext:value-type="float">
            <text:p>292</text:p>
          </table:table-cell>
          <table:table-cell office:value-type="float" office:value="5.02694353247876" calcext:value-type="float">
            <text:p>5.02694353247876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6190682647941" calcext:value-type="float">
            <text:p>15.6190682647941</text:p>
          </table:table-cell>
          <table:table-cell office:value-type="float" office:value="0.731833910034602" calcext:value-type="float">
            <text:p>0.73183391003460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768284439335" calcext:value-type="float">
            <text:p>17.3768284439335</text:p>
          </table:table-cell>
          <table:table-cell office:value-type="float" office:value="0.743367935409458" calcext:value-type="float">
            <text:p>0.74336793540945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334765677817" calcext:value-type="float">
            <text:p>17.5334765677817</text:p>
          </table:table-cell>
          <table:table-cell office:value-type="float" office:value="0.680507497116494" calcext:value-type="float">
            <text:p>0.68050749711649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705575029041" calcext:value-type="float">
            <text:p>17.6705575029041</text:p>
          </table:table-cell>
          <table:table-cell office:value-type="float" office:value="0.895040369088812" calcext:value-type="float">
            <text:p>0,895040369088812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427505224752" calcext:value-type="float">
            <text:p>20,2427505224752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399948371742" calcext:value-type="float">
            <text:p>19.939994837174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6140350877193" calcext:value-type="float">
            <text:p>4.9614035087719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2" calcext:value-type="float">
            <text:p>292</text:p>
          </table:table-cell>
          <table:table-cell office:value-type="float" office:value="5.30160901488915" calcext:value-type="float">
            <text:p>5.30160901488915</text:p>
          </table:table-cell>
          <table:table-cell office:value-type="float" office:value="0.659746251441753" calcext:value-type="float">
            <text:p>0.65974625144175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271120593918" calcext:value-type="float">
            <text:p>15.9271120593918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97077417691" calcext:value-type="float">
            <text:p>17.5897077417691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5970487936491" calcext:value-type="float">
            <text:p>16.5970487936491</text:p>
          </table:table-cell>
          <table:table-cell office:value-type="float" office:value="0.71280276816609" calcext:value-type="float">
            <text:p>0.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9407921109254" calcext:value-type="float">
            <text:p>17.9407921109254</text:p>
          </table:table-cell>
          <table:table-cell office:value-type="float" office:value="0.853517877739331" calcext:value-type="float">
            <text:p>0,85351787773933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373209753855" calcext:value-type="float">
            <text:p>19,5373209753855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2571879323692" calcext:value-type="float">
            <text:p>19.2571879323692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85099337748344" calcext:value-type="float">
            <text:p>4.85099337748344</text:p>
          </table:table-cell>
          <table:table-cell office:value-type="float" office:value="0.332179930795848" calcext:value-type="float">
            <text:p>0.332179930795848</text:p>
          </table:table-cell>
          <table:table-cell office:value-type="float" office:value="292" calcext:value-type="float">
            <text:p>292</text:p>
          </table:table-cell>
          <table:table-cell office:value-type="float" office:value="5.01896018688693" calcext:value-type="float">
            <text:p>5.01896018688693</text:p>
          </table:table-cell>
          <table:table-cell office:value-type="float" office:value="0.707612456747405" calcext:value-type="float">
            <text:p>0.70761245674740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5355553336" calcext:value-type="float">
            <text:p>16.583535555333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405019450639" calcext:value-type="float">
            <text:p>17.4405019450639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3252979282125" calcext:value-type="float">
            <text:p>17.3252979282125</text:p>
          </table:table-cell>
          <table:table-cell office:value-type="float" office:value="0.710495963091119" calcext:value-type="float">
            <text:p>0.71049596309111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653107207218" calcext:value-type="float">
            <text:p>18.1653107207218</text:p>
          </table:table-cell>
          <table:table-cell office:value-type="float" office:value="0.879469434832756" calcext:value-type="float">
            <text:p>0,87946943483275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878288606343" calcext:value-type="float">
            <text:p>19,8878288606343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635490932562" calcext:value-type="float">
            <text:p>18.635490932562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0.41118800461361" calcext:value-type="float">
            <text:p>0.41118800461361</text:p>
          </table:table-cell>
          <table:table-cell office:value-type="float" office:value="292" calcext:value-type="float">
            <text:p>292</text:p>
          </table:table-cell>
          <table:table-cell office:value-type="float" office:value="5.30189777761827" calcext:value-type="float">
            <text:p>5.30189777761827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08749784292" calcext:value-type="float">
            <text:p>16.6108749784292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607865619728" calcext:value-type="float">
            <text:p>17.4607865619728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7031327390392" calcext:value-type="float">
            <text:p>17.7031327390392</text:p>
          </table:table-cell>
          <table:table-cell office:value-type="float" office:value="0.709919261822376" calcext:value-type="float">
            <text:p>0.70991926182237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415538238076" calcext:value-type="float">
            <text:p>17.7415538238076</text:p>
          </table:table-cell>
          <table:table-cell office:value-type="float" office:value="0.885236447520184" calcext:value-type="float">
            <text:p>0,8852364475201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0772858228" calcext:value-type="float">
            <text:p>19,850772858228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118131998599" calcext:value-type="float">
            <text:p>19.8118131998599</text:p>
          </table:table-cell>
          <table:table-cell office:value-type="float" office:value="0.42156862745098" calcext:value-type="float">
            <text:p>0.4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7864406779661" calcext:value-type="float">
            <text:p>5.7864406779661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292" calcext:value-type="float">
            <text:p>292</text:p>
          </table:table-cell>
          <table:table-cell office:value-type="float" office:value="4.57808625392441" calcext:value-type="float">
            <text:p>4.57808625392441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1773403379" calcext:value-type="float">
            <text:p>16.0961773403379</text:p>
          </table:table-cell>
          <table:table-cell office:value-type="float" office:value="0.679930795847751" calcext:value-type="float">
            <text:p>0.67993079584775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9801021827658" calcext:value-type="float">
            <text:p>16.9801021827658</text:p>
          </table:table-cell>
          <table:table-cell office:value-type="float" office:value="0.742214532871973" calcext:value-type="float">
            <text:p>0.74221453287197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297871582286" calcext:value-type="float">
            <text:p>16.9297871582286</text:p>
          </table:table-cell>
          <table:table-cell office:value-type="float" office:value="0.694925028835063" calcext:value-type="float">
            <text:p>0.69492502883506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220433023411" calcext:value-type="float">
            <text:p>17.7220433023411</text:p>
          </table:table-cell>
          <table:table-cell office:value-type="float" office:value="0.859861591695501" calcext:value-type="float">
            <text:p>0,8598615916955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557117402148" calcext:value-type="float">
            <text:p>19,2557117402148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0134997235577" calcext:value-type="float">
            <text:p>19.013499723557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8604651162791" calcext:value-type="float">
            <text:p>5.1860465116279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2" calcext:value-type="float">
            <text:p>292</text:p>
          </table:table-cell>
          <table:table-cell office:value-type="float" office:value="5.44171644906939" calcext:value-type="float">
            <text:p>5.4417164490693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4379602286887" calcext:value-type="float">
            <text:p>16.4379602286887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4466023436644" calcext:value-type="float">
            <text:p>16.4466023436644</text:p>
          </table:table-cell>
          <table:table-cell office:value-type="float" office:value="0.745674740484429" calcext:value-type="float">
            <text:p>0.74567474048442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8.2434081986148" calcext:value-type="float">
            <text:p>18.2434081986148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408583965327" calcext:value-type="float">
            <text:p>17.6408583965327</text:p>
          </table:table-cell>
          <table:table-cell office:value-type="float" office:value="0.881776239907727" calcext:value-type="float">
            <text:p>0,881776239907727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923977373624" calcext:value-type="float">
            <text:p>19,292397737362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050971094005" calcext:value-type="float">
            <text:p>20.305097109400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0990099009901" calcext:value-type="float">
            <text:p>5.099009900990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4.71728770871813" calcext:value-type="float">
            <text:p>4.71728770871813</text:p>
          </table:table-cell>
          <table:table-cell office:value-type="float" office:value="0.662053056516724" calcext:value-type="float">
            <text:p>0.66205305651672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665424097377" calcext:value-type="float">
            <text:p>15.9665424097377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1143857156733" calcext:value-type="float">
            <text:p>17.1143857156733</text:p>
          </table:table-cell>
          <table:table-cell office:value-type="float" office:value="0.721453287197232" calcext:value-type="float">
            <text:p>0.721453287197232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221081515859" calcext:value-type="float">
            <text:p>17.0221081515859</text:p>
          </table:table-cell>
          <table:table-cell office:value-type="float" office:value="0.724336793540946" calcext:value-type="float">
            <text:p>0.72433679354094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262953067898" calcext:value-type="float">
            <text:p>17.8262953067898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999943115583" calcext:value-type="float">
            <text:p>20,2999943115583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988330963516" calcext:value-type="float">
            <text:p>19.8988330963516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67391304347826" calcext:value-type="float">
            <text:p>5.67391304347826</text:p>
          </table:table-cell>
          <table:table-cell office:value-type="float" office:value="0.362168396770473" calcext:value-type="float">
            <text:p>0.362168396770473</text:p>
          </table:table-cell>
          <table:table-cell office:value-type="float" office:value="292" calcext:value-type="float">
            <text:p>292</text:p>
          </table:table-cell>
          <table:table-cell office:value-type="float" office:value="5.664712737581" calcext:value-type="float">
            <text:p>5.664712737581</text:p>
          </table:table-cell>
          <table:table-cell office:value-type="float" office:value="0.715109573241061" calcext:value-type="float">
            <text:p>0.71510957324106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7649211127" calcext:value-type="float">
            <text:p>16.5837649211127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86839006852" calcext:value-type="float">
            <text:p>16.7286839006852</text:p>
          </table:table-cell>
          <table:table-cell office:value-type="float" office:value="0.722606689734717" calcext:value-type="float">
            <text:p>0.722606689734717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2542149619203" calcext:value-type="float">
            <text:p>17.2542149619203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693340828194" calcext:value-type="float">
            <text:p>17.8693340828194</text:p>
          </table:table-cell>
          <table:table-cell office:value-type="float" office:value="0.844867358708189" calcext:value-type="float">
            <text:p>0,84486735870818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394977695127" calcext:value-type="float">
            <text:p>19,7394977695127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1.0530379337815" calcext:value-type="float">
            <text:p>41.053037933781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5915492957747" calcext:value-type="float">
            <text:p>5.8591549295774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09410061791466" calcext:value-type="float">
            <text:p>7.09410061791466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2.8784354722666" calcext:value-type="float">
            <text:p>22.8784354722666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8017049349304" calcext:value-type="float">
            <text:p>25.801704934930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4877020188818" calcext:value-type="float">
            <text:p>26.4877020188818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028268652173" calcext:value-type="float">
            <text:p>27.4028268652173</text:p>
          </table:table-cell>
          <table:table-cell office:value-type="float" office:value="0.672941176470588" calcext:value-type="float">
            <text:p>0,67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8923187407525" calcext:value-type="float">
            <text:p>35,8923187407525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8.8041134261104" calcext:value-type="float">
            <text:p>38.8041134261104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51388888888889" calcext:value-type="float">
            <text:p>6.513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77468405777229" calcext:value-type="float">
            <text:p>5.77468405777229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7578" calcext:value-type="float">
            <text:p>7578</text:p>
          </table:table-cell>
          <table:table-cell office:value-type="float" office:value="24.8536633427553" calcext:value-type="float">
            <text:p>24.8536633427553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716957458237" calcext:value-type="float">
            <text:p>26.1716957458237</text:p>
          </table:table-cell>
          <table:table-cell office:value-type="float" office:value="0.314117647058823" calcext:value-type="float">
            <text:p>0.31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048933482654" calcext:value-type="float">
            <text:p>26.1048933482654</text:p>
          </table:table-cell>
          <table:table-cell office:value-type="float" office:value="0.210588235294118" calcext:value-type="float">
            <text:p>0.21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15198898398" calcext:value-type="float">
            <text:p>25.15198898398</text:p>
          </table:table-cell>
          <table:table-cell office:value-type="float" office:value="0.570588235294118" calcext:value-type="float">
            <text:p>0,5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2875557821302" calcext:value-type="float">
            <text:p>33,2875557821302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2405063987856" calcext:value-type="float">
            <text:p>40.2405063987856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6423841059603" calcext:value-type="float">
            <text:p>6.3642384105960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48854087089381" calcext:value-type="float">
            <text:p>6.48854087089381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5997011414408" calcext:value-type="float">
            <text:p>24.5997011414408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0123502053354" calcext:value-type="float">
            <text:p>26.0123502053354</text:p>
          </table:table-cell>
          <table:table-cell office:value-type="float" office:value="0.24" calcext:value-type="float">
            <text:p>0.2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3189007391529" calcext:value-type="float">
            <text:p>26.3189007391529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065614116798" calcext:value-type="float">
            <text:p>26.0065614116798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5311789274393" calcext:value-type="float">
            <text:p>36,5311789274393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0757395347969" calcext:value-type="float">
            <text:p>39.0757395347969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87261146496816" calcext:value-type="float">
            <text:p>7.8726114649681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12422600619195" calcext:value-type="float">
            <text:p>6.12422600619195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3.2285010384616" calcext:value-type="float">
            <text:p>23.2285010384616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4310760529905" calcext:value-type="float">
            <text:p>24.4310760529905</text:p>
          </table:table-cell>
          <table:table-cell office:value-type="float" office:value="0.267058823529412" calcext:value-type="float">
            <text:p>0.26705882352941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554708393309" calcext:value-type="float">
            <text:p>25.0554708393309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9987820852695" calcext:value-type="float">
            <text:p>25.9987820852695</text:p>
          </table:table-cell>
          <table:table-cell office:value-type="float" office:value="0.591764705882353" calcext:value-type="float">
            <text:p>0,59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9230075358677" calcext:value-type="float">
            <text:p>34,9230075358677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08932299133" calcext:value-type="float">
            <text:p>39.880893229913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08888888888889" calcext:value-type="float">
            <text:p>6.088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86680533255486" calcext:value-type="float">
            <text:p>5.86680533255486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4719417871221" calcext:value-type="float">
            <text:p>25.471941787122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6988904399489" calcext:value-type="float">
            <text:p>26.6988904399489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8585593308836" calcext:value-type="float">
            <text:p>24.8585593308836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1369035470326" calcext:value-type="float">
            <text:p>28.1369035470326</text:p>
          </table:table-cell>
          <table:table-cell office:value-type="float" office:value="0.64" calcext:value-type="float">
            <text:p>0,6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996027238226" calcext:value-type="float">
            <text:p>35,996027238226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8554632709593" calcext:value-type="float">
            <text:p>40.8554632709593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0322580645161" calcext:value-type="float">
            <text:p>7.70322580645161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61114941396632" calcext:value-type="float">
            <text:p>5.61114941396632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1.6810486050773" calcext:value-type="float">
            <text:p>21.681048605077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13489095822" calcext:value-type="float">
            <text:p>25.01348909582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75013567767" calcext:value-type="float">
            <text:p>26.875013567767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914799846925" calcext:value-type="float">
            <text:p>27.4914799846925</text:p>
          </table:table-cell>
          <table:table-cell office:value-type="float" office:value="0.632941176470588" calcext:value-type="float">
            <text:p>0,63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730130853033" calcext:value-type="float">
            <text:p>33,7730130853033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40.3242398505688" calcext:value-type="float">
            <text:p>40.324239850568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76811594202899" calcext:value-type="float">
            <text:p>6.76811594202899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68696268304204" calcext:value-type="float">
            <text:p>6.68696268304204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5450964827503" calcext:value-type="float">
            <text:p>25.5450964827503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4481576550753" calcext:value-type="float">
            <text:p>26.448157655075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369577583533" calcext:value-type="float">
            <text:p>25.2369577583533</text:p>
          </table:table-cell>
          <table:table-cell office:value-type="float" office:value="0.218823529411765" calcext:value-type="float">
            <text:p>0.218823529411765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2163722326814" calcext:value-type="float">
            <text:p>25.2163722326814</text:p>
          </table:table-cell>
          <table:table-cell office:value-type="float" office:value="0.596470588235294" calcext:value-type="float">
            <text:p>0,59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053456599316" calcext:value-type="float">
            <text:p>33,7053456599316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1.0399749317223" calcext:value-type="float">
            <text:p>41.039974931722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44444444444444" calcext:value-type="float">
            <text:p>7.44444444444444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8.00279510461903" calcext:value-type="float">
            <text:p>8.00279510461903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1108062462978" calcext:value-type="float">
            <text:p>25.1108062462978</text:p>
          </table:table-cell>
          <table:table-cell office:value-type="float" office:value="0.305882352941176" calcext:value-type="float">
            <text:p>0.30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164042829155" calcext:value-type="float">
            <text:p>26.5164042829155</text:p>
          </table:table-cell>
          <table:table-cell office:value-type="float" office:value="0.303529411764706" calcext:value-type="float">
            <text:p>0.30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9670511466112" calcext:value-type="float">
            <text:p>26.9670511466112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9374972896264" calcext:value-type="float">
            <text:p>26.9374972896264</text:p>
          </table:table-cell>
          <table:table-cell office:value-type="float" office:value="0.662352941176471" calcext:value-type="float">
            <text:p>0,66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2530766525362" calcext:value-type="float">
            <text:p>36,2530766525362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0308669306861" calcext:value-type="float">
            <text:p>40.0308669306861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0851063829787" calcext:value-type="float">
            <text:p>5.8085106382978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8.05382020953422" calcext:value-type="float">
            <text:p>8.05382020953422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7578" calcext:value-type="float">
            <text:p>7578</text:p>
          </table:table-cell>
          <table:table-cell office:value-type="float" office:value="22.3877926029997" calcext:value-type="float">
            <text:p>22.3877926029997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573999059679" calcext:value-type="float">
            <text:p>27.5573999059679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4873520971267" calcext:value-type="float">
            <text:p>25.4873520971267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4682082716325" calcext:value-type="float">
            <text:p>26.4682082716325</text:p>
          </table:table-cell>
          <table:table-cell office:value-type="float" office:value="0.61764705882353" calcext:value-type="float">
            <text:p>0,6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8648198932354" calcext:value-type="float">
            <text:p>34,8648198932354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9553333835317" calcext:value-type="float">
            <text:p>39.9553333835317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8243243243243" calcext:value-type="float">
            <text:p>6.68243243243243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6.6050715887528" calcext:value-type="float">
            <text:p>6.6050715887528</text:p>
          </table:table-cell>
          <table:table-cell office:value-type="float" office:value="0.202352941176471" calcext:value-type="float">
            <text:p>0.202352941176471</text:p>
          </table:table-cell>
          <table:table-cell office:value-type="float" office:value="7578" calcext:value-type="float">
            <text:p>7578</text:p>
          </table:table-cell>
          <table:table-cell office:value-type="float" office:value="22.4884871928633" calcext:value-type="float">
            <text:p>22.488487192863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3711832145196" calcext:value-type="float">
            <text:p>26.371183214519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4650449356513" calcext:value-type="float">
            <text:p>24.4650449356513</text:p>
          </table:table-cell>
          <table:table-cell office:value-type="float" office:value="0.230588235294118" calcext:value-type="float">
            <text:p>0.23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82648618503" calcext:value-type="float">
            <text:p>26.082648618503</text:p>
          </table:table-cell>
          <table:table-cell office:value-type="float" office:value="0.604705882352941" calcext:value-type="float">
            <text:p>0,60470588235294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0468436656913" calcext:value-type="float">
            <text:p>34,0468436656913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824283551092" calcext:value-type="float">
            <text:p>40.0824283551092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986301369863" calcext:value-type="float">
            <text:p>6.6986301369863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17593632818547" calcext:value-type="float">
            <text:p>5.1759363281854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8605032237878" calcext:value-type="float">
            <text:p>24.8605032237878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9754957130735" calcext:value-type="float">
            <text:p>26.9754957130735</text:p>
          </table:table-cell>
          <table:table-cell office:value-type="float" office:value="0.281176470588235" calcext:value-type="float">
            <text:p>0.281176470588235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701419581112" calcext:value-type="float">
            <text:p>25.270141958111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3503021910359" calcext:value-type="float">
            <text:p>26.3503021910359</text:p>
          </table:table-cell>
          <table:table-cell office:value-type="float" office:value="0.642352941176471" calcext:value-type="float">
            <text:p>0,64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951463430639" calcext:value-type="float">
            <text:p>35,3951463430639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85882352941176" calcext:value-type="float">
            <text:p>0.98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38.3491065963868" calcext:value-type="float">
            <text:p>38.3491065963868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92258064516129" calcext:value-type="float">
            <text:p>6.9225806451612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3.80241959797618" calcext:value-type="float">
            <text:p>3.80241959797618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4.4508340709683" calcext:value-type="float">
            <text:p>24.4508340709683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515237636048" calcext:value-type="float">
            <text:p>25.0515237636048</text:p>
          </table:table-cell>
          <table:table-cell office:value-type="float" office:value="0.32" calcext:value-type="float">
            <text:p>0.3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2145636123792" calcext:value-type="float">
            <text:p>26.2145636123792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8271653404418" calcext:value-type="float">
            <text:p>28.8271653404418</text:p>
          </table:table-cell>
          <table:table-cell office:value-type="float" office:value="0.628235294117647" calcext:value-type="float">
            <text:p>0,628235294117647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6797638623517" calcext:value-type="float">
            <text:p>34,6797638623517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41.430566353186" calcext:value-type="float">
            <text:p>41.43056635318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29496402877698" calcext:value-type="float">
            <text:p>5.29496402877698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6.89433932080991" calcext:value-type="float">
            <text:p>6.8943393208099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5.8900355833237" calcext:value-type="float">
            <text:p>25.8900355833237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702912035094" calcext:value-type="float">
            <text:p>27.2702912035094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00532737163" calcext:value-type="float">
            <text:p>25.000532737163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5597065757125" calcext:value-type="float">
            <text:p>27.5597065757125</text:p>
          </table:table-cell>
          <table:table-cell office:value-type="float" office:value="0.589411764705883" calcext:value-type="float">
            <text:p>0,58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7809212467407" calcext:value-type="float">
            <text:p>35,7809212467407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7455618368805" calcext:value-type="float">
            <text:p>39.745561836880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76315789473684" calcext:value-type="float">
            <text:p>5.76315789473684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7.62046188338349" calcext:value-type="float">
            <text:p>7.62046188338349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7578" calcext:value-type="float">
            <text:p>7578</text:p>
          </table:table-cell>
          <table:table-cell office:value-type="float" office:value="24.2199936378287" calcext:value-type="float">
            <text:p>24.2199936378287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2372704344907" calcext:value-type="float">
            <text:p>26.2372704344907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7.0742699460313" calcext:value-type="float">
            <text:p>27.0742699460313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5437294414464" calcext:value-type="float">
            <text:p>28.5437294414464</text:p>
          </table:table-cell>
          <table:table-cell office:value-type="float" office:value="0.670588235294118" calcext:value-type="float">
            <text:p>0,6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1489665661743" calcext:value-type="float">
            <text:p>35,1489665661743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5817133704301" calcext:value-type="float">
            <text:p>39.5817133704301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4868421052632" calcext:value-type="float">
            <text:p>6.34868421052632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99928099582079" calcext:value-type="float">
            <text:p>6.99928099582079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3795535077366" calcext:value-type="float">
            <text:p>24.3795535077366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021655419488" calcext:value-type="float">
            <text:p>26.5021655419488</text:p>
          </table:table-cell>
          <table:table-cell office:value-type="float" office:value="0.289411764705882" calcext:value-type="float">
            <text:p>0.28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0651171719991" calcext:value-type="float">
            <text:p>26.0651171719991</text:p>
          </table:table-cell>
          <table:table-cell office:value-type="float" office:value="0.195294117647059" calcext:value-type="float">
            <text:p>0.19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7399037994836" calcext:value-type="float">
            <text:p>25.7399037994836</text:p>
          </table:table-cell>
          <table:table-cell office:value-type="float" office:value="0.6" calcext:value-type="float">
            <text:p>0,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4088656511208" calcext:value-type="float">
            <text:p>35,408865651120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7364729500648" calcext:value-type="float">
            <text:p>39.736472950064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18367346938776" calcext:value-type="float">
            <text:p>5.1836734693877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.1247207743857" calcext:value-type="float">
            <text:p>7.1247207743857</text:p>
          </table:table-cell>
          <table:table-cell office:value-type="float" office:value="0.191764705882353" calcext:value-type="float">
            <text:p>0.191764705882353</text:p>
          </table:table-cell>
          <table:table-cell office:value-type="float" office:value="7578" calcext:value-type="float">
            <text:p>7578</text:p>
          </table:table-cell>
          <table:table-cell office:value-type="float" office:value="21.3744091886386" calcext:value-type="float">
            <text:p>21.3744091886386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7386562876611" calcext:value-type="float">
            <text:p>24.738656287661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038730104586" calcext:value-type="float">
            <text:p>25.2038730104586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0319256613814" calcext:value-type="float">
            <text:p>27.0319256613814</text:p>
          </table:table-cell>
          <table:table-cell office:value-type="float" office:value="0.615294117647059" calcext:value-type="float">
            <text:p>0,615294117647059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3789737569303" calcext:value-type="float">
            <text:p>34,3789737569303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8620987881578" calcext:value-type="float">
            <text:p>40.8620987881578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6.34796147458635" calcext:value-type="float">
            <text:p>6.34796147458635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7578" calcext:value-type="float">
            <text:p>7578</text:p>
          </table:table-cell>
          <table:table-cell office:value-type="float" office:value="22.767214617829" calcext:value-type="float">
            <text:p>22.767214617829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519674459496" calcext:value-type="float">
            <text:p>27.2519674459496</text:p>
          </table:table-cell>
          <table:table-cell office:value-type="float" office:value="0.296470588235294" calcext:value-type="float">
            <text:p>0.29647058823529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962456653787" calcext:value-type="float">
            <text:p>26.8962456653787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361067769937" calcext:value-type="float">
            <text:p>27.8361067769937</text:p>
          </table:table-cell>
          <table:table-cell office:value-type="float" office:value="0.616470588235294" calcext:value-type="float">
            <text:p>0,61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607787433922" calcext:value-type="float">
            <text:p>35,3607787433922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83529411764706" calcext:value-type="float">
            <text:p>0.98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38.3052004948815" calcext:value-type="float">
            <text:p>38.3052004948815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12745154945708" calcext:value-type="float">
            <text:p>7.12745154945708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2.8651494428859" calcext:value-type="float">
            <text:p>22.8651494428859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985685384158" calcext:value-type="float">
            <text:p>26.1985685384158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1731309352554" calcext:value-type="float">
            <text:p>24.1731309352554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3672257237963" calcext:value-type="float">
            <text:p>25.3672257237963</text:p>
          </table:table-cell>
          <table:table-cell office:value-type="float" office:value="0.623529411764706" calcext:value-type="float">
            <text:p>0,62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1412015869805" calcext:value-type="float">
            <text:p>34,1412015869805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1.3845893740876" calcext:value-type="float">
            <text:p>41.384589374087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7096774193548" calcext:value-type="float">
            <text:p>6.67096774193548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5.80637254901961" calcext:value-type="float">
            <text:p>5.80637254901961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3.7777805013345" calcext:value-type="float">
            <text:p>23.7777805013345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726176698916" calcext:value-type="float">
            <text:p>27.572617669891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645115334435" calcext:value-type="float">
            <text:p>26.1645115334435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143216879687" calcext:value-type="float">
            <text:p>27.8143216879687</text:p>
          </table:table-cell>
          <table:table-cell office:value-type="float" office:value="0.669411764705883" calcext:value-type="float">
            <text:p>0,66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7131151825579" calcext:value-type="float">
            <text:p>34,7131151825579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8.6660136070817" calcext:value-type="float">
            <text:p>38.6660136070817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6190476190476" calcext:value-type="float">
            <text:p>7.76190476190476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45160109076743" calcext:value-type="float">
            <text:p>5.4516010907674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41044611878" calcext:value-type="float">
            <text:p>24.41044611878</text:p>
          </table:table-cell>
          <table:table-cell office:value-type="float" office:value="0.278823529411765" calcext:value-type="float">
            <text:p>0.27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1621986314386" calcext:value-type="float">
            <text:p>25.162198631438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02272936554" calcext:value-type="float">
            <text:p>24.02272936554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64414201094" calcext:value-type="float">
            <text:p>27.864414201094</text:p>
          </table:table-cell>
          <table:table-cell office:value-type="float" office:value="0.594117647058823" calcext:value-type="float">
            <text:p>0,59411764705882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5218633656977" calcext:value-type="float">
            <text:p>35,5218633656977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9.0206616119173" calcext:value-type="float">
            <text:p>89.02066161191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8.28571428571429" calcext:value-type="float">
            <text:p>8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.15083883015572" calcext:value-type="float">
            <text:p>7.1508388301557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779005689" calcext:value-type="float">
            <text:p>32.067790056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1.5170917116737" calcext:value-type="float">
            <text:p>41.51709171167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1098162675811" calcext:value-type="float">
            <text:p>38.109816267581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4426532282914" calcext:value-type="float">
            <text:p>43.4426532282914</text:p>
          </table:table-cell>
          <table:table-cell office:value-type="float" office:value="0.394117647058824" calcext:value-type="float">
            <text:p>0,39411764705882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90.8775301147206" calcext:value-type="float">
            <text:p>90,8775301147206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41176470588236" calcext:value-type="float">
            <text:p>0.941176470588236</text:p>
          </table:table-cell>
          <table:table-cell office:value-type="float" office:value="0" calcext:value-type="float">
            <text:p>0</text:p>
          </table:table-cell>
          <table:table-cell office:value-type="float" office:value="92.1697110048907" calcext:value-type="float">
            <text:p>92.16971100489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2258064516129" calcext:value-type="float">
            <text:p>6.2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45965408902853" calcext:value-type="float">
            <text:p>8.4596540890285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316951576256" calcext:value-type="float">
            <text:p>41.5316951576256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5.2886947728018" calcext:value-type="float">
            <text:p>45.2886947728018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6696965817742" calcext:value-type="float">
            <text:p>45.6696965817742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6.3184299257171" calcext:value-type="float">
            <text:p>46.3184299257171</text:p>
          </table:table-cell>
          <table:table-cell office:value-type="float" office:value="0.461764705882353" calcext:value-type="float">
            <text:p>0,4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0139923450591" calcext:value-type="float">
            <text:p>82,0139923450591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92.7115528637238" calcext:value-type="float">
            <text:p>92.711552863723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21875" calcext:value-type="float">
            <text:p>7.218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27843137254902" calcext:value-type="float">
            <text:p>8.278431372549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291160873221" calcext:value-type="float">
            <text:p>34.2291160873221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3248440613474" calcext:value-type="float">
            <text:p>44.324844061347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394726096299" calcext:value-type="float">
            <text:p>42.73947260962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7992706523132" calcext:value-type="float">
            <text:p>40.7992706523132</text:p>
          </table:table-cell>
          <table:table-cell office:value-type="float" office:value="0.452941176470588" calcext:value-type="float">
            <text:p>0,45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9939000719597" calcext:value-type="float">
            <text:p>85,9939000719597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88.9123013676661" calcext:value-type="float">
            <text:p>88.912301367666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7864923747277" calcext:value-type="float">
            <text:p>6.6786492374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9.5184101193064" calcext:value-type="float">
            <text:p>39.518410119306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346744518819" calcext:value-type="float">
            <text:p>39.434674451881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838548924441" calcext:value-type="float">
            <text:p>44.483854892444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858301698995" calcext:value-type="float">
            <text:p>40.9858301698995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6.0581805050248" calcext:value-type="float">
            <text:p>76,0581805050248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8.7762220299809" calcext:value-type="float">
            <text:p>98.776222029980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67692307692308" calcext:value-type="float">
            <text:p>5.6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997442455243" calcext:value-type="float">
            <text:p>6.10997442455243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7756652732037" calcext:value-type="float">
            <text:p>35.775665273203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448768835795" calcext:value-type="float">
            <text:p>42.544876883579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9.881794839858" calcext:value-type="float">
            <text:p>39.88179483985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8.3702069888921" calcext:value-type="float">
            <text:p>38.3702069888921</text:p>
          </table:table-cell>
          <table:table-cell office:value-type="float" office:value="0.376470588235294" calcext:value-type="float">
            <text:p>0,37647058823529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053894026904" calcext:value-type="float">
            <text:p>80,05389402690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2.1424234344493" calcext:value-type="float">
            <text:p>92.142423434449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515625" calcext:value-type="float">
            <text:p>9.515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.19879459980714" calcext:value-type="float">
            <text:p>9.1987945998071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705175417534" calcext:value-type="float">
            <text:p>34.270517541753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9448577280018" calcext:value-type="float">
            <text:p>37.944857728001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6172287604027" calcext:value-type="float">
            <text:p>44.6172287604027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5864376180441" calcext:value-type="float">
            <text:p>44.5864376180441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8946065688958" calcext:value-type="float">
            <text:p>84,8946065688958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3.70837680751" calcext:value-type="float">
            <text:p>93.7083768075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6271186440678" calcext:value-type="float">
            <text:p>6.62711864406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7475961538462" calcext:value-type="float">
            <text:p>8.3747596153846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28722064735" calcext:value-type="float">
            <text:p>41.52872206473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0377940630326" calcext:value-type="float">
            <text:p>42.03779406303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0.2195208446877" calcext:value-type="float">
            <text:p>40.21952084468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98997160965" calcext:value-type="float">
            <text:p>43.98997160965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255798346099" calcext:value-type="float">
            <text:p>78,4255798346099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5478978568001" calcext:value-type="float">
            <text:p>92.547897856800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890625" calcext:value-type="float">
            <text:p>6.890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8746354952237" calcext:value-type="float">
            <text:p>11.874635495223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58553721389" calcext:value-type="float">
            <text:p>32.065855372138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3.8965393006815" calcext:value-type="float">
            <text:p>43.896539300681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460496638368" calcext:value-type="float">
            <text:p>42.7460496638368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2348846444769" calcext:value-type="float">
            <text:p>39.2348846444769</text:p>
          </table:table-cell>
          <table:table-cell office:value-type="float" office:value="0.447058823529412" calcext:value-type="float">
            <text:p>0,44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7.4864139400466" calcext:value-type="float">
            <text:p>87,4864139400466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89.8800314833377" calcext:value-type="float">
            <text:p>89.880031483337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94339622641509" calcext:value-type="float">
            <text:p>9.9433962264150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20792816333302" calcext:value-type="float">
            <text:p>6.207928163333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9417592419953" calcext:value-type="float">
            <text:p>35.94175924199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901124899749" calcext:value-type="float">
            <text:p>40.790112489974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614322164232" calcext:value-type="float">
            <text:p>38.61432216423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3178549484683" calcext:value-type="float">
            <text:p>40.3178549484683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324537991096" calcext:value-type="float">
            <text:p>78,432453799109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2" calcext:value-type="float">
            <text:p>0.914705882352942</text:p>
          </table:table-cell>
          <table:table-cell office:value-type="float" office:value="0" calcext:value-type="float">
            <text:p>0</text:p>
          </table:table-cell>
          <table:table-cell office:value-type="float" office:value="92.6834712642607" calcext:value-type="float">
            <text:p>92.68347126426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7586206896552" calcext:value-type="float">
            <text:p>6.7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8630665380906" calcext:value-type="float">
            <text:p>8.58630665380906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6.318765298054" calcext:value-type="float">
            <text:p>36.318765298054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1710724519716" calcext:value-type="float">
            <text:p>37.171072451971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5235392887594" calcext:value-type="float">
            <text:p>42.5235392887594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2.6564034602036" calcext:value-type="float">
            <text:p>42.656403460203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5420077379674" calcext:value-type="float">
            <text:p>82,542007737967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4.0601927659836" calcext:value-type="float">
            <text:p>94.0601927659836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2100548552755" calcext:value-type="float">
            <text:p>8.3210054855275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9317903918044" calcext:value-type="float">
            <text:p>34.931790391804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215798253944" calcext:value-type="float">
            <text:p>39.421579825394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8150186769274" calcext:value-type="float">
            <text:p>45.815018676927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406655979866" calcext:value-type="float">
            <text:p>40.940665597986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1.5540822157708" calcext:value-type="float">
            <text:p>81,5540822157708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894117647058824" calcext:value-type="float">
            <text:p>0.89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3.2268315076298" calcext:value-type="float">
            <text:p>93.226831507629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10.0862068965517" calcext:value-type="float">
            <text:p>10.0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14561234329798" calcext:value-type="float">
            <text:p>5.14561234329798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6915705901193" calcext:value-type="float">
            <text:p>38.691570590119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275260307986" calcext:value-type="float">
            <text:p>40.7275260307986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1829742001589" calcext:value-type="float">
            <text:p>43.182974200158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3411670332461" calcext:value-type="float">
            <text:p>39.3411670332461</text:p>
          </table:table-cell>
          <table:table-cell office:value-type="float" office:value="0.458823529411765" calcext:value-type="float">
            <text:p>0,45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0088953492346" calcext:value-type="float">
            <text:p>85,0088953492346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87.4149355662049" calcext:value-type="float">
            <text:p>87.414935566204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6078431372549" calcext:value-type="float">
            <text:p>7.60784313725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.3107843137255" calcext:value-type="float">
            <text:p>10.31078431372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252031353984" calcext:value-type="float">
            <text:p>38.25203135398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1259163388419" calcext:value-type="float">
            <text:p>44.125916338841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6.0677933006612" calcext:value-type="float">
            <text:p>46.067793300661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1179241283178" calcext:value-type="float">
            <text:p>43.1179241283178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0988560034338" calcext:value-type="float">
            <text:p>84,098856003433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96.1791279839673" calcext:value-type="float">
            <text:p>96.17912798396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1929824561404" calcext:value-type="float">
            <text:p>7.719298245614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7027094285625" calcext:value-type="float">
            <text:p>8.5702709428562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6737844330202" calcext:value-type="float">
            <text:p>32.67378443302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4.5258067111542" calcext:value-type="float">
            <text:p>34.525806711154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5022512326195" calcext:value-type="float">
            <text:p>41.50225123261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5895323992316" calcext:value-type="float">
            <text:p>41.5895323992316</text:p>
          </table:table-cell>
          <table:table-cell office:value-type="float" office:value="0.402941176470588" calcext:value-type="float">
            <text:p>0,40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7.3460713039175" calcext:value-type="float">
            <text:p>77,3460713039175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2.8729762054833" calcext:value-type="float">
            <text:p>92.872976205483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55072463768116" calcext:value-type="float">
            <text:p>7.550724637681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72112285774525" calcext:value-type="float">
            <text:p>5.7211228577452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2450864790012" calcext:value-type="float">
            <text:p>33.245086479001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2924713466053" calcext:value-type="float">
            <text:p>37.292471346605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0799760492112" calcext:value-type="float">
            <text:p>43.079976049211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967673778708" calcext:value-type="float">
            <text:p>39.967673778708</text:p>
          </table:table-cell>
          <table:table-cell office:value-type="float" office:value="0.397058823529412" calcext:value-type="float">
            <text:p>0,39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9.7909169837959" calcext:value-type="float">
            <text:p>79,7909169837959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2.9633133217628" calcext:value-type="float">
            <text:p>92.963313321762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5546218487395" calcext:value-type="float">
            <text:p>6.655462184873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505814300344" calcext:value-type="float">
            <text:p>35.50581430034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287039190779" calcext:value-type="float">
            <text:p>42.528703919077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5.4922665935662" calcext:value-type="float">
            <text:p>35.4922665935662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7.5230241746733" calcext:value-type="float">
            <text:p>37.5230241746733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5.58858493026" calcext:value-type="float">
            <text:p>75,58858493026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4.5703950386404" calcext:value-type="float">
            <text:p>94.570395038640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19117647058823" calcext:value-type="float">
            <text:p>5.19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.97729618163055" calcext:value-type="float">
            <text:p>4.977296181630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0.4636604144304" calcext:value-type="float">
            <text:p>40.463660414430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6936806045121" calcext:value-type="float">
            <text:p>40.693680604512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7387685783899" calcext:value-type="float">
            <text:p>41.738768578389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9445324241552" calcext:value-type="float">
            <text:p>44.9445324241552</text:p>
          </table:table-cell>
          <table:table-cell office:value-type="float" office:value="0.370588235294118" calcext:value-type="float">
            <text:p>0,37058823529411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2.8311578173524" calcext:value-type="float">
            <text:p>72,831157817352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6.9691052652394" calcext:value-type="float">
            <text:p>96.969105265239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5384615384615" calcext:value-type="float">
            <text:p>6.7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84288010286081" calcext:value-type="float">
            <text:p>6.842880102860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3068659544637" calcext:value-type="float">
            <text:p>32.30686595446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6.5459632586965" calcext:value-type="float">
            <text:p>36.545963258696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564912962648" calcext:value-type="float">
            <text:p>41.056491296264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7616893198786" calcext:value-type="float">
            <text:p>39.7616893198786</text:p>
          </table:table-cell>
          <table:table-cell office:value-type="float" office:value="0.408823529411765" calcext:value-type="float">
            <text:p>0,40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4785465777878" calcext:value-type="float">
            <text:p>80,478546577787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6.2573509427008" calcext:value-type="float">
            <text:p>96.257350942700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47368421052632" calcext:value-type="float">
            <text:p>6.4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3639082751745" calcext:value-type="float">
            <text:p>8.5363908275174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1537096179336" calcext:value-type="float">
            <text:p>38.1537096179336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701830587406" calcext:value-type="float">
            <text:p>44.701830587406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819387985559" calcext:value-type="float">
            <text:p>41.0819387985559</text:p>
          </table:table-cell>
          <table:table-cell office:value-type="float" office:value="0.0323529411764706" calcext:value-type="float">
            <text:p>0.03235294117647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5788499991842" calcext:value-type="float">
            <text:p>40.5788499991842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7083666402663" calcext:value-type="float">
            <text:p>84,7083666402663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0.0099129142953" calcext:value-type="float">
            <text:p>90.009912914295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7277661064426" calcext:value-type="float">
            <text:p>11.72776610644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5937731317271" calcext:value-type="float">
            <text:p>33.5937731317271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330110367836" calcext:value-type="float">
            <text:p>42.33011036783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715148880043" calcext:value-type="float">
            <text:p>44.471514888004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7867135616314" calcext:value-type="float">
            <text:p>41.7867135616314</text:p>
          </table:table-cell>
          <table:table-cell office:value-type="float" office:value="0.282352941176471" calcext:value-type="float">
            <text:p>0,28235294117647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3881657899199" calcext:value-type="float">
            <text:p>78,3881657899199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64.977131115712" calcext:value-type="float">
            <text:p>164.97713111571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3203163618389" calcext:value-type="float">
            <text:p>9.33203163618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547842793187" calcext:value-type="float">
            <text:p>45.65478427931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1.8789030928744" calcext:value-type="float">
            <text:p>41.8789030928744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64.6592902041876" calcext:value-type="float">
            <text:p>64.659290204187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6616177423179" calcext:value-type="float">
            <text:p>48.6616177423179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202252134815" calcext:value-type="float">
            <text:p>144,20225213481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52941176470588" calcext:value-type="float">
            <text:p>0.7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1.188114694006" calcext:value-type="float">
            <text:p>161.18811469400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97207068311196" calcext:value-type="float">
            <text:p>8.9720706831119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4429268723474" calcext:value-type="float">
            <text:p>43.4429268723474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208658747088" calcext:value-type="float">
            <text:p>46.42086587470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798654821739" calcext:value-type="float">
            <text:p>47.079865482173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8694445811612" calcext:value-type="float">
            <text:p>53.8694445811612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36.229485451536" calcext:value-type="float">
            <text:p>136,229485451536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60.790225851384" calcext:value-type="float">
            <text:p>160.79022585138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.5588235294118" calcext:value-type="float">
            <text:p>15.5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9774656696121" calcext:value-type="float">
            <text:p>38.977465669612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7.3225093594349" calcext:value-type="float">
            <text:p>57.322509359434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2.1238097385918" calcext:value-type="float">
            <text:p>52.12380973859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02560153652" calcext:value-type="float">
            <text:p>50.02560153652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7.70245451871" calcext:value-type="float">
            <text:p>147,70245451871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4.177218526046" calcext:value-type="float">
            <text:p>164.17721852604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9677419354839" calcext:value-type="float">
            <text:p>10.96774193548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85084033613445" calcext:value-type="float">
            <text:p>5.8508403361344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0780407704285" calcext:value-type="float">
            <text:p>42.078040770428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1234461254743" calcext:value-type="float">
            <text:p>39.123446125474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3428613949911" calcext:value-type="float">
            <text:p>49.342861394991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0.910617059828" calcext:value-type="float">
            <text:p>40.910617059828</text:p>
          </table:table-cell>
          <table:table-cell office:value-type="float" office:value="0.2" calcext:value-type="float">
            <text:p>0,2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264222201907" calcext:value-type="float">
            <text:p>141,264222201907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3" calcext:value-type="float">
            <text:p>0.7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8.283118603103" calcext:value-type="float">
            <text:p>168.2831186031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64705882352941" calcext:value-type="float">
            <text:p>5.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3613445378151" calcext:value-type="float">
            <text:p>6.7361344537815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7481434289026" calcext:value-type="float">
            <text:p>43.748143428902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0.5258603052667" calcext:value-type="float">
            <text:p>50.5258603052667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9521219671561" calcext:value-type="float">
            <text:p>49.952121967156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3968228004859" calcext:value-type="float">
            <text:p>43.3968228004859</text:p>
          </table:table-cell>
          <table:table-cell office:value-type="float" office:value="0.252941176470588" calcext:value-type="float">
            <text:p>0,2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0.091537761066" calcext:value-type="float">
            <text:p>160,091537761066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758823529411765" calcext:value-type="float">
            <text:p>0.75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168.365110131164" calcext:value-type="float">
            <text:p>168.36511013116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3420747609389" calcext:value-type="float">
            <text:p>7.73420747609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7.3155098261797" calcext:value-type="float">
            <text:p>57.315509826179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3.2906907802361" calcext:value-type="float">
            <text:p>43.290690780236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886823289179" calcext:value-type="float">
            <text:p>46.88682328917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4.7490380021479" calcext:value-type="float">
            <text:p>54.7490380021479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834229878254" calcext:value-type="float">
            <text:p>144,834229878254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59.745391262965" calcext:value-type="float">
            <text:p>159.745391262965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8510013631121" calcext:value-type="float">
            <text:p>8.2851001363112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6.5414996878865" calcext:value-type="float">
            <text:p>46.541499687886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4174847434059" calcext:value-type="float">
            <text:p>56.417484743405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1308038642768" calcext:value-type="float">
            <text:p>39.130803864276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5.6714549656437" calcext:value-type="float">
            <text:p>45.6714549656437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091567693231" calcext:value-type="float">
            <text:p>123,091567693231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1.287303764721" calcext:value-type="float">
            <text:p>161.28730376472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8709677419355" calcext:value-type="float">
            <text:p>7.387096774193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56656639928699" calcext:value-type="float">
            <text:p>6.5665663992869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1.14881989583" calcext:value-type="float">
            <text:p>41.1488198958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5206196938891" calcext:value-type="float">
            <text:p>47.520619693889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0.9393391028" calcext:value-type="float">
            <text:p>40.939339102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2.3809829281804" calcext:value-type="float">
            <text:p>42.3809829281804</text:p>
          </table:table-cell>
          <table:table-cell office:value-type="float" office:value="0.152941176470588" calcext:value-type="float">
            <text:p>0,1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22695610935" calcext:value-type="float">
            <text:p>154,22695610935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0.117052410082" calcext:value-type="float">
            <text:p>160.11705241008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66811391223156" calcext:value-type="float">
            <text:p>7.6681139122315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6198998220639" calcext:value-type="float">
            <text:p>38.61989982206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7143795077888" calcext:value-type="float">
            <text:p>39.71437950778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4301640065168" calcext:value-type="float">
            <text:p>46.430164006516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2093871362904" calcext:value-type="float">
            <text:p>50.2093871362904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779697444069" calcext:value-type="float">
            <text:p>145,77969744406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7.022395831411" calcext:value-type="float">
            <text:p>157.02239583141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3.375" calcext:value-type="float">
            <text:p>13.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1499051233397" calcext:value-type="float">
            <text:p>9.31499051233397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5.7538198616603" calcext:value-type="float">
            <text:p>35.753819861660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3.8498766369202" calcext:value-type="float">
            <text:p>53.8498766369202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8788872596284" calcext:value-type="float">
            <text:p>47.878887259628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9227642220157" calcext:value-type="float">
            <text:p>44.9227642220157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434712302968" calcext:value-type="float">
            <text:p>154,434712302968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670588235294118" calcext:value-type="float">
            <text:p>0.6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1.363397318794" calcext:value-type="float">
            <text:p>151.36339731879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1.0384615384615" calcext:value-type="float">
            <text:p>11.0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4231938764811" calcext:value-type="float">
            <text:p>6.7423193876481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691653834887" calcext:value-type="float">
            <text:p>45.66916538348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5.8454581702368" calcext:value-type="float">
            <text:p>45.84545817023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6.102746751492" calcext:value-type="float">
            <text:p>56.102746751492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1834088691908" calcext:value-type="float">
            <text:p>44.1834088691908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6.47434530359" calcext:value-type="float">
            <text:p>146,4743453035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1.033469579403" calcext:value-type="float">
            <text:p>161.0334695794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9375" calcext:value-type="float">
            <text:p>6.9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.81932773109244" calcext:value-type="float">
            <text:p>2.819327731092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5558886000259" calcext:value-type="float">
            <text:p>45.555888600025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9615663468965" calcext:value-type="float">
            <text:p>56.9615663468965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635013118529" calcext:value-type="float">
            <text:p>47.063501311852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8.0616650789924" calcext:value-type="float">
            <text:p>58.061665078992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026560778536" calcext:value-type="float">
            <text:p>145,026560778536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70.623238830919" calcext:value-type="float">
            <text:p>170.623238830919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14117647058824" calcext:value-type="float">
            <text:p>5.1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6110693374576" calcext:value-type="float">
            <text:p>42.611069337457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0629778245236" calcext:value-type="float">
            <text:p>47.0629778245236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7309193403831" calcext:value-type="float">
            <text:p>46.730919340383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9.140607593039" calcext:value-type="float">
            <text:p>59.140607593039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3.893283894063" calcext:value-type="float">
            <text:p>143,893283894063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2.17074632292" calcext:value-type="float">
            <text:p>162.1707463229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60714285714286" calcext:value-type="float">
            <text:p>6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.1993813568208" calcext:value-type="float">
            <text:p>10.199381356820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1913255175352" calcext:value-type="float">
            <text:p>43.1913255175352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3.3251374100473" calcext:value-type="float">
            <text:p>33.32513741004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1968143927224" calcext:value-type="float">
            <text:p>47.196814392722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7384285536634" calcext:value-type="float">
            <text:p>53.738428553663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656483092158" calcext:value-type="float">
            <text:p>123,656483092158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5.490088226328" calcext:value-type="float">
            <text:p>155.49008822632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4.41935483870968" calcext:value-type="float">
            <text:p>4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6339519765125" calcext:value-type="float">
            <text:p>7.2633951976512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9.3457760209569" calcext:value-type="float">
            <text:p>49.345776020956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8223961963983" calcext:value-type="float">
            <text:p>47.822396196398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4430823229664" calcext:value-type="float">
            <text:p>47.443082322966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5.5222874774318" calcext:value-type="float">
            <text:p>55.5222874774318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7.51538998443" calcext:value-type="float">
            <text:p>167,51538998443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5.434872047866" calcext:value-type="float">
            <text:p>165.43487204786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7.8484848484848" calcext:value-type="float">
            <text:p>17.84848484848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2011385199241" calcext:value-type="float">
            <text:p>7.2201138519924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2376039490171" calcext:value-type="float">
            <text:p>43.237603949017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4.3046769233893" calcext:value-type="float">
            <text:p>44.30467692338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9988878934818" calcext:value-type="float">
            <text:p>42.99888789348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9558560184208" calcext:value-type="float">
            <text:p>48.9558560184208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9.038926120697" calcext:value-type="float">
            <text:p>169,038926120697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2.759773981934" calcext:value-type="float">
            <text:p>162.7597739819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06451612903226" calcext:value-type="float">
            <text:p>6.064516129032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825311942959" calcext:value-type="float">
            <text:p>5.782531194295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9.9037495229739" calcext:value-type="float">
            <text:p>39.90374952297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2640882490488" calcext:value-type="float">
            <text:p>47.26408824904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6209345589381" calcext:value-type="float">
            <text:p>49.620934558938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7.8177638864393" calcext:value-type="float">
            <text:p>57.8177638864393</text:p>
          </table:table-cell>
          <table:table-cell office:value-type="float" office:value="0.182352941176471" calcext:value-type="float">
            <text:p>0,182352941176471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13013850862" calcext:value-type="float">
            <text:p>154,13013850862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0.589240628734" calcext:value-type="float">
            <text:p>150.5892406287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55172413793103" calcext:value-type="float">
            <text:p>5.551724137931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82192836812144" calcext:value-type="float">
            <text:p>7.821928368121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7.8296330912208" calcext:value-type="float">
            <text:p>37.8296330912208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348556080873" calcext:value-type="float">
            <text:p>46.43485560808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8.4447048863016" calcext:value-type="float">
            <text:p>48.444704886301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4501272960611" calcext:value-type="float">
            <text:p>43.4501272960611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547840886716" calcext:value-type="float">
            <text:p>141,547840886716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57.185262444541" calcext:value-type="float">
            <text:p>157.18526244454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87096774193549" calcext:value-type="float">
            <text:p>5.870967741935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5951557093426" calcext:value-type="float">
            <text:p>5.7595155709342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6.4111008219281" calcext:value-type="float">
            <text:p>56.411100821928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8.6079232015768" calcext:value-type="float">
            <text:p>38.60792320157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0801079977946" calcext:value-type="float">
            <text:p>42.080107997794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2609435606526" calcext:value-type="float">
            <text:p>48.2609435606526</text:p>
          </table:table-cell>
          <table:table-cell office:value-type="float" office:value="0.223529411764706" calcext:value-type="float">
            <text:p>0,22352941176470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1.590903504156" calcext:value-type="float">
            <text:p>151,590903504156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2.828954956798" calcext:value-type="float">
            <text:p>172.82895495679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25925925925926" calcext:value-type="float">
            <text:p>7.259259259259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2447868036103" calcext:value-type="float">
            <text:p>7.72447868036103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7.5761733759409" calcext:value-type="float">
            <text:p>47.576173375940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3933428807593" calcext:value-type="float">
            <text:p>39.39334288075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5672039970725" calcext:value-type="float">
            <text:p>39.5672039970725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9847653987703" calcext:value-type="float">
            <text:p>50.9847653987703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2.659732601095" calcext:value-type="float">
            <text:p>162,659732601095</text:p>
          </table:table-cell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_avg" table:style-name="ta1">
        <table:shapes>
          <draw:frame draw:z-index="0" draw:style-name="gr1" draw:text-style-name="P1" svg:width="21.058cm" svg:height="12.351cm" svg:x="30.301cm" svg:y="30.864cm">
            <draw:object draw:notify-on-update-of-ranges="t_avg.B86:t_avg.B86 t_avg.B87:t_avg.B90 t_avg.E86:t_avg.E86 t_avg.E87:t_avg.E90 t_avg.B86:t_avg.B86 t_avg.B87:t_avg.B90 t_avg.H86:t_avg.H86 t_avg.H87:t_avg.H90 t_avg.B86:t_avg.B86 t_avg.B87:t_avg.B90 t_avg.K86:t_avg.K86 t_avg.K87:t_avg.K90 t_avg.B86:t_avg.B86 t_avg.B87:t_avg.B90 t_avg.N86:t_avg.N86 t_avg.N87:t_avg.N90 t_avg.B86:t_avg.B86 t_avg.B87:t_avg.B90 t_avg.Q86:t_avg.Q86 t_avg.Q87:t_avg.Q90 t_avg.B86:t_avg.B86 t_avg.B87:t_avg.B90 t_avg.T86:t_avg.T86 t_avg.T87:t_avg.T90 t_avg.B86:t_avg.B86 t_avg.B87:t_avg.B90 t_avg.W86:t_avg.W86 t_avg.W87:t_avg.W90 t_avg.B86:t_avg.B86 t_avg.B87:t_avg.B90 t_avg.Z86:t_avg.Z86 t_avg.Z87:t_avg.Z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10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7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8" table:number-columns-repeated="998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table:style-name="ce2" office:value-type="string" calcext:value-type="string">
            <text:p><text:span text:style-name="T6">NonCom </text:span>t_avgs</text:p>
          </table:table-cell>
          <table:table-cell table:style-name="ce2" office:value-type="string" calcext:value-type="string">
            <text:p><text:span text:style-name="T6">BB </text:span>Residue</text:p>
          </table:table-cell>
          <table:table-cell table:style-name="ce2" office:value-type="string" calcext:value-type="string">
            <text:p><text:span text:style-name="T6">BB </text:span>avg_traffic</text:p>
          </table:table-cell>
          <table:table-cell table:style-name="ce2" office:value-type="string" calcext:value-type="string">
            <text:p><text:span text:style-name="T6">BB</text:span> t_avgs</text:p>
          </table:table-cell>
          <table:table-cell table:style-name="ce2" office:value-type="string" calcext:value-type="string">
            <text:p><text:span text:style-name="T6">DM </text:span>Residue</text:p>
          </table:table-cell>
          <table:table-cell table:style-name="ce2" office:value-type="string" calcext:value-type="string">
            <text:p><text:span text:style-name="T6">DM</text:span> avg_traffic</text:p>
          </table:table-cell>
          <table:table-cell table:style-name="ce2" office:value-type="string" calcext:value-type="string">
            <text:p><text:span text:style-name="T6">DM </text:span>t_avgs</text:p>
          </table:table-cell>
          <table:table-cell table:style-name="ce2" office:value-type="string" calcext:value-type="string">
            <text:p><text:span text:style-name="T6">AE PUSH R</text:span>esidue</text:p>
          </table:table-cell>
          <table:table-cell table:style-name="ce2" office:value-type="string" calcext:value-type="string">
            <text:p><text:span text:style-name="T7">AE PUSH </text:span><text:span text:style-name="T8">avg_traffic</text:span></text:p>
          </table:table-cell>
          <table:table-cell table:style-name="ce2" office:value-type="string" calcext:value-type="string">
            <text:p><text:span text:style-name="T6">AE PUSH </text:span>t_avgs</text:p>
          </table:table-cell>
          <table:table-cell table:style-name="ce2" office:value-type="string" calcext:value-type="string">
            <text:p><text:span text:style-name="T6">AE PULL R</text:span>esidue</text:p>
          </table:table-cell>
          <table:table-cell table:style-name="ce2" office:value-type="string" calcext:value-type="string">
            <text:p><text:span text:style-name="T6">AE PULL </text:span>avg_traffic</text:p>
          </table:table-cell>
          <table:table-cell table:style-name="ce2" office:value-type="string" calcext:value-type="string">
            <text:p><text:span text:style-name="T6">AE PULL </text:span>t_avgs</text:p>
          </table:table-cell>
          <table:table-cell table:style-name="ce2" office:value-type="string" calcext:value-type="string">
            <text:p><text:span text:style-name="T6">AE 1-PUSH </text:span>Residue</text:p>
          </table:table-cell>
          <table:table-cell table:style-name="ce2" office:value-type="string" calcext:value-type="string">
            <text:p><text:span text:style-name="T6">AE 1-PUSH </text:span>avg_traffic</text:p>
          </table:table-cell>
          <table:table-cell table:style-name="ce2" office:value-type="string" calcext:value-type="string">
            <text:p><text:span text:style-name="T6">AE 1-PUSH </text:span>t_avgs</text:p>
          </table:table-cell>
          <table:table-cell table:style-name="ce2" office:value-type="string" calcext:value-type="string">
            <text:p><text:span text:style-name="T6">AE 1-PULL R</text:span>esidue</text:p>
          </table:table-cell>
          <table:table-cell table:style-name="ce2" office:value-type="string" calcext:value-type="string">
            <text:p><text:span text:style-name="T6">AE 1-PULL </text:span>avg_traffic</text:p>
          </table:table-cell>
          <table:table-cell table:style-name="ce2" office:value-type="string" calcext:value-type="string">
            <text:p><text:span text:style-name="T6">AE 1-PULL </text:span>t_avgs</text:p>
          </table:table-cell>
          <table:table-cell table:style-name="ce2" office:value-type="string" calcext:value-type="string">
            <text:p><text:span text:style-name="T9">Rumor5</text:span> Residue</text:p>
          </table:table-cell>
          <table:table-cell table:style-name="ce2" office:value-type="string" calcext:value-type="string">
            <text:p><text:span text:style-name="T10">Rumor5 </text:span>avg_traffic</text:p>
          </table:table-cell>
          <table:table-cell table:style-name="ce2" office:value-type="string" calcext:value-type="string">
            <text:p><text:span text:style-name="T10">Rumor5 </text:span>t_avgs</text:p>
          </table:table-cell>
          <table:table-cell table:style-name="ce2" table:number-columns-repeated="990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383766980012" calcext:value-type="float">
            <text:p>19.6383766980012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7335640138408" calcext:value-type="float">
            <text:p>4.27335640138408</text:p>
          </table:table-cell>
          <table:table-cell office:value-type="float" office:value="0.380622837370242" calcext:value-type="float">
            <text:p>0.380622837370242</text:p>
          </table:table-cell>
          <table:table-cell office:value-type="float" office:value="292" calcext:value-type="float">
            <text:p>292</text:p>
          </table:table-cell>
          <table:table-cell office:value-type="float" office:value="5.99281864830716" calcext:value-type="float">
            <text:p>5.99281864830716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3085437322194" calcext:value-type="float">
            <text:p>16.3085437322194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0967282004951" calcext:value-type="float">
            <text:p>17.0967282004951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1503445667486" calcext:value-type="float">
            <text:p>16.1503445667486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372581248383" calcext:value-type="float">
            <text:p>18.3372581248383</text:p>
          </table:table-cell>
          <table:table-cell office:value-type="float" office:value="0.904267589388696" calcext:value-type="float">
            <text:p>0.904267589388696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0303449181389" calcext:value-type="float">
            <text:p>20.030344918138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657063800884" calcext:value-type="float">
            <text:p>19.2657063800884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7610921501706" calcext:value-type="float">
            <text:p>4.9761092150170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5.01256433402495" calcext:value-type="float">
            <text:p>5.01256433402495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2602552859" calcext:value-type="float">
            <text:p>16.612602552859</text:p>
          </table:table-cell>
          <table:table-cell office:value-type="float" office:value="0.685697808535179" calcext:value-type="float">
            <text:p>0.68569780853517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45141762287" calcext:value-type="float">
            <text:p>16.7245141762287</text:p>
          </table:table-cell>
          <table:table-cell office:value-type="float" office:value="0.714532871972318" calcext:value-type="float">
            <text:p>0.71453287197231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55327622637" calcext:value-type="float">
            <text:p>17.6355327622637</text:p>
          </table:table-cell>
          <table:table-cell office:value-type="float" office:value="0.671280276816609" calcext:value-type="float">
            <text:p>0.6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530032193168" calcext:value-type="float">
            <text:p>17.5530032193168</text:p>
          </table:table-cell>
          <table:table-cell office:value-type="float" office:value="0.899653979238754" calcext:value-type="float">
            <text:p>0.899653979238754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0428782283363" calcext:value-type="float">
            <text:p>20.042878228336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471052986418" calcext:value-type="float">
            <text:p>20.347105298641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2068965517241" calcext:value-type="float">
            <text:p>4.92068965517241</text:p>
          </table:table-cell>
          <table:table-cell office:value-type="float" office:value="0.381199538638985" calcext:value-type="float">
            <text:p>0.381199538638985</text:p>
          </table:table-cell>
          <table:table-cell office:value-type="float" office:value="292" calcext:value-type="float">
            <text:p>292</text:p>
          </table:table-cell>
          <table:table-cell office:value-type="float" office:value="5.9411381331772" calcext:value-type="float">
            <text:p>5.9411381331772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224790630016" calcext:value-type="float">
            <text:p>16.224790630016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926727129886" calcext:value-type="float">
            <text:p>17.4926727129886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821425672292" calcext:value-type="float">
            <text:p>17.0821425672292</text:p>
          </table:table-cell>
          <table:table-cell office:value-type="float" office:value="0.705305651672434" calcext:value-type="float">
            <text:p>0.70530565167243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2034264966132" calcext:value-type="float">
            <text:p>17.2034264966132</text:p>
          </table:table-cell>
          <table:table-cell office:value-type="float" office:value="0.897347174163783" calcext:value-type="float">
            <text:p>0.897347174163783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7857881718589" calcext:value-type="float">
            <text:p>19.7857881718589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7601067256505" calcext:value-type="float">
            <text:p>19.7601067256505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9716312056738" calcext:value-type="float">
            <text:p>5.39716312056738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292" calcext:value-type="float">
            <text:p>292</text:p>
          </table:table-cell>
          <table:table-cell office:value-type="float" office:value="4.53766297464776" calcext:value-type="float">
            <text:p>4.5376629746477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498369507168" calcext:value-type="float">
            <text:p>15.949836950716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8466448709786" calcext:value-type="float">
            <text:p>16.8466448709786</text:p>
          </table:table-cell>
          <table:table-cell office:value-type="float" office:value="0.713956170703575" calcext:value-type="float">
            <text:p>0.71395617070357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42248413525" calcext:value-type="float">
            <text:p>17.142248413525</text:p>
          </table:table-cell>
          <table:table-cell office:value-type="float" office:value="0.690888119953864" calcext:value-type="float">
            <text:p>0.69088811995386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730805396338" calcext:value-type="float">
            <text:p>16.730805396338</text:p>
          </table:table-cell>
          <table:table-cell office:value-type="float" office:value="0.854671280276816" calcext:value-type="float">
            <text:p>0.854671280276816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2674158548815" calcext:value-type="float">
            <text:p>19.267415854881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0904242388029" calcext:value-type="float">
            <text:p>19.090424238802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2033898305085" calcext:value-type="float">
            <text:p>4.2203389830508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4.35936558923911" calcext:value-type="float">
            <text:p>4.35936558923911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471142295495" calcext:value-type="float">
            <text:p>16.747114229549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8.3846807331175" calcext:value-type="float">
            <text:p>18.3846807331175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68906125333" calcext:value-type="float">
            <text:p>17.6368906125333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914032021683" calcext:value-type="float">
            <text:p>16.914032021683</text:p>
          </table:table-cell>
          <table:table-cell office:value-type="float" office:value="0.858131487889273" calcext:value-type="float">
            <text:p>0.858131487889273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8.8168724014788" calcext:value-type="float">
            <text:p>18.81687240147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5295807266095" calcext:value-type="float">
            <text:p>19.529580726609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6438356164384" calcext:value-type="float">
            <text:p>5.16438356164384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2" calcext:value-type="float">
            <text:p>292</text:p>
          </table:table-cell>
          <table:table-cell office:value-type="float" office:value="4.75680652443909" calcext:value-type="float">
            <text:p>4.7568065244390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8976053937" calcext:value-type="float">
            <text:p>16.0968976053937</text:p>
          </table:table-cell>
          <table:table-cell office:value-type="float" office:value="0.724913494809689" calcext:value-type="float">
            <text:p>0.72491349480968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00080264847" calcext:value-type="float">
            <text:p>17.5800080264847</text:p>
          </table:table-cell>
          <table:table-cell office:value-type="float" office:value="0.740484429065744" calcext:value-type="float">
            <text:p>0.74048442906574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518964615626" calcext:value-type="float">
            <text:p>17.1518964615626</text:p>
          </table:table-cell>
          <table:table-cell office:value-type="float" office:value="0.672433679354095" calcext:value-type="float">
            <text:p>0.67243367935409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810112290455" calcext:value-type="float">
            <text:p>17.6810112290455</text:p>
          </table:table-cell>
          <table:table-cell office:value-type="float" office:value="0.894463667820069" calcext:value-type="float">
            <text:p>0.894463667820069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5431530553692" calcext:value-type="float">
            <text:p>19.543153055369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578623157927" calcext:value-type="float">
            <text:p>19.257862315792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90635451505017" calcext:value-type="float">
            <text:p>5.90635451505017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92" calcext:value-type="float">
            <text:p>292</text:p>
          </table:table-cell>
          <table:table-cell office:value-type="float" office:value="4.5960065382085" calcext:value-type="float">
            <text:p>4.5960065382085</text:p>
          </table:table-cell>
          <table:table-cell office:value-type="float" office:value="0.74163783160323" calcext:value-type="float">
            <text:p>0.7416378316032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7.226957947519" calcext:value-type="float">
            <text:p>17.226957947519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020423488129" calcext:value-type="float">
            <text:p>17.3020423488129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66173231303" calcext:value-type="float">
            <text:p>17.066173231303</text:p>
          </table:table-cell>
          <table:table-cell office:value-type="float" office:value="0.69204152249135" calcext:value-type="float">
            <text:p>0.6920415224913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580176899194" calcext:value-type="float">
            <text:p>17.6580176899194</text:p>
          </table:table-cell>
          <table:table-cell office:value-type="float" office:value="0.867935409457901" calcext:value-type="float">
            <text:p>0.867935409457901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1532359148069" calcext:value-type="float">
            <text:p>19.153235914806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2294151090888" calcext:value-type="float">
            <text:p>20.22941510908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14093959731544" calcext:value-type="float">
            <text:p>4.14093959731544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61505104847515" calcext:value-type="float">
            <text:p>4.615051048475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550471130705" calcext:value-type="float">
            <text:p>15.550471130705</text:p>
          </table:table-cell>
          <table:table-cell office:value-type="float" office:value="0.681084198385237" calcext:value-type="float">
            <text:p>0.68108419838523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6086473865579" calcext:value-type="float">
            <text:p>17.6086473865579</text:p>
          </table:table-cell>
          <table:table-cell office:value-type="float" office:value="0.64878892733564" calcext:value-type="float">
            <text:p>0.6487889273356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649362759727" calcext:value-type="float">
            <text:p>16.9649362759727</text:p>
          </table:table-cell>
          <table:table-cell office:value-type="float" office:value="0.679354094579008" calcext:value-type="float">
            <text:p>0.67935409457900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752372757989" calcext:value-type="float">
            <text:p>17.5752372757989</text:p>
          </table:table-cell>
          <table:table-cell office:value-type="float" office:value="0.869665513264129" calcext:value-type="float">
            <text:p>0.869665513264129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5934796631297" calcext:value-type="float">
            <text:p>19.5934796631297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910183766807" calcext:value-type="float">
            <text:p>19.9910183766807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41077441077441" calcext:value-type="float">
            <text:p>5.41077441077441</text:p>
          </table:table-cell>
          <table:table-cell office:value-type="float" office:value="0.370818915801615" calcext:value-type="float">
            <text:p>0.370818915801615</text:p>
          </table:table-cell>
          <table:table-cell office:value-type="float" office:value="292" calcext:value-type="float">
            <text:p>292</text:p>
          </table:table-cell>
          <table:table-cell office:value-type="float" office:value="5.68439269324751" calcext:value-type="float">
            <text:p>5.68439269324751</text:p>
          </table:table-cell>
          <table:table-cell office:value-type="float" office:value="0.616493656286044" calcext:value-type="float">
            <text:p>0.61649365628604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69956470547" calcext:value-type="float">
            <text:p>16.069956470547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554256517148" calcext:value-type="float">
            <text:p>16.7554256517148</text:p>
          </table:table-cell>
          <table:table-cell office:value-type="float" office:value="0.782006920415225" calcext:value-type="float">
            <text:p>0.78200692041522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8600885648851" calcext:value-type="float">
            <text:p>17.8600885648851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425480318402" calcext:value-type="float">
            <text:p>18.1425480318402</text:p>
          </table:table-cell>
          <table:table-cell office:value-type="float" office:value="0.89273356401384" calcext:value-type="float">
            <text:p>0.89273356401384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7587333591365" calcext:value-type="float">
            <text:p>20.7587333591365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3965275288237" calcext:value-type="float">
            <text:p>19.396527528823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21034482758621" calcext:value-type="float">
            <text:p>5.21034482758621</text:p>
          </table:table-cell>
          <table:table-cell office:value-type="float" office:value="0.401384083044983" calcext:value-type="float">
            <text:p>0.401384083044983</text:p>
          </table:table-cell>
          <table:table-cell office:value-type="float" office:value="292" calcext:value-type="float">
            <text:p>292</text:p>
          </table:table-cell>
          <table:table-cell office:value-type="float" office:value="5.0471367354889" calcext:value-type="float">
            <text:p>5.0471367354889</text:p>
          </table:table-cell>
          <table:table-cell office:value-type="float" office:value="0.67762399077278" calcext:value-type="float">
            <text:p>0.6776239907727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989347202005" calcext:value-type="float">
            <text:p>16.798934720200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775916147545" calcext:value-type="float">
            <text:p>17.4775916147545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4021912113377" calcext:value-type="float">
            <text:p>17.4021912113377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3630987618176" calcext:value-type="float">
            <text:p>17.3630987618176</text:p>
          </table:table-cell>
          <table:table-cell office:value-type="float" office:value="0.916378316032295" calcext:value-type="float">
            <text:p>0.916378316032295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3908177474396" calcext:value-type="float">
            <text:p>20.3908177474396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035990469541" calcext:value-type="float">
            <text:p>20.03599046954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2155477031802" calcext:value-type="float">
            <text:p>5.3215547703180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87285007070065" calcext:value-type="float">
            <text:p>4.87285007070065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197058135464" calcext:value-type="float">
            <text:p>16.7197058135464</text:p>
          </table:table-cell>
          <table:table-cell office:value-type="float" office:value="0.655709342560554" calcext:value-type="float">
            <text:p>0.65570934256055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2816617570455" calcext:value-type="float">
            <text:p>17.2816617570455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444534496207" calcext:value-type="float">
            <text:p>17.5444534496207</text:p>
          </table:table-cell>
          <table:table-cell office:value-type="float" office:value="0.734140715109573" calcext:value-type="float">
            <text:p>0.73414071510957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626113927866" calcext:value-type="float">
            <text:p>17.7626113927866</text:p>
          </table:table-cell>
          <table:table-cell office:value-type="float" office:value="0.880046136101499" calcext:value-type="float">
            <text:p>0.880046136101499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3455430374902" calcext:value-type="float">
            <text:p>20.345543037490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74833127823" calcext:value-type="float">
            <text:p>20.1748331278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68620689655172" calcext:value-type="float">
            <text:p>4.68620689655172</text:p>
          </table:table-cell>
          <table:table-cell office:value-type="float" office:value="0.352364475201845" calcext:value-type="float">
            <text:p>0.352364475201845</text:p>
          </table:table-cell>
          <table:table-cell office:value-type="float" office:value="292" calcext:value-type="float">
            <text:p>292</text:p>
          </table:table-cell>
          <table:table-cell office:value-type="float" office:value="5.93425605536332" calcext:value-type="float">
            <text:p>5.93425605536332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1571555383948" calcext:value-type="float">
            <text:p>16.1571555383948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638492214524" calcext:value-type="float">
            <text:p>16.7638492214524</text:p>
          </table:table-cell>
          <table:table-cell office:value-type="float" office:value="0.709342560553633" calcext:value-type="float">
            <text:p>0.70934256055363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060139510149" calcext:value-type="float">
            <text:p>17.6060139510149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407699972717" calcext:value-type="float">
            <text:p>18.3407699972717</text:p>
          </table:table-cell>
          <table:table-cell office:value-type="float" office:value="0.8679354094579" calcext:value-type="float">
            <text:p>0.8679354094579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8577098583234" calcext:value-type="float">
            <text:p>19.8577098583234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8.8938471963989" calcext:value-type="float">
            <text:p>18.8938471963989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45098039215686" calcext:value-type="float">
            <text:p>4.45098039215686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92" calcext:value-type="float">
            <text:p>292</text:p>
          </table:table-cell>
          <table:table-cell office:value-type="float" office:value="5.02694353247876" calcext:value-type="float">
            <text:p>5.02694353247876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6190682647941" calcext:value-type="float">
            <text:p>15.6190682647941</text:p>
          </table:table-cell>
          <table:table-cell office:value-type="float" office:value="0.731833910034602" calcext:value-type="float">
            <text:p>0.73183391003460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768284439335" calcext:value-type="float">
            <text:p>17.3768284439335</text:p>
          </table:table-cell>
          <table:table-cell office:value-type="float" office:value="0.743367935409458" calcext:value-type="float">
            <text:p>0.74336793540945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334765677817" calcext:value-type="float">
            <text:p>17.5334765677817</text:p>
          </table:table-cell>
          <table:table-cell office:value-type="float" office:value="0.680507497116494" calcext:value-type="float">
            <text:p>0.68050749711649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705575029041" calcext:value-type="float">
            <text:p>17.6705575029041</text:p>
          </table:table-cell>
          <table:table-cell office:value-type="float" office:value="0.895040369088812" calcext:value-type="float">
            <text:p>0.895040369088812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2427505224752" calcext:value-type="float">
            <text:p>20.2427505224752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399948371742" calcext:value-type="float">
            <text:p>19.939994837174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6140350877193" calcext:value-type="float">
            <text:p>4.9614035087719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2" calcext:value-type="float">
            <text:p>292</text:p>
          </table:table-cell>
          <table:table-cell office:value-type="float" office:value="5.30160901488915" calcext:value-type="float">
            <text:p>5.30160901488915</text:p>
          </table:table-cell>
          <table:table-cell office:value-type="float" office:value="0.659746251441753" calcext:value-type="float">
            <text:p>0.65974625144175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271120593918" calcext:value-type="float">
            <text:p>15.9271120593918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97077417691" calcext:value-type="float">
            <text:p>17.5897077417691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5970487936491" calcext:value-type="float">
            <text:p>16.5970487936491</text:p>
          </table:table-cell>
          <table:table-cell office:value-type="float" office:value="0.71280276816609" calcext:value-type="float">
            <text:p>0.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9407921109254" calcext:value-type="float">
            <text:p>17.9407921109254</text:p>
          </table:table-cell>
          <table:table-cell office:value-type="float" office:value="0.853517877739331" calcext:value-type="float">
            <text:p>0.853517877739331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5373209753855" calcext:value-type="float">
            <text:p>19.5373209753855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2571879323692" calcext:value-type="float">
            <text:p>19.2571879323692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85099337748344" calcext:value-type="float">
            <text:p>4.85099337748344</text:p>
          </table:table-cell>
          <table:table-cell office:value-type="float" office:value="0.332179930795848" calcext:value-type="float">
            <text:p>0.332179930795848</text:p>
          </table:table-cell>
          <table:table-cell office:value-type="float" office:value="292" calcext:value-type="float">
            <text:p>292</text:p>
          </table:table-cell>
          <table:table-cell office:value-type="float" office:value="5.01896018688693" calcext:value-type="float">
            <text:p>5.01896018688693</text:p>
          </table:table-cell>
          <table:table-cell office:value-type="float" office:value="0.707612456747405" calcext:value-type="float">
            <text:p>0.70761245674740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5355553336" calcext:value-type="float">
            <text:p>16.583535555333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405019450639" calcext:value-type="float">
            <text:p>17.4405019450639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3252979282125" calcext:value-type="float">
            <text:p>17.3252979282125</text:p>
          </table:table-cell>
          <table:table-cell office:value-type="float" office:value="0.710495963091119" calcext:value-type="float">
            <text:p>0.71049596309111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653107207218" calcext:value-type="float">
            <text:p>18.1653107207218</text:p>
          </table:table-cell>
          <table:table-cell office:value-type="float" office:value="0.879469434832756" calcext:value-type="float">
            <text:p>0.879469434832756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8878288606343" calcext:value-type="float">
            <text:p>19.8878288606343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635490932562" calcext:value-type="float">
            <text:p>18.635490932562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0.41118800461361" calcext:value-type="float">
            <text:p>0.41118800461361</text:p>
          </table:table-cell>
          <table:table-cell office:value-type="float" office:value="292" calcext:value-type="float">
            <text:p>292</text:p>
          </table:table-cell>
          <table:table-cell office:value-type="float" office:value="5.30189777761827" calcext:value-type="float">
            <text:p>5.30189777761827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08749784292" calcext:value-type="float">
            <text:p>16.6108749784292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607865619728" calcext:value-type="float">
            <text:p>17.4607865619728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7031327390392" calcext:value-type="float">
            <text:p>17.7031327390392</text:p>
          </table:table-cell>
          <table:table-cell office:value-type="float" office:value="0.709919261822376" calcext:value-type="float">
            <text:p>0.70991926182237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415538238076" calcext:value-type="float">
            <text:p>17.7415538238076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850772858228" calcext:value-type="float">
            <text:p>19.850772858228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118131998599" calcext:value-type="float">
            <text:p>19.8118131998599</text:p>
          </table:table-cell>
          <table:table-cell office:value-type="float" office:value="0.42156862745098" calcext:value-type="float">
            <text:p>0.4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7864406779661" calcext:value-type="float">
            <text:p>5.7864406779661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292" calcext:value-type="float">
            <text:p>292</text:p>
          </table:table-cell>
          <table:table-cell office:value-type="float" office:value="4.57808625392441" calcext:value-type="float">
            <text:p>4.57808625392441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1773403379" calcext:value-type="float">
            <text:p>16.0961773403379</text:p>
          </table:table-cell>
          <table:table-cell office:value-type="float" office:value="0.679930795847751" calcext:value-type="float">
            <text:p>0.67993079584775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9801021827658" calcext:value-type="float">
            <text:p>16.9801021827658</text:p>
          </table:table-cell>
          <table:table-cell office:value-type="float" office:value="0.742214532871973" calcext:value-type="float">
            <text:p>0.74221453287197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297871582286" calcext:value-type="float">
            <text:p>16.9297871582286</text:p>
          </table:table-cell>
          <table:table-cell office:value-type="float" office:value="0.694925028835063" calcext:value-type="float">
            <text:p>0.69492502883506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220433023411" calcext:value-type="float">
            <text:p>17.7220433023411</text:p>
          </table:table-cell>
          <table:table-cell office:value-type="float" office:value="0.859861591695501" calcext:value-type="float">
            <text:p>0.859861591695501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2557117402148" calcext:value-type="float">
            <text:p>19.2557117402148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0134997235577" calcext:value-type="float">
            <text:p>19.013499723557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8604651162791" calcext:value-type="float">
            <text:p>5.1860465116279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2" calcext:value-type="float">
            <text:p>292</text:p>
          </table:table-cell>
          <table:table-cell office:value-type="float" office:value="5.44171644906939" calcext:value-type="float">
            <text:p>5.4417164490693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4379602286887" calcext:value-type="float">
            <text:p>16.4379602286887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4466023436644" calcext:value-type="float">
            <text:p>16.4466023436644</text:p>
          </table:table-cell>
          <table:table-cell office:value-type="float" office:value="0.745674740484429" calcext:value-type="float">
            <text:p>0.74567474048442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8.2434081986148" calcext:value-type="float">
            <text:p>18.2434081986148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408583965327" calcext:value-type="float">
            <text:p>17.6408583965327</text:p>
          </table:table-cell>
          <table:table-cell office:value-type="float" office:value="0.881776239907727" calcext:value-type="float">
            <text:p>0.881776239907727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2923977373624" calcext:value-type="float">
            <text:p>19.292397737362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050971094005" calcext:value-type="float">
            <text:p>20.305097109400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0990099009901" calcext:value-type="float">
            <text:p>5.099009900990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4.71728770871813" calcext:value-type="float">
            <text:p>4.71728770871813</text:p>
          </table:table-cell>
          <table:table-cell office:value-type="float" office:value="0.662053056516724" calcext:value-type="float">
            <text:p>0.66205305651672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665424097377" calcext:value-type="float">
            <text:p>15.9665424097377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1143857156733" calcext:value-type="float">
            <text:p>17.1143857156733</text:p>
          </table:table-cell>
          <table:table-cell office:value-type="float" office:value="0.721453287197232" calcext:value-type="float">
            <text:p>0.721453287197232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221081515859" calcext:value-type="float">
            <text:p>17.0221081515859</text:p>
          </table:table-cell>
          <table:table-cell office:value-type="float" office:value="0.724336793540946" calcext:value-type="float">
            <text:p>0.72433679354094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262953067898" calcext:value-type="float">
            <text:p>17.8262953067898</text:p>
          </table:table-cell>
          <table:table-cell office:value-type="float" office:value="0.904267589388696" calcext:value-type="float">
            <text:p>0.904267589388696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2999943115583" calcext:value-type="float">
            <text:p>20.2999943115583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988330963516" calcext:value-type="float">
            <text:p>19.8988330963516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67391304347826" calcext:value-type="float">
            <text:p>5.67391304347826</text:p>
          </table:table-cell>
          <table:table-cell office:value-type="float" office:value="0.362168396770473" calcext:value-type="float">
            <text:p>0.362168396770473</text:p>
          </table:table-cell>
          <table:table-cell office:value-type="float" office:value="292" calcext:value-type="float">
            <text:p>292</text:p>
          </table:table-cell>
          <table:table-cell office:value-type="float" office:value="5.664712737581" calcext:value-type="float">
            <text:p>5.664712737581</text:p>
          </table:table-cell>
          <table:table-cell office:value-type="float" office:value="0.715109573241061" calcext:value-type="float">
            <text:p>0.71510957324106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7649211127" calcext:value-type="float">
            <text:p>16.5837649211127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86839006852" calcext:value-type="float">
            <text:p>16.7286839006852</text:p>
          </table:table-cell>
          <table:table-cell office:value-type="float" office:value="0.722606689734717" calcext:value-type="float">
            <text:p>0.722606689734717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2542149619203" calcext:value-type="float">
            <text:p>17.2542149619203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693340828194" calcext:value-type="float">
            <text:p>17.8693340828194</text:p>
          </table:table-cell>
          <table:table-cell office:value-type="float" office:value="0.844867358708189" calcext:value-type="float">
            <text:p>0.844867358708189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7394977695127" calcext:value-type="float">
            <text:p>19.7394977695127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1.0530379337815" calcext:value-type="float">
            <text:p>41.053037933781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5915492957747" calcext:value-type="float">
            <text:p>5.8591549295774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09410061791466" calcext:value-type="float">
            <text:p>7.09410061791466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2.8784354722666" calcext:value-type="float">
            <text:p>22.8784354722666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8017049349304" calcext:value-type="float">
            <text:p>25.801704934930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4877020188818" calcext:value-type="float">
            <text:p>26.4877020188818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028268652173" calcext:value-type="float">
            <text:p>27.4028268652173</text:p>
          </table:table-cell>
          <table:table-cell office:value-type="float" office:value="0.672941176470588" calcext:value-type="float">
            <text:p>0.672941176470588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8923187407525" calcext:value-type="float">
            <text:p>35.8923187407525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8.8041134261104" calcext:value-type="float">
            <text:p>38.8041134261104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51388888888889" calcext:value-type="float">
            <text:p>6.513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77468405777229" calcext:value-type="float">
            <text:p>5.77468405777229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7578" calcext:value-type="float">
            <text:p>7578</text:p>
          </table:table-cell>
          <table:table-cell office:value-type="float" office:value="24.8536633427553" calcext:value-type="float">
            <text:p>24.8536633427553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716957458237" calcext:value-type="float">
            <text:p>26.1716957458237</text:p>
          </table:table-cell>
          <table:table-cell office:value-type="float" office:value="0.314117647058823" calcext:value-type="float">
            <text:p>0.31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048933482654" calcext:value-type="float">
            <text:p>26.1048933482654</text:p>
          </table:table-cell>
          <table:table-cell office:value-type="float" office:value="0.210588235294118" calcext:value-type="float">
            <text:p>0.21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15198898398" calcext:value-type="float">
            <text:p>25.15198898398</text:p>
          </table:table-cell>
          <table:table-cell office:value-type="float" office:value="0.570588235294118" calcext:value-type="float">
            <text:p>0.570588235294118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3.2875557821302" calcext:value-type="float">
            <text:p>33.2875557821302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2405063987856" calcext:value-type="float">
            <text:p>40.2405063987856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6423841059603" calcext:value-type="float">
            <text:p>6.3642384105960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48854087089381" calcext:value-type="float">
            <text:p>6.48854087089381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5997011414408" calcext:value-type="float">
            <text:p>24.5997011414408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0123502053354" calcext:value-type="float">
            <text:p>26.0123502053354</text:p>
          </table:table-cell>
          <table:table-cell office:value-type="float" office:value="0.24" calcext:value-type="float">
            <text:p>0.2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3189007391529" calcext:value-type="float">
            <text:p>26.3189007391529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065614116798" calcext:value-type="float">
            <text:p>26.0065614116798</text:p>
          </table:table-cell>
          <table:table-cell office:value-type="float" office:value="0.703529411764706" calcext:value-type="float">
            <text:p>0.703529411764706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6.5311789274393" calcext:value-type="float">
            <text:p>36.5311789274393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0757395347969" calcext:value-type="float">
            <text:p>39.0757395347969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87261146496816" calcext:value-type="float">
            <text:p>7.8726114649681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12422600619195" calcext:value-type="float">
            <text:p>6.12422600619195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3.2285010384616" calcext:value-type="float">
            <text:p>23.2285010384616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4310760529905" calcext:value-type="float">
            <text:p>24.4310760529905</text:p>
          </table:table-cell>
          <table:table-cell office:value-type="float" office:value="0.267058823529412" calcext:value-type="float">
            <text:p>0.26705882352941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554708393309" calcext:value-type="float">
            <text:p>25.0554708393309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9987820852695" calcext:value-type="float">
            <text:p>25.9987820852695</text:p>
          </table:table-cell>
          <table:table-cell office:value-type="float" office:value="0.591764705882353" calcext:value-type="float">
            <text:p>0.591764705882353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9230075358677" calcext:value-type="float">
            <text:p>34.9230075358677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08932299133" calcext:value-type="float">
            <text:p>39.880893229913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08888888888889" calcext:value-type="float">
            <text:p>6.088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86680533255486" calcext:value-type="float">
            <text:p>5.86680533255486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4719417871221" calcext:value-type="float">
            <text:p>25.471941787122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6988904399489" calcext:value-type="float">
            <text:p>26.6988904399489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8585593308836" calcext:value-type="float">
            <text:p>24.8585593308836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1369035470326" calcext:value-type="float">
            <text:p>28.1369035470326</text:p>
          </table:table-cell>
          <table:table-cell office:value-type="float" office:value="0.64" calcext:value-type="float">
            <text:p>0.64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996027238226" calcext:value-type="float">
            <text:p>35.996027238226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8554632709593" calcext:value-type="float">
            <text:p>40.8554632709593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0322580645161" calcext:value-type="float">
            <text:p>7.70322580645161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61114941396632" calcext:value-type="float">
            <text:p>5.61114941396632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1.6810486050773" calcext:value-type="float">
            <text:p>21.681048605077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13489095822" calcext:value-type="float">
            <text:p>25.01348909582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75013567767" calcext:value-type="float">
            <text:p>26.875013567767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914799846925" calcext:value-type="float">
            <text:p>27.4914799846925</text:p>
          </table:table-cell>
          <table:table-cell office:value-type="float" office:value="0.632941176470588" calcext:value-type="float">
            <text:p>0.632941176470588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3.7730130853033" calcext:value-type="float">
            <text:p>33.7730130853033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40.3242398505688" calcext:value-type="float">
            <text:p>40.324239850568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76811594202899" calcext:value-type="float">
            <text:p>6.76811594202899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68696268304204" calcext:value-type="float">
            <text:p>6.68696268304204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5450964827503" calcext:value-type="float">
            <text:p>25.5450964827503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4481576550753" calcext:value-type="float">
            <text:p>26.448157655075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369577583533" calcext:value-type="float">
            <text:p>25.2369577583533</text:p>
          </table:table-cell>
          <table:table-cell office:value-type="float" office:value="0.218823529411765" calcext:value-type="float">
            <text:p>0.218823529411765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2163722326814" calcext:value-type="float">
            <text:p>25.2163722326814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3.7053456599316" calcext:value-type="float">
            <text:p>33.7053456599316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1.0399749317223" calcext:value-type="float">
            <text:p>41.039974931722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44444444444444" calcext:value-type="float">
            <text:p>7.44444444444444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8.00279510461903" calcext:value-type="float">
            <text:p>8.00279510461903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1108062462978" calcext:value-type="float">
            <text:p>25.1108062462978</text:p>
          </table:table-cell>
          <table:table-cell office:value-type="float" office:value="0.305882352941176" calcext:value-type="float">
            <text:p>0.30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164042829155" calcext:value-type="float">
            <text:p>26.5164042829155</text:p>
          </table:table-cell>
          <table:table-cell office:value-type="float" office:value="0.303529411764706" calcext:value-type="float">
            <text:p>0.30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9670511466112" calcext:value-type="float">
            <text:p>26.9670511466112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9374972896264" calcext:value-type="float">
            <text:p>26.9374972896264</text:p>
          </table:table-cell>
          <table:table-cell office:value-type="float" office:value="0.662352941176471" calcext:value-type="float">
            <text:p>0.662352941176471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6.2530766525362" calcext:value-type="float">
            <text:p>36.2530766525362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0308669306861" calcext:value-type="float">
            <text:p>40.0308669306861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0851063829787" calcext:value-type="float">
            <text:p>5.8085106382978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8.05382020953422" calcext:value-type="float">
            <text:p>8.05382020953422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7578" calcext:value-type="float">
            <text:p>7578</text:p>
          </table:table-cell>
          <table:table-cell office:value-type="float" office:value="22.3877926029997" calcext:value-type="float">
            <text:p>22.3877926029997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573999059679" calcext:value-type="float">
            <text:p>27.5573999059679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4873520971267" calcext:value-type="float">
            <text:p>25.4873520971267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4682082716325" calcext:value-type="float">
            <text:p>26.4682082716325</text:p>
          </table:table-cell>
          <table:table-cell office:value-type="float" office:value="0.61764705882353" calcext:value-type="float">
            <text:p>0.61764705882353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8648198932354" calcext:value-type="float">
            <text:p>34.8648198932354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9553333835317" calcext:value-type="float">
            <text:p>39.9553333835317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8243243243243" calcext:value-type="float">
            <text:p>6.68243243243243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6.6050715887528" calcext:value-type="float">
            <text:p>6.6050715887528</text:p>
          </table:table-cell>
          <table:table-cell office:value-type="float" office:value="0.202352941176471" calcext:value-type="float">
            <text:p>0.202352941176471</text:p>
          </table:table-cell>
          <table:table-cell office:value-type="float" office:value="7578" calcext:value-type="float">
            <text:p>7578</text:p>
          </table:table-cell>
          <table:table-cell office:value-type="float" office:value="22.4884871928633" calcext:value-type="float">
            <text:p>22.488487192863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3711832145196" calcext:value-type="float">
            <text:p>26.371183214519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4650449356513" calcext:value-type="float">
            <text:p>24.4650449356513</text:p>
          </table:table-cell>
          <table:table-cell office:value-type="float" office:value="0.230588235294118" calcext:value-type="float">
            <text:p>0.23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82648618503" calcext:value-type="float">
            <text:p>26.082648618503</text:p>
          </table:table-cell>
          <table:table-cell office:value-type="float" office:value="0.604705882352941" calcext:value-type="float">
            <text:p>0.604705882352941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0468436656913" calcext:value-type="float">
            <text:p>34.0468436656913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824283551092" calcext:value-type="float">
            <text:p>40.0824283551092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986301369863" calcext:value-type="float">
            <text:p>6.6986301369863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17593632818547" calcext:value-type="float">
            <text:p>5.1759363281854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8605032237878" calcext:value-type="float">
            <text:p>24.8605032237878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9754957130735" calcext:value-type="float">
            <text:p>26.9754957130735</text:p>
          </table:table-cell>
          <table:table-cell office:value-type="float" office:value="0.281176470588235" calcext:value-type="float">
            <text:p>0.281176470588235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701419581112" calcext:value-type="float">
            <text:p>25.270141958111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3503021910359" calcext:value-type="float">
            <text:p>26.3503021910359</text:p>
          </table:table-cell>
          <table:table-cell office:value-type="float" office:value="0.642352941176471" calcext:value-type="float">
            <text:p>0.642352941176471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3951463430639" calcext:value-type="float">
            <text:p>35.3951463430639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85882352941176" calcext:value-type="float">
            <text:p>0.98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38.3491065963868" calcext:value-type="float">
            <text:p>38.3491065963868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92258064516129" calcext:value-type="float">
            <text:p>6.9225806451612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3.80241959797618" calcext:value-type="float">
            <text:p>3.80241959797618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4.4508340709683" calcext:value-type="float">
            <text:p>24.4508340709683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515237636048" calcext:value-type="float">
            <text:p>25.0515237636048</text:p>
          </table:table-cell>
          <table:table-cell office:value-type="float" office:value="0.32" calcext:value-type="float">
            <text:p>0.3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2145636123792" calcext:value-type="float">
            <text:p>26.2145636123792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8271653404418" calcext:value-type="float">
            <text:p>28.8271653404418</text:p>
          </table:table-cell>
          <table:table-cell office:value-type="float" office:value="0.628235294117647" calcext:value-type="float">
            <text:p>0.628235294117647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6797638623517" calcext:value-type="float">
            <text:p>34.6797638623517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41.430566353186" calcext:value-type="float">
            <text:p>41.43056635318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29496402877698" calcext:value-type="float">
            <text:p>5.29496402877698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6.89433932080991" calcext:value-type="float">
            <text:p>6.8943393208099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5.8900355833237" calcext:value-type="float">
            <text:p>25.8900355833237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702912035094" calcext:value-type="float">
            <text:p>27.2702912035094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00532737163" calcext:value-type="float">
            <text:p>25.000532737163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5597065757125" calcext:value-type="float">
            <text:p>27.5597065757125</text:p>
          </table:table-cell>
          <table:table-cell office:value-type="float" office:value="0.589411764705883" calcext:value-type="float">
            <text:p>0.589411764705883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7809212467407" calcext:value-type="float">
            <text:p>35.7809212467407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7455618368805" calcext:value-type="float">
            <text:p>39.745561836880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76315789473684" calcext:value-type="float">
            <text:p>5.76315789473684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7.62046188338349" calcext:value-type="float">
            <text:p>7.62046188338349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7578" calcext:value-type="float">
            <text:p>7578</text:p>
          </table:table-cell>
          <table:table-cell office:value-type="float" office:value="24.2199936378287" calcext:value-type="float">
            <text:p>24.2199936378287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2372704344907" calcext:value-type="float">
            <text:p>26.2372704344907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7.0742699460313" calcext:value-type="float">
            <text:p>27.0742699460313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5437294414464" calcext:value-type="float">
            <text:p>28.5437294414464</text:p>
          </table:table-cell>
          <table:table-cell office:value-type="float" office:value="0.670588235294118" calcext:value-type="float">
            <text:p>0.670588235294118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1489665661743" calcext:value-type="float">
            <text:p>35.1489665661743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5817133704301" calcext:value-type="float">
            <text:p>39.5817133704301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4868421052632" calcext:value-type="float">
            <text:p>6.34868421052632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99928099582079" calcext:value-type="float">
            <text:p>6.99928099582079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3795535077366" calcext:value-type="float">
            <text:p>24.3795535077366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021655419488" calcext:value-type="float">
            <text:p>26.5021655419488</text:p>
          </table:table-cell>
          <table:table-cell office:value-type="float" office:value="0.289411764705882" calcext:value-type="float">
            <text:p>0.28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0651171719991" calcext:value-type="float">
            <text:p>26.0651171719991</text:p>
          </table:table-cell>
          <table:table-cell office:value-type="float" office:value="0.195294117647059" calcext:value-type="float">
            <text:p>0.19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7399037994836" calcext:value-type="float">
            <text:p>25.7399037994836</text:p>
          </table:table-cell>
          <table:table-cell office:value-type="float" office:value="0.6" calcext:value-type="float">
            <text:p>0.6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4088656511208" calcext:value-type="float">
            <text:p>35.408865651120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7364729500648" calcext:value-type="float">
            <text:p>39.736472950064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18367346938776" calcext:value-type="float">
            <text:p>5.1836734693877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.1247207743857" calcext:value-type="float">
            <text:p>7.1247207743857</text:p>
          </table:table-cell>
          <table:table-cell office:value-type="float" office:value="0.191764705882353" calcext:value-type="float">
            <text:p>0.191764705882353</text:p>
          </table:table-cell>
          <table:table-cell office:value-type="float" office:value="7578" calcext:value-type="float">
            <text:p>7578</text:p>
          </table:table-cell>
          <table:table-cell office:value-type="float" office:value="21.3744091886386" calcext:value-type="float">
            <text:p>21.3744091886386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7386562876611" calcext:value-type="float">
            <text:p>24.738656287661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038730104586" calcext:value-type="float">
            <text:p>25.2038730104586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0319256613814" calcext:value-type="float">
            <text:p>27.0319256613814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3789737569303" calcext:value-type="float">
            <text:p>34.3789737569303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8620987881578" calcext:value-type="float">
            <text:p>40.8620987881578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6.34796147458635" calcext:value-type="float">
            <text:p>6.34796147458635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7578" calcext:value-type="float">
            <text:p>7578</text:p>
          </table:table-cell>
          <table:table-cell office:value-type="float" office:value="22.767214617829" calcext:value-type="float">
            <text:p>22.767214617829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519674459496" calcext:value-type="float">
            <text:p>27.2519674459496</text:p>
          </table:table-cell>
          <table:table-cell office:value-type="float" office:value="0.296470588235294" calcext:value-type="float">
            <text:p>0.29647058823529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962456653787" calcext:value-type="float">
            <text:p>26.8962456653787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361067769937" calcext:value-type="float">
            <text:p>27.8361067769937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3607787433922" calcext:value-type="float">
            <text:p>35.3607787433922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83529411764706" calcext:value-type="float">
            <text:p>0.98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38.3052004948815" calcext:value-type="float">
            <text:p>38.3052004948815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12745154945708" calcext:value-type="float">
            <text:p>7.12745154945708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2.8651494428859" calcext:value-type="float">
            <text:p>22.8651494428859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985685384158" calcext:value-type="float">
            <text:p>26.1985685384158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1731309352554" calcext:value-type="float">
            <text:p>24.1731309352554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3672257237963" calcext:value-type="float">
            <text:p>25.3672257237963</text:p>
          </table:table-cell>
          <table:table-cell office:value-type="float" office:value="0.623529411764706" calcext:value-type="float">
            <text:p>0.623529411764706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1412015869805" calcext:value-type="float">
            <text:p>34.1412015869805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1.3845893740876" calcext:value-type="float">
            <text:p>41.384589374087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7096774193548" calcext:value-type="float">
            <text:p>6.67096774193548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5.80637254901961" calcext:value-type="float">
            <text:p>5.80637254901961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3.7777805013345" calcext:value-type="float">
            <text:p>23.7777805013345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726176698916" calcext:value-type="float">
            <text:p>27.572617669891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645115334435" calcext:value-type="float">
            <text:p>26.1645115334435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143216879687" calcext:value-type="float">
            <text:p>27.8143216879687</text:p>
          </table:table-cell>
          <table:table-cell office:value-type="float" office:value="0.669411764705883" calcext:value-type="float">
            <text:p>0.669411764705883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7131151825579" calcext:value-type="float">
            <text:p>34.7131151825579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8.6660136070817" calcext:value-type="float">
            <text:p>38.6660136070817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6190476190476" calcext:value-type="float">
            <text:p>7.76190476190476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45160109076743" calcext:value-type="float">
            <text:p>5.4516010907674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41044611878" calcext:value-type="float">
            <text:p>24.41044611878</text:p>
          </table:table-cell>
          <table:table-cell office:value-type="float" office:value="0.278823529411765" calcext:value-type="float">
            <text:p>0.27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1621986314386" calcext:value-type="float">
            <text:p>25.162198631438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02272936554" calcext:value-type="float">
            <text:p>24.02272936554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64414201094" calcext:value-type="float">
            <text:p>27.864414201094</text:p>
          </table:table-cell>
          <table:table-cell office:value-type="float" office:value="0.594117647058823" calcext:value-type="float">
            <text:p>0.594117647058823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5218633656977" calcext:value-type="float">
            <text:p>35.5218633656977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9.0206616119173" calcext:value-type="float">
            <text:p>89.02066161191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8.28571428571429" calcext:value-type="float">
            <text:p>8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.15083883015572" calcext:value-type="float">
            <text:p>7.1508388301557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779005689" calcext:value-type="float">
            <text:p>32.067790056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1.5170917116737" calcext:value-type="float">
            <text:p>41.51709171167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1098162675811" calcext:value-type="float">
            <text:p>38.109816267581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4426532282914" calcext:value-type="float">
            <text:p>43.4426532282914</text:p>
          </table:table-cell>
          <table:table-cell office:value-type="float" office:value="0.394117647058824" calcext:value-type="float">
            <text:p>0.394117647058824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90.8775301147206" calcext:value-type="float">
            <text:p>90.8775301147206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41176470588236" calcext:value-type="float">
            <text:p>0.941176470588236</text:p>
          </table:table-cell>
          <table:table-cell office:value-type="float" office:value="0" calcext:value-type="float">
            <text:p>0</text:p>
          </table:table-cell>
          <table:table-cell office:value-type="float" office:value="92.1697110048907" calcext:value-type="float">
            <text:p>92.16971100489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2258064516129" calcext:value-type="float">
            <text:p>6.2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45965408902853" calcext:value-type="float">
            <text:p>8.4596540890285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316951576256" calcext:value-type="float">
            <text:p>41.5316951576256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5.2886947728018" calcext:value-type="float">
            <text:p>45.2886947728018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6696965817742" calcext:value-type="float">
            <text:p>45.6696965817742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6.3184299257171" calcext:value-type="float">
            <text:p>46.3184299257171</text:p>
          </table:table-cell>
          <table:table-cell office:value-type="float" office:value="0.461764705882353" calcext:value-type="float">
            <text:p>0.461764705882353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2.0139923450591" calcext:value-type="float">
            <text:p>82.0139923450591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92.7115528637238" calcext:value-type="float">
            <text:p>92.711552863723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21875" calcext:value-type="float">
            <text:p>7.218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27843137254902" calcext:value-type="float">
            <text:p>8.278431372549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291160873221" calcext:value-type="float">
            <text:p>34.2291160873221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3248440613474" calcext:value-type="float">
            <text:p>44.324844061347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394726096299" calcext:value-type="float">
            <text:p>42.73947260962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7992706523132" calcext:value-type="float">
            <text:p>40.7992706523132</text:p>
          </table:table-cell>
          <table:table-cell office:value-type="float" office:value="0.452941176470588" calcext:value-type="float">
            <text:p>0.452941176470588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5.9939000719597" calcext:value-type="float">
            <text:p>85.9939000719597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88.9123013676661" calcext:value-type="float">
            <text:p>88.912301367666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7864923747277" calcext:value-type="float">
            <text:p>6.6786492374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9.5184101193064" calcext:value-type="float">
            <text:p>39.518410119306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346744518819" calcext:value-type="float">
            <text:p>39.434674451881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838548924441" calcext:value-type="float">
            <text:p>44.483854892444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858301698995" calcext:value-type="float">
            <text:p>40.9858301698995</text:p>
          </table:table-cell>
          <table:table-cell office:value-type="float" office:value="0.385294117647059" calcext:value-type="float">
            <text:p>0.385294117647059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6.0581805050248" calcext:value-type="float">
            <text:p>76.0581805050248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8.7762220299809" calcext:value-type="float">
            <text:p>98.776222029980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67692307692308" calcext:value-type="float">
            <text:p>5.6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997442455243" calcext:value-type="float">
            <text:p>6.10997442455243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7756652732037" calcext:value-type="float">
            <text:p>35.775665273203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448768835795" calcext:value-type="float">
            <text:p>42.544876883579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9.881794839858" calcext:value-type="float">
            <text:p>39.88179483985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8.3702069888921" calcext:value-type="float">
            <text:p>38.3702069888921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0.053894026904" calcext:value-type="float">
            <text:p>80.05389402690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2.1424234344493" calcext:value-type="float">
            <text:p>92.142423434449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515625" calcext:value-type="float">
            <text:p>9.515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.19879459980714" calcext:value-type="float">
            <text:p>9.1987945998071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705175417534" calcext:value-type="float">
            <text:p>34.270517541753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9448577280018" calcext:value-type="float">
            <text:p>37.944857728001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6172287604027" calcext:value-type="float">
            <text:p>44.6172287604027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5864376180441" calcext:value-type="float">
            <text:p>44.5864376180441</text:p>
          </table:table-cell>
          <table:table-cell office:value-type="float" office:value="0.361764705882353" calcext:value-type="float">
            <text:p>0.361764705882353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4.8946065688958" calcext:value-type="float">
            <text:p>84.8946065688958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3.70837680751" calcext:value-type="float">
            <text:p>93.7083768075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6271186440678" calcext:value-type="float">
            <text:p>6.62711864406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7475961538462" calcext:value-type="float">
            <text:p>8.3747596153846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28722064735" calcext:value-type="float">
            <text:p>41.52872206473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0377940630326" calcext:value-type="float">
            <text:p>42.03779406303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0.2195208446877" calcext:value-type="float">
            <text:p>40.21952084468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98997160965" calcext:value-type="float">
            <text:p>43.98997160965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8.4255798346099" calcext:value-type="float">
            <text:p>78.4255798346099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5478978568001" calcext:value-type="float">
            <text:p>92.547897856800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890625" calcext:value-type="float">
            <text:p>6.890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8746354952237" calcext:value-type="float">
            <text:p>11.874635495223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58553721389" calcext:value-type="float">
            <text:p>32.065855372138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3.8965393006815" calcext:value-type="float">
            <text:p>43.896539300681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460496638368" calcext:value-type="float">
            <text:p>42.7460496638368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2348846444769" calcext:value-type="float">
            <text:p>39.2348846444769</text:p>
          </table:table-cell>
          <table:table-cell office:value-type="float" office:value="0.447058823529412" calcext:value-type="float">
            <text:p>0.447058823529412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7.4864139400466" calcext:value-type="float">
            <text:p>87.4864139400466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89.8800314833377" calcext:value-type="float">
            <text:p>89.880031483337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94339622641509" calcext:value-type="float">
            <text:p>9.9433962264150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20792816333302" calcext:value-type="float">
            <text:p>6.207928163333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9417592419953" calcext:value-type="float">
            <text:p>35.94175924199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901124899749" calcext:value-type="float">
            <text:p>40.790112489974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614322164232" calcext:value-type="float">
            <text:p>38.61432216423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3178549484683" calcext:value-type="float">
            <text:p>40.3178549484683</text:p>
          </table:table-cell>
          <table:table-cell office:value-type="float" office:value="0.364705882352941" calcext:value-type="float">
            <text:p>0.364705882352941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8.4324537991096" calcext:value-type="float">
            <text:p>78.432453799109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2" calcext:value-type="float">
            <text:p>0.914705882352942</text:p>
          </table:table-cell>
          <table:table-cell office:value-type="float" office:value="0" calcext:value-type="float">
            <text:p>0</text:p>
          </table:table-cell>
          <table:table-cell office:value-type="float" office:value="92.6834712642607" calcext:value-type="float">
            <text:p>92.68347126426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7586206896552" calcext:value-type="float">
            <text:p>6.7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8630665380906" calcext:value-type="float">
            <text:p>8.58630665380906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6.318765298054" calcext:value-type="float">
            <text:p>36.318765298054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1710724519716" calcext:value-type="float">
            <text:p>37.171072451971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5235392887594" calcext:value-type="float">
            <text:p>42.5235392887594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2.6564034602036" calcext:value-type="float">
            <text:p>42.6564034602036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2.5420077379674" calcext:value-type="float">
            <text:p>82.542007737967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4.0601927659836" calcext:value-type="float">
            <text:p>94.0601927659836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2100548552755" calcext:value-type="float">
            <text:p>8.3210054855275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9317903918044" calcext:value-type="float">
            <text:p>34.931790391804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215798253944" calcext:value-type="float">
            <text:p>39.421579825394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8150186769274" calcext:value-type="float">
            <text:p>45.815018676927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406655979866" calcext:value-type="float">
            <text:p>40.9406655979866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1.5540822157708" calcext:value-type="float">
            <text:p>81.5540822157708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894117647058824" calcext:value-type="float">
            <text:p>0.89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3.2268315076298" calcext:value-type="float">
            <text:p>93.226831507629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10.0862068965517" calcext:value-type="float">
            <text:p>10.0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14561234329798" calcext:value-type="float">
            <text:p>5.14561234329798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6915705901193" calcext:value-type="float">
            <text:p>38.691570590119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275260307986" calcext:value-type="float">
            <text:p>40.7275260307986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1829742001589" calcext:value-type="float">
            <text:p>43.182974200158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3411670332461" calcext:value-type="float">
            <text:p>39.3411670332461</text:p>
          </table:table-cell>
          <table:table-cell office:value-type="float" office:value="0.458823529411765" calcext:value-type="float">
            <text:p>0.458823529411765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5.0088953492346" calcext:value-type="float">
            <text:p>85.0088953492346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87.4149355662049" calcext:value-type="float">
            <text:p>87.414935566204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6078431372549" calcext:value-type="float">
            <text:p>7.60784313725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.3107843137255" calcext:value-type="float">
            <text:p>10.31078431372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252031353984" calcext:value-type="float">
            <text:p>38.25203135398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1259163388419" calcext:value-type="float">
            <text:p>44.125916338841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6.0677933006612" calcext:value-type="float">
            <text:p>46.067793300661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1179241283178" calcext:value-type="float">
            <text:p>43.1179241283178</text:p>
          </table:table-cell>
          <table:table-cell office:value-type="float" office:value="0.364705882352941" calcext:value-type="float">
            <text:p>0.364705882352941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4.0988560034338" calcext:value-type="float">
            <text:p>84.098856003433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96.1791279839673" calcext:value-type="float">
            <text:p>96.17912798396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1929824561404" calcext:value-type="float">
            <text:p>7.719298245614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7027094285625" calcext:value-type="float">
            <text:p>8.5702709428562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6737844330202" calcext:value-type="float">
            <text:p>32.67378443302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4.5258067111542" calcext:value-type="float">
            <text:p>34.525806711154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5022512326195" calcext:value-type="float">
            <text:p>41.50225123261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5895323992316" calcext:value-type="float">
            <text:p>41.5895323992316</text:p>
          </table:table-cell>
          <table:table-cell office:value-type="float" office:value="0.402941176470588" calcext:value-type="float">
            <text:p>0.402941176470588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7.3460713039175" calcext:value-type="float">
            <text:p>77.3460713039175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2.8729762054833" calcext:value-type="float">
            <text:p>92.872976205483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55072463768116" calcext:value-type="float">
            <text:p>7.550724637681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72112285774525" calcext:value-type="float">
            <text:p>5.7211228577452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2450864790012" calcext:value-type="float">
            <text:p>33.245086479001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2924713466053" calcext:value-type="float">
            <text:p>37.292471346605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0799760492112" calcext:value-type="float">
            <text:p>43.079976049211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967673778708" calcext:value-type="float">
            <text:p>39.967673778708</text:p>
          </table:table-cell>
          <table:table-cell office:value-type="float" office:value="0.397058823529412" calcext:value-type="float">
            <text:p>0.397058823529412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9.7909169837959" calcext:value-type="float">
            <text:p>79.7909169837959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2.9633133217628" calcext:value-type="float">
            <text:p>92.963313321762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5546218487395" calcext:value-type="float">
            <text:p>6.655462184873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505814300344" calcext:value-type="float">
            <text:p>35.50581430034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287039190779" calcext:value-type="float">
            <text:p>42.528703919077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5.4922665935662" calcext:value-type="float">
            <text:p>35.4922665935662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7.5230241746733" calcext:value-type="float">
            <text:p>37.5230241746733</text:p>
          </table:table-cell>
          <table:table-cell office:value-type="float" office:value="0.385294117647059" calcext:value-type="float">
            <text:p>0.385294117647059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5.58858493026" calcext:value-type="float">
            <text:p>75.58858493026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4.5703950386404" calcext:value-type="float">
            <text:p>94.570395038640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19117647058823" calcext:value-type="float">
            <text:p>5.19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.97729618163055" calcext:value-type="float">
            <text:p>4.977296181630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0.4636604144304" calcext:value-type="float">
            <text:p>40.463660414430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6936806045121" calcext:value-type="float">
            <text:p>40.693680604512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7387685783899" calcext:value-type="float">
            <text:p>41.738768578389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9445324241552" calcext:value-type="float">
            <text:p>44.9445324241552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2.8311578173524" calcext:value-type="float">
            <text:p>72.831157817352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6.9691052652394" calcext:value-type="float">
            <text:p>96.969105265239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5384615384615" calcext:value-type="float">
            <text:p>6.7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84288010286081" calcext:value-type="float">
            <text:p>6.842880102860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3068659544637" calcext:value-type="float">
            <text:p>32.30686595446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6.5459632586965" calcext:value-type="float">
            <text:p>36.545963258696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564912962648" calcext:value-type="float">
            <text:p>41.056491296264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7616893198786" calcext:value-type="float">
            <text:p>39.7616893198786</text:p>
          </table:table-cell>
          <table:table-cell office:value-type="float" office:value="0.408823529411765" calcext:value-type="float">
            <text:p>0.408823529411765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0.4785465777878" calcext:value-type="float">
            <text:p>80.478546577787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6.2573509427008" calcext:value-type="float">
            <text:p>96.257350942700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47368421052632" calcext:value-type="float">
            <text:p>6.4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3639082751745" calcext:value-type="float">
            <text:p>8.5363908275174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1537096179336" calcext:value-type="float">
            <text:p>38.1537096179336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701830587406" calcext:value-type="float">
            <text:p>44.701830587406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819387985559" calcext:value-type="float">
            <text:p>41.0819387985559</text:p>
          </table:table-cell>
          <table:table-cell office:value-type="float" office:value="0.0323529411764706" calcext:value-type="float">
            <text:p>0.03235294117647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5788499991842" calcext:value-type="float">
            <text:p>40.5788499991842</text:p>
          </table:table-cell>
          <table:table-cell office:value-type="float" office:value="0.361764705882353" calcext:value-type="float">
            <text:p>0.361764705882353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4.7083666402663" calcext:value-type="float">
            <text:p>84.7083666402663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0.0099129142953" calcext:value-type="float">
            <text:p>90.009912914295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7277661064426" calcext:value-type="float">
            <text:p>11.72776610644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5937731317271" calcext:value-type="float">
            <text:p>33.5937731317271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330110367836" calcext:value-type="float">
            <text:p>42.33011036783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715148880043" calcext:value-type="float">
            <text:p>44.471514888004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7867135616314" calcext:value-type="float">
            <text:p>41.786713561631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8.3881657899199" calcext:value-type="float">
            <text:p>78.3881657899199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64.977131115712" calcext:value-type="float">
            <text:p>164.97713111571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3203163618389" calcext:value-type="float">
            <text:p>9.33203163618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547842793187" calcext:value-type="float">
            <text:p>45.65478427931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1.8789030928744" calcext:value-type="float">
            <text:p>41.8789030928744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64.6592902041876" calcext:value-type="float">
            <text:p>64.659290204187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6616177423179" calcext:value-type="float">
            <text:p>48.6616177423179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4.202252134815" calcext:value-type="float">
            <text:p>144.20225213481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52941176470588" calcext:value-type="float">
            <text:p>0.7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1.188114694006" calcext:value-type="float">
            <text:p>161.18811469400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97207068311196" calcext:value-type="float">
            <text:p>8.9720706831119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4429268723474" calcext:value-type="float">
            <text:p>43.4429268723474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208658747088" calcext:value-type="float">
            <text:p>46.42086587470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798654821739" calcext:value-type="float">
            <text:p>47.079865482173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8694445811612" calcext:value-type="float">
            <text:p>53.8694445811612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36.229485451536" calcext:value-type="float">
            <text:p>136.229485451536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60.790225851384" calcext:value-type="float">
            <text:p>160.79022585138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.5588235294118" calcext:value-type="float">
            <text:p>15.5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9774656696121" calcext:value-type="float">
            <text:p>38.977465669612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7.3225093594349" calcext:value-type="float">
            <text:p>57.322509359434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2.1238097385918" calcext:value-type="float">
            <text:p>52.12380973859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02560153652" calcext:value-type="float">
            <text:p>50.02560153652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7.70245451871" calcext:value-type="float">
            <text:p>147.70245451871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4.177218526046" calcext:value-type="float">
            <text:p>164.17721852604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9677419354839" calcext:value-type="float">
            <text:p>10.96774193548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85084033613445" calcext:value-type="float">
            <text:p>5.8508403361344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0780407704285" calcext:value-type="float">
            <text:p>42.078040770428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1234461254743" calcext:value-type="float">
            <text:p>39.123446125474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3428613949911" calcext:value-type="float">
            <text:p>49.342861394991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0.910617059828" calcext:value-type="float">
            <text:p>40.910617059828</text:p>
          </table:table-cell>
          <table:table-cell office:value-type="float" office:value="0.2" calcext:value-type="float">
            <text:p>0.2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1.264222201907" calcext:value-type="float">
            <text:p>141.264222201907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3" calcext:value-type="float">
            <text:p>0.7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8.283118603103" calcext:value-type="float">
            <text:p>168.2831186031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64705882352941" calcext:value-type="float">
            <text:p>5.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3613445378151" calcext:value-type="float">
            <text:p>6.7361344537815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7481434289026" calcext:value-type="float">
            <text:p>43.748143428902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0.5258603052667" calcext:value-type="float">
            <text:p>50.5258603052667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9521219671561" calcext:value-type="float">
            <text:p>49.952121967156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3968228004859" calcext:value-type="float">
            <text:p>43.3968228004859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60.091537761066" calcext:value-type="float">
            <text:p>160.091537761066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758823529411765" calcext:value-type="float">
            <text:p>0.75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168.365110131164" calcext:value-type="float">
            <text:p>168.36511013116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3420747609389" calcext:value-type="float">
            <text:p>7.73420747609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7.3155098261797" calcext:value-type="float">
            <text:p>57.315509826179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3.2906907802361" calcext:value-type="float">
            <text:p>43.290690780236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886823289179" calcext:value-type="float">
            <text:p>46.88682328917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4.7490380021479" calcext:value-type="float">
            <text:p>54.7490380021479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4.834229878254" calcext:value-type="float">
            <text:p>144.834229878254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59.745391262965" calcext:value-type="float">
            <text:p>159.745391262965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8510013631121" calcext:value-type="float">
            <text:p>8.2851001363112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6.5414996878865" calcext:value-type="float">
            <text:p>46.541499687886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4174847434059" calcext:value-type="float">
            <text:p>56.417484743405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1308038642768" calcext:value-type="float">
            <text:p>39.130803864276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5.6714549656437" calcext:value-type="float">
            <text:p>45.671454965643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23.091567693231" calcext:value-type="float">
            <text:p>123.091567693231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1.287303764721" calcext:value-type="float">
            <text:p>161.28730376472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8709677419355" calcext:value-type="float">
            <text:p>7.387096774193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56656639928699" calcext:value-type="float">
            <text:p>6.5665663992869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1.14881989583" calcext:value-type="float">
            <text:p>41.1488198958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5206196938891" calcext:value-type="float">
            <text:p>47.520619693889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0.9393391028" calcext:value-type="float">
            <text:p>40.939339102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2.3809829281804" calcext:value-type="float">
            <text:p>42.3809829281804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54.22695610935" calcext:value-type="float">
            <text:p>154.22695610935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0.117052410082" calcext:value-type="float">
            <text:p>160.11705241008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66811391223156" calcext:value-type="float">
            <text:p>7.6681139122315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6198998220639" calcext:value-type="float">
            <text:p>38.61989982206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7143795077888" calcext:value-type="float">
            <text:p>39.71437950778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4301640065168" calcext:value-type="float">
            <text:p>46.430164006516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2093871362904" calcext:value-type="float">
            <text:p>50.2093871362904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5.779697444069" calcext:value-type="float">
            <text:p>145.77969744406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7.022395831411" calcext:value-type="float">
            <text:p>157.02239583141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3.375" calcext:value-type="float">
            <text:p>13.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1499051233397" calcext:value-type="float">
            <text:p>9.31499051233397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5.7538198616603" calcext:value-type="float">
            <text:p>35.753819861660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3.8498766369202" calcext:value-type="float">
            <text:p>53.8498766369202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8788872596284" calcext:value-type="float">
            <text:p>47.878887259628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9227642220157" calcext:value-type="float">
            <text:p>44.9227642220157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54.434712302968" calcext:value-type="float">
            <text:p>154.434712302968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670588235294118" calcext:value-type="float">
            <text:p>0.6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1.363397318794" calcext:value-type="float">
            <text:p>151.36339731879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1.0384615384615" calcext:value-type="float">
            <text:p>11.0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4231938764811" calcext:value-type="float">
            <text:p>6.7423193876481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691653834887" calcext:value-type="float">
            <text:p>45.66916538348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5.8454581702368" calcext:value-type="float">
            <text:p>45.84545817023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6.102746751492" calcext:value-type="float">
            <text:p>56.102746751492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1834088691908" calcext:value-type="float">
            <text:p>44.1834088691908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6.47434530359" calcext:value-type="float">
            <text:p>146.4743453035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1.033469579403" calcext:value-type="float">
            <text:p>161.0334695794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9375" calcext:value-type="float">
            <text:p>6.9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.81932773109244" calcext:value-type="float">
            <text:p>2.819327731092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5558886000259" calcext:value-type="float">
            <text:p>45.555888600025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9615663468965" calcext:value-type="float">
            <text:p>56.9615663468965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635013118529" calcext:value-type="float">
            <text:p>47.063501311852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8.0616650789924" calcext:value-type="float">
            <text:p>58.0616650789924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5.026560778536" calcext:value-type="float">
            <text:p>145.026560778536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70.623238830919" calcext:value-type="float">
            <text:p>170.623238830919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14117647058824" calcext:value-type="float">
            <text:p>5.1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6110693374576" calcext:value-type="float">
            <text:p>42.611069337457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0629778245236" calcext:value-type="float">
            <text:p>47.0629778245236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7309193403831" calcext:value-type="float">
            <text:p>46.730919340383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9.140607593039" calcext:value-type="float">
            <text:p>59.14060759303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3.893283894063" calcext:value-type="float">
            <text:p>143.893283894063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2.17074632292" calcext:value-type="float">
            <text:p>162.1707463229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60714285714286" calcext:value-type="float">
            <text:p>6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.1993813568208" calcext:value-type="float">
            <text:p>10.199381356820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1913255175352" calcext:value-type="float">
            <text:p>43.1913255175352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3.3251374100473" calcext:value-type="float">
            <text:p>33.32513741004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1968143927224" calcext:value-type="float">
            <text:p>47.196814392722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7384285536634" calcext:value-type="float">
            <text:p>53.7384285536634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23.656483092158" calcext:value-type="float">
            <text:p>123.656483092158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5.490088226328" calcext:value-type="float">
            <text:p>155.49008822632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4.41935483870968" calcext:value-type="float">
            <text:p>4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6339519765125" calcext:value-type="float">
            <text:p>7.2633951976512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9.3457760209569" calcext:value-type="float">
            <text:p>49.345776020956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8223961963983" calcext:value-type="float">
            <text:p>47.822396196398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4430823229664" calcext:value-type="float">
            <text:p>47.443082322966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5.5222874774318" calcext:value-type="float">
            <text:p>55.522287477431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67.51538998443" calcext:value-type="float">
            <text:p>167.51538998443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5.434872047866" calcext:value-type="float">
            <text:p>165.43487204786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7.8484848484848" calcext:value-type="float">
            <text:p>17.84848484848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2011385199241" calcext:value-type="float">
            <text:p>7.2201138519924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2376039490171" calcext:value-type="float">
            <text:p>43.237603949017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4.3046769233893" calcext:value-type="float">
            <text:p>44.30467692338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9988878934818" calcext:value-type="float">
            <text:p>42.99888789348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9558560184208" calcext:value-type="float">
            <text:p>48.9558560184208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69.038926120697" calcext:value-type="float">
            <text:p>169.038926120697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2.759773981934" calcext:value-type="float">
            <text:p>162.7597739819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06451612903226" calcext:value-type="float">
            <text:p>6.064516129032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825311942959" calcext:value-type="float">
            <text:p>5.782531194295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9.9037495229739" calcext:value-type="float">
            <text:p>39.90374952297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2640882490488" calcext:value-type="float">
            <text:p>47.26408824904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6209345589381" calcext:value-type="float">
            <text:p>49.620934558938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7.8177638864393" calcext:value-type="float">
            <text:p>57.8177638864393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54.13013850862" calcext:value-type="float">
            <text:p>154.13013850862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0.589240628734" calcext:value-type="float">
            <text:p>150.5892406287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55172413793103" calcext:value-type="float">
            <text:p>5.551724137931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82192836812144" calcext:value-type="float">
            <text:p>7.821928368121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7.8296330912208" calcext:value-type="float">
            <text:p>37.8296330912208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348556080873" calcext:value-type="float">
            <text:p>46.43485560808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8.4447048863016" calcext:value-type="float">
            <text:p>48.444704886301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4501272960611" calcext:value-type="float">
            <text:p>43.45012729606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1.547840886716" calcext:value-type="float">
            <text:p>141.547840886716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57.185262444541" calcext:value-type="float">
            <text:p>157.18526244454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87096774193549" calcext:value-type="float">
            <text:p>5.870967741935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5951557093426" calcext:value-type="float">
            <text:p>5.7595155709342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6.4111008219281" calcext:value-type="float">
            <text:p>56.411100821928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8.6079232015768" calcext:value-type="float">
            <text:p>38.60792320157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0801079977946" calcext:value-type="float">
            <text:p>42.080107997794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2609435606526" calcext:value-type="float">
            <text:p>48.260943560652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51.590903504156" calcext:value-type="float">
            <text:p>151.590903504156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2.828954956798" calcext:value-type="float">
            <text:p>172.82895495679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25925925925926" calcext:value-type="float">
            <text:p>7.259259259259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2447868036103" calcext:value-type="float">
            <text:p>7.72447868036103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7.5761733759409" calcext:value-type="float">
            <text:p>47.576173375940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3933428807593" calcext:value-type="float">
            <text:p>39.39334288075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5672039970725" calcext:value-type="float">
            <text:p>39.5672039970725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9847653987703" calcext:value-type="float">
            <text:p>50.984765398770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62.659732601095" calcext:value-type="float">
            <text:p>162.659732601095</text:p>
          </table:table-cell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_avg AVG</text:p>
          </table:table-cell>
          <table:table-cell/>
          <table:table-cell table:style-name="ce2"/>
          <table:table-cell table:style-name="ce2" office:value-type="string" calcext:value-type="string">
            <text:p><text:span text:style-name="T6">NonCom </text:span>t_avgs</text:p>
          </table:table-cell>
          <table:table-cell table:style-name="ce2" office:value-type="string" calcext:value-type="string">
            <text:p><text:span text:style-name="T6">BB </text:span>Residue</text:p>
          </table:table-cell>
          <table:table-cell table:style-name="ce2" office:value-type="string" calcext:value-type="string">
            <text:p><text:span text:style-name="T6">BB </text:span>avg_traffic</text:p>
          </table:table-cell>
          <table:table-cell table:style-name="ce2" office:value-type="string" calcext:value-type="string">
            <text:p><text:span text:style-name="T6">BB</text:span> t_avgs</text:p>
          </table:table-cell>
          <table:table-cell table:style-name="ce2" office:value-type="string" calcext:value-type="string">
            <text:p><text:span text:style-name="T6">DM </text:span>Residue</text:p>
          </table:table-cell>
          <table:table-cell table:style-name="ce2" office:value-type="string" calcext:value-type="string">
            <text:p><text:span text:style-name="T6">DM</text:span> avg_traffic</text:p>
          </table:table-cell>
          <table:table-cell table:style-name="ce2" office:value-type="string" calcext:value-type="string">
            <text:p><text:span text:style-name="T6">DM </text:span>t_avgs</text:p>
          </table:table-cell>
          <table:table-cell table:style-name="ce2" office:value-type="string" calcext:value-type="string">
            <text:p><text:span text:style-name="T6">AE PUSH R</text:span>esidue</text:p>
          </table:table-cell>
          <table:table-cell table:style-name="ce2" office:value-type="string" calcext:value-type="string">
            <text:p><text:span text:style-name="T7">AE PUSH </text:span><text:span text:style-name="T8">avg_traffic</text:span></text:p>
          </table:table-cell>
          <table:table-cell table:style-name="ce2" office:value-type="string" calcext:value-type="string">
            <text:p><text:span text:style-name="T6">AE PUSH </text:span>t_avgs</text:p>
          </table:table-cell>
          <table:table-cell table:style-name="ce2" office:value-type="string" calcext:value-type="string">
            <text:p><text:span text:style-name="T6">AE PULL R</text:span>esidue</text:p>
          </table:table-cell>
          <table:table-cell table:style-name="ce2" office:value-type="string" calcext:value-type="string">
            <text:p><text:span text:style-name="T6">AE PULL </text:span>avg_traffic</text:p>
          </table:table-cell>
          <table:table-cell table:style-name="ce2" office:value-type="string" calcext:value-type="string">
            <text:p><text:span text:style-name="T6">AE PULL </text:span>t_avgs</text:p>
          </table:table-cell>
          <table:table-cell table:style-name="ce2" office:value-type="string" calcext:value-type="string">
            <text:p><text:span text:style-name="T6">AE 1-PUSH </text:span>Residue</text:p>
          </table:table-cell>
          <table:table-cell table:style-name="ce2" office:value-type="string" calcext:value-type="string">
            <text:p><text:span text:style-name="T6">AE 1-PUSH </text:span>avg_traffic</text:p>
          </table:table-cell>
          <table:table-cell table:style-name="ce2" office:value-type="string" calcext:value-type="string">
            <text:p><text:span text:style-name="T6">AE 1-PUSH </text:span>t_avgs</text:p>
          </table:table-cell>
          <table:table-cell table:style-name="ce2" office:value-type="string" calcext:value-type="string">
            <text:p><text:span text:style-name="T6">AE 1-PULL R</text:span>esidue</text:p>
          </table:table-cell>
          <table:table-cell table:style-name="ce2" office:value-type="string" calcext:value-type="string">
            <text:p><text:span text:style-name="T6">AE 1-PULL </text:span>avg_traffic</text:p>
          </table:table-cell>
          <table:table-cell table:style-name="ce2" office:value-type="string" calcext:value-type="string">
            <text:p><text:span text:style-name="T6">AE 1-PULL </text:span>t_avgs</text:p>
          </table:table-cell>
          <table:table-cell table:style-name="ce2" office:value-type="string" calcext:value-type="string">
            <text:p><text:span text:style-name="T9">Rumor5</text:span> Residue</text:p>
          </table:table-cell>
          <table:table-cell table:style-name="ce2" office:value-type="string" calcext:value-type="string">
            <text:p><text:span text:style-name="T10">Rumor5 </text:span>avg_traffic</text:p>
          </table:table-cell>
          <table:table-cell table:style-name="ce2" office:value-type="string" calcext:value-type="string">
            <text:p><text:span text:style-name="T10">Rumor5 </text:span>t_avgs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formula="of:=AVERAGE([.E2:.E21])" office:value-type="float" office:value="19.6236355511609" calcext:value-type="float">
            <text:p>19.6236355511609</text:p>
          </table:table-cell>
          <table:table-cell table:number-columns-repeated="2"/>
          <table:table-cell table:formula="of:=AVERAGE([.H2:.H21])" office:value-type="float" office:value="4.99278766834531" calcext:value-type="float">
            <text:p>4.99278766834531</text:p>
          </table:table-cell>
          <table:table-cell table:number-columns-repeated="2"/>
          <table:table-cell table:formula="of:=AVERAGE([.K2:.K21])" office:value-type="float" office:value="5.12006315032427" calcext:value-type="float">
            <text:p>5.12006315032427</text:p>
          </table:table-cell>
          <table:table-cell table:number-columns-repeated="2"/>
          <table:table-cell table:formula="of:=AVERAGE([.N2:.N21])" office:value-type="float" office:value="16.3144001539746" calcext:value-type="float">
            <text:p>16.3144001539746</text:p>
          </table:table-cell>
          <table:table-cell table:number-columns-repeated="2"/>
          <table:table-cell table:formula="of:=AVERAGE([.Q2:.Q21])" office:value-type="float" office:value="17.222603276808" calcext:value-type="float">
            <text:p>17.222603276808</text:p>
          </table:table-cell>
          <table:table-cell table:number-columns-repeated="2"/>
          <table:table-cell table:formula="of:=AVERAGE([.T2:.T21])" office:value-type="float" office:value="17.2925693283514" calcext:value-type="float">
            <text:p>17.2925693283514</text:p>
          </table:table-cell>
          <table:table-cell table:number-columns-repeated="2"/>
          <table:table-cell table:formula="of:=AVERAGE([.W2:.W21])" office:value-type="float" office:value="17.6919282442056" calcext:value-type="float">
            <text:p>17.6919282442056</text:p>
          </table:table-cell>
          <table:table-cell table:number-columns-repeated="2"/>
          <table:table-cell table:formula="of:=AVERAGE([.Z2:.Z21])" office:value-type="float" office:value="19.784612349288" calcext:value-type="float">
            <text:p>19.78461234928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formula="of:=AVERAGE([.E22:.E41])" office:value-type="float" office:value="39.9701960308561" calcext:value-type="float">
            <text:p>39.9701960308561</text:p>
          </table:table-cell>
          <table:table-cell table:number-columns-repeated="2"/>
          <table:table-cell table:formula="of:=AVERAGE([.H22:.H41])" office:value-type="float" office:value="6.44583707013286" calcext:value-type="float">
            <text:p>6.44583707013286</text:p>
          </table:table-cell>
          <table:table-cell table:number-columns-repeated="2"/>
          <table:table-cell table:formula="of:=AVERAGE([.K22:.K41])" office:value-type="float" office:value="6.4329350724817" calcext:value-type="float">
            <text:p>6.4329350724817</text:p>
          </table:table-cell>
          <table:table-cell table:number-columns-repeated="2"/>
          <table:table-cell table:formula="of:=AVERAGE([.N22:.N41])" office:value-type="float" office:value="23.8620696902574" calcext:value-type="float">
            <text:p>23.8620696902574</text:p>
          </table:table-cell>
          <table:table-cell table:number-columns-repeated="2"/>
          <table:table-cell table:formula="of:=AVERAGE([.Q22:.Q41])" office:value-type="float" office:value="26.1991553381656" calcext:value-type="float">
            <text:p>26.1991553381656</text:p>
          </table:table-cell>
          <table:table-cell table:number-columns-repeated="2"/>
          <table:table-cell table:formula="of:=AVERAGE([.T22:.T41])" office:value-type="float" office:value="25.6971030858892" calcext:value-type="float">
            <text:p>25.6971030858892</text:p>
          </table:table-cell>
          <table:table-cell table:number-columns-repeated="2"/>
          <table:table-cell table:formula="of:=AVERAGE([.W22:.W41])" office:value-type="float" office:value="26.8914035344835" calcext:value-type="float">
            <text:p>26.8914035344835</text:p>
          </table:table-cell>
          <table:table-cell table:number-columns-repeated="2"/>
          <table:table-cell table:formula="of:=AVERAGE([.Z22:.Z41])" office:value-type="float" office:value="34.9901391743062" calcext:value-type="float">
            <text:p>34.990139174306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formula="of:=AVERAGE([.E42:.E61])" office:value-type="float" office:value="92.8538395618222" calcext:value-type="float">
            <text:p>92.8538395618222</text:p>
          </table:table-cell>
          <table:table-cell table:number-columns-repeated="2"/>
          <table:table-cell table:formula="of:=AVERAGE([.H42:.H61])" office:value-type="float" office:value="7.15738643554447" calcext:value-type="float">
            <text:p>7.15738643554447</text:p>
          </table:table-cell>
          <table:table-cell table:number-columns-repeated="2"/>
          <table:table-cell table:formula="of:=AVERAGE([.K42:.K61])" office:value-type="float" office:value="7.88642819138969" calcext:value-type="float">
            <text:p>7.88642819138969</text:p>
          </table:table-cell>
          <table:table-cell table:number-columns-repeated="2"/>
          <table:table-cell table:formula="of:=AVERAGE([.N42:.N61])" office:value-type="float" office:value="36.0533191439926" calcext:value-type="float">
            <text:p>36.0533191439926</text:p>
          </table:table-cell>
          <table:table-cell table:number-columns-repeated="2"/>
          <table:table-cell table:formula="of:=AVERAGE([.Q42:.Q61])" office:value-type="float" office:value="40.8922073452635" calcext:value-type="float">
            <text:p>40.8922073452635</text:p>
          </table:table-cell>
          <table:table-cell table:number-columns-repeated="2"/>
          <table:table-cell table:formula="of:=AVERAGE([.T42:.T61])" office:value-type="float" office:value="42.1547144763783" calcext:value-type="float">
            <text:p>42.1547144763783</text:p>
          </table:table-cell>
          <table:table-cell table:number-columns-repeated="2"/>
          <table:table-cell table:formula="of:=AVERAGE([.W42:.W61])" office:value-type="float" office:value="41.5126857831485" calcext:value-type="float">
            <text:p>41.5126857831485</text:p>
          </table:table-cell>
          <table:table-cell table:number-columns-repeated="2"/>
          <table:table-cell table:formula="of:=AVERAGE([.Z42:.Z61])" office:value-type="float" office:value="81.3286101278018" calcext:value-type="float">
            <text:p>81.328610127801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table:style-name="ce7" table:formula="of:=AVERAGE([.E62:.E81])" office:value-type="float" office:value="161.771605326441" calcext:value-type="float">
            <text:p>161.771605326441</text:p>
          </table:table-cell>
          <table:table-cell table:style-name="ce7" table:number-columns-repeated="2"/>
          <table:table-cell table:style-name="ce7" table:formula="of:=AVERAGE([.H62:.H81])" office:value-type="float" office:value="7.55447301996577" calcext:value-type="float">
            <text:p>7.55447301996577</text:p>
          </table:table-cell>
          <table:table-cell table:style-name="ce7" table:number-columns-repeated="2"/>
          <table:table-cell table:style-name="ce7" table:formula="of:=AVERAGE([.K62:.K81])" office:value-type="float" office:value="7.62465234421935" calcext:value-type="float">
            <text:p>7.62465234421935</text:p>
          </table:table-cell>
          <table:table-cell table:style-name="ce7" table:number-columns-repeated="2"/>
          <table:table-cell table:style-name="ce7" table:formula="of:=AVERAGE([.N62:.N81])" office:value-type="float" office:value="44.2306197867388" calcext:value-type="float">
            <text:p>44.2306197867388</text:p>
          </table:table-cell>
          <table:table-cell table:style-name="ce7" table:number-columns-repeated="2"/>
          <table:table-cell table:style-name="ce7" table:formula="of:=AVERAGE([.Q62:.Q81])" office:value-type="float" office:value="46.1543529465482" calcext:value-type="float">
            <text:p>46.1543529465482</text:p>
          </table:table-cell>
          <table:table-cell table:style-name="ce7" table:number-columns-repeated="2"/>
          <table:table-cell table:style-name="ce7" table:formula="of:=AVERAGE([.T62:.T81])" office:value-type="float" office:value="47.5836434881254" calcext:value-type="float">
            <text:p>47.5836434881254</text:p>
          </table:table-cell>
          <table:table-cell table:style-name="ce7" table:number-columns-repeated="2"/>
          <table:table-cell table:style-name="ce7" table:formula="of:=AVERAGE([.W62:.W81])" office:value-type="float" office:value="49.7456792353626" calcext:value-type="float">
            <text:p>49.7456792353626</text:p>
          </table:table-cell>
          <table:table-cell table:style-name="ce7" table:number-columns-repeated="2"/>
          <table:table-cell table:style-name="ce7" table:formula="of:=AVERAGE([.Z62:.Z81])" office:value-type="float" office:value="147.869536008498" calcext:value-type="float">
            <text:p>147.869536008498</text:p>
          </table:table-cell>
          <table:table-cell table:number-columns-repeated="99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.00.0000</text:date>, <text:time style:data-style-name="N2" text:time-value="10:23:19.597924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16T11:33:00.727297134</dc:date>
    <meta:editing-duration>PT1H15M11S</meta:editing-duration>
    <meta:editing-cycles>14</meta:editing-cycles>
    <meta:document-statistic meta:table-count="4" meta:cell-count="856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473cm" svg:height="13.766cm" xlink:href=".." xlink:type="simple" chart:class="chart:scatter" chart:style-name="ch1">
        <chart:title svg:x="11.346cm" svg:y="0.411cm" chart:style-name="ch2">
          <text:p>Residue</text:p>
        </chart:title>
        <chart:legend chart:legend-position="bottom" svg:x="5.193cm" svg:y="12.669cm" style:legend-expansion="wide" chart:style-name="ch3"/>
        <chart:plot-area chart:style-name="ch4" table:cell-range-address="Residue.B86:Residue.C90 Residue.F86:Residue.F90 Residue.I86:Residue.I90 Residue.L86:Residue.L90 Residue.O86:Residue.O90 Residue.R86:Residue.R90 Residue.U86:Residue.U90 Residue.X86:Residue.X90" chart:data-source-has-labels="row" svg:x="1.5cm" svg:y="1.465cm" svg:width="22.484cm" svg:height="9.764cm">
          <chartooo:coordinate-region svg:x="2.227cm" svg:y="1.665cm" svg:width="21.477cm" svg:height="8.917cm"/>
          <chart:axis chart:dimension="x" chart:name="primary-x" chart:style-name="ch5">
            <chart:title svg:x="11.402cm" svg:y="11.504cm" chart:style-name="ch6">
              <text:p>Distrubance cycle</text:p>
            </chart:title>
            <chart:grid chart:style-name="ch7" chart:class="major"/>
          </chart:axis>
          <chart:axis chart:dimension="y" chart:name="primary-y" chart:style-name="ch5">
            <chart:title svg:x="0.451cm" svg:y="7.013cm" chart:style-name="ch8">
              <text:p>Residue</text:p>
            </chart:title>
            <chart:grid chart:style-name="ch7" chart:class="major"/>
          </chart:axis>
          <chart:series chart:style-name="ch9" chart:values-cell-range-address="Residue.C87:Residue.C90" chart:label-cell-address="Residue.C86:Residue.C86" chart:class="chart:scatter">
            <chart:domain table:cell-range-address="Residue.B87:Residue.B90"/>
            <chart:data-point chart:repeated="4"/>
          </chart:series>
          <chart:series chart:style-name="ch10" chart:values-cell-range-address="Residue.F87:Residue.F90" chart:label-cell-address="Residue.F86:Residue.F86" chart:class="chart:scatter">
            <chart:data-point chart:repeated="4"/>
          </chart:series>
          <chart:series chart:style-name="ch11" chart:values-cell-range-address="Residue.I87:Residue.I90" chart:label-cell-address="Residue.I86:Residue.I86" chart:class="chart:scatter">
            <chart:data-point chart:repeated="4"/>
          </chart:series>
          <chart:series chart:style-name="ch12" chart:values-cell-range-address="Residue.L87:Residue.L90" chart:label-cell-address="Residue.L86:Residue.L86" chart:class="chart:scatter">
            <chart:data-point chart:repeated="4"/>
          </chart:series>
          <chart:series chart:style-name="ch13" chart:values-cell-range-address="Residue.O87:Residue.O90" chart:label-cell-address="Residue.O86:Residue.O86" chart:class="chart:scatter">
            <chart:data-point chart:repeated="4"/>
          </chart:series>
          <chart:series chart:style-name="ch14" chart:values-cell-range-address="Residue.R87:Residue.R90" chart:label-cell-address="Residue.R86:Residue.R86" chart:class="chart:scatter">
            <chart:data-point chart:repeated="4"/>
          </chart:series>
          <chart:series chart:style-name="ch15" chart:values-cell-range-address="Residue.U87:Residue.U90" chart:label-cell-address="Residue.U86:Residue.U86" chart:class="chart:scatter">
            <chart:data-point chart:repeated="4"/>
          </chart:series>
          <chart:series chart:style-name="ch16" chart:values-cell-range-address="Residue.X87:Residue.X90" chart:label-cell-address="Residue.X86:Residue.X86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 Residue</text:p>
                <draw:g>
                  <svg:desc>Residue.C86:Residue.C86</svg:desc>
                </draw:g>
              </table:table-cell>
              <table:table-cell office:value-type="string">
                <text:p>BB Residue</text:p>
                <draw:g>
                  <svg:desc>Residue.F86:Residue.F86</svg:desc>
                </draw:g>
              </table:table-cell>
              <table:table-cell office:value-type="string">
                <text:p>DM Residue</text:p>
                <draw:g>
                  <svg:desc>Residue.I86:Residue.I86</svg:desc>
                </draw:g>
              </table:table-cell>
              <table:table-cell office:value-type="string">
                <text:p>AE PUSH Residue</text:p>
                <draw:g>
                  <svg:desc>Residue.L86:Residue.L86</svg:desc>
                </draw:g>
              </table:table-cell>
              <table:table-cell office:value-type="string">
                <text:p>AE PULL Residue</text:p>
                <draw:g>
                  <svg:desc>Residue.O86:Residue.O86</svg:desc>
                </draw:g>
              </table:table-cell>
              <table:table-cell office:value-type="string">
                <text:p>AE 1-PUSH Residue</text:p>
                <draw:g>
                  <svg:desc>Residue.R86:Residue.R86</svg:desc>
                </draw:g>
              </table:table-cell>
              <table:table-cell office:value-type="string">
                <text:p>AE 1-PULL Residue</text:p>
                <draw:g>
                  <svg:desc>Residue.U86:Residue.U86</svg:desc>
                </draw:g>
              </table:table-cell>
              <table:table-cell office:value-type="string">
                <text:p>Rumor5 Residue</text:p>
                <draw:g>
                  <svg:desc>Residue.X86:Residue.X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idue.B87:Residue.B90</svg:desc>
                </draw:g>
              </table:table-cell>
              <table:table-cell office:value-type="float" office:value="0.999221453287197">
                <text:p>0.999221453287197</text:p>
                <draw:g>
                  <svg:desc>Residue.C87:Residue.C90</svg:desc>
                </draw:g>
              </table:table-cell>
              <table:table-cell office:value-type="float" office:value="0.362745098039216">
                <text:p>0.362745098039216</text:p>
                <draw:g>
                  <svg:desc>Residue.F87:Residue.F90</svg:desc>
                </draw:g>
              </table:table-cell>
              <table:table-cell office:value-type="float" office:value="0.347549019607843">
                <text:p>0.347549019607843</text:p>
                <draw:g>
                  <svg:desc>Residue.I87:Residue.I90</svg:desc>
                </draw:g>
              </table:table-cell>
              <table:table-cell office:value-type="float" office:value="0.690484429065744">
                <text:p>0.690484429065744</text:p>
                <draw:g>
                  <svg:desc>Residue.L87:Residue.L90</svg:desc>
                </draw:g>
              </table:table-cell>
              <table:table-cell office:value-type="float" office:value="0.68719723183391">
                <text:p>0.68719723183391</text:p>
                <draw:g>
                  <svg:desc>Residue.O87:Residue.O90</svg:desc>
                </draw:g>
              </table:table-cell>
              <table:table-cell office:value-type="float" office:value="0.714446366782007">
                <text:p>0.714446366782007</text:p>
                <draw:g>
                  <svg:desc>Residue.R87:Residue.R90</svg:desc>
                </draw:g>
              </table:table-cell>
              <table:table-cell office:value-type="float" office:value="0.69616493656286">
                <text:p>0.69616493656286</text:p>
                <draw:g>
                  <svg:desc>Residue.U87:Residue.U90</svg:desc>
                </draw:g>
              </table:table-cell>
              <table:table-cell office:value-type="float" office:value="0.880363321799308">
                <text:p>0.880363321799308</text:p>
                <draw:g>
                  <svg:desc>Residue.X87:Residue.X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92588235294117">
                <text:p>0.992588235294117</text:p>
              </table:table-cell>
              <table:table-cell office:value-type="float" office:value="0.037">
                <text:p>0.037</text:p>
              </table:table-cell>
              <table:table-cell office:value-type="float" office:value="0.0388823529411765">
                <text:p>0.0388823529411765</text:p>
              </table:table-cell>
              <table:table-cell office:value-type="float" office:value="0.254117647058823">
                <text:p>0.254117647058823</text:p>
              </table:table-cell>
              <table:table-cell office:value-type="float" office:value="0.250176470588235">
                <text:p>0.250176470588235</text:p>
              </table:table-cell>
              <table:table-cell office:value-type="float" office:value="0.275117647058823">
                <text:p>0.275117647058823</text:p>
              </table:table-cell>
              <table:table-cell office:value-type="float" office:value="0.240941176470588">
                <text:p>0.240941176470588</text:p>
              </table:table-cell>
              <table:table-cell office:value-type="float" office:value="0.627117647058824">
                <text:p>0.62711764705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921176470588235">
                <text:p>0.921176470588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  <table:table-cell office:value-type="float" office:value="0.0123529411764706">
                <text:p>0.0123529411764706</text:p>
              </table:table-cell>
              <table:table-cell office:value-type="float" office:value="0.0164705882352941">
                <text:p>0.0164705882352941</text:p>
              </table:table-cell>
              <table:table-cell office:value-type="float" office:value="0.0139705882352941">
                <text:p>0.0139705882352941</text:p>
              </table:table-cell>
              <table:table-cell office:value-type="float" office:value="0.387205882352941">
                <text:p>0.38720588235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713235294117647">
                <text:p>0.713235294117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94117647058823">
                <text:p>0.000294117647058823</text:p>
              </table:table-cell>
              <table:table-cell office:value-type="float" office:value="0.207647058823529">
                <text:p>0.207647058823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059cm" svg:height="12.352cm" xlink:href=".." xlink:type="simple" chart:class="chart:scatter" chart:style-name="ch1">
        <chart:title svg:x="8.991cm" svg:y="0.383cm" chart:style-name="ch2">
          <text:p>Average Delay</text:p>
        </chart:title>
        <chart:legend chart:legend-position="bottom" svg:x="3.909cm" svg:y="11.255cm" style:legend-expansion="wide" chart:style-name="ch3"/>
        <chart:plot-area chart:style-name="ch4" table:cell-range-address="t_avg.B86:t_avg.B90 t_avg.E86:t_avg.E90 t_avg.H86:t_avg.H90 t_avg.K86:t_avg.K90 t_avg.N86:t_avg.N90 t_avg.Q86:t_avg.Q90 t_avg.T86:t_avg.T90 t_avg.W86:t_avg.W90 t_avg.Z86:t_avg.Z90" chart:data-source-has-labels="row" svg:x="1.432cm" svg:y="1.409cm" svg:width="19.206cm" svg:height="8.434cm">
          <chartooo:coordinate-region svg:x="2.053cm" svg:y="1.609cm" svg:width="18.119cm" svg:height="7.587cm"/>
          <chart:axis chart:dimension="x" chart:name="primary-x" chart:style-name="ch5">
            <chart:title svg:x="9.615cm" svg:y="10.09cm" chart:style-name="ch6">
              <text:p>Distrubance cycles</text:p>
            </chart:title>
            <chart:grid chart:style-name="ch7" chart:class="major"/>
          </chart:axis>
          <chart:axis chart:dimension="y" chart:name="primary-y" chart:style-name="ch5">
            <chart:title svg:x="0.451cm" svg:y="7.522cm" chart:style-name="ch8">
              <text:p>Average Delay (in cycles)</text:p>
            </chart:title>
            <chart:grid chart:style-name="ch7" chart:class="major"/>
          </chart:axis>
          <chart:series chart:style-name="ch9" chart:values-cell-range-address="t_avg.E87:t_avg.E90" chart:label-cell-address="t_avg.E86:t_avg.E86" chart:class="chart:scatter">
            <chart:domain table:cell-range-address="t_avg.B87:t_avg.B90"/>
            <chart:data-point chart:repeated="4"/>
          </chart:series>
          <chart:series chart:style-name="ch10" chart:values-cell-range-address="t_avg.H87:t_avg.H90" chart:label-cell-address="t_avg.H86:t_avg.H86" chart:class="chart:scatter">
            <chart:data-point chart:repeated="4"/>
          </chart:series>
          <chart:series chart:style-name="ch11" chart:values-cell-range-address="t_avg.K87:t_avg.K90" chart:label-cell-address="t_avg.K86:t_avg.K86" chart:class="chart:scatter">
            <chart:data-point chart:repeated="4"/>
          </chart:series>
          <chart:series chart:style-name="ch12" chart:values-cell-range-address="t_avg.N87:t_avg.N90" chart:label-cell-address="t_avg.N86:t_avg.N86" chart:class="chart:scatter">
            <chart:data-point chart:repeated="4"/>
          </chart:series>
          <chart:series chart:style-name="ch13" chart:values-cell-range-address="t_avg.Q87:t_avg.Q90" chart:label-cell-address="t_avg.Q86:t_avg.Q86" chart:class="chart:scatter">
            <chart:data-point chart:repeated="4"/>
          </chart:series>
          <chart:series chart:style-name="ch14" chart:values-cell-range-address="t_avg.T87:t_avg.T90" chart:label-cell-address="t_avg.T86:t_avg.T86" chart:class="chart:scatter">
            <chart:data-point chart:repeated="4"/>
          </chart:series>
          <chart:series chart:style-name="ch15" chart:values-cell-range-address="t_avg.W87:t_avg.W90" chart:label-cell-address="t_avg.W86:t_avg.W86" chart:class="chart:scatter">
            <chart:data-point chart:repeated="4"/>
          </chart:series>
          <chart:series chart:style-name="ch16" chart:values-cell-range-address="t_avg.Z87:t_avg.Z90" chart:label-cell-address="t_avg.Z86:t_avg.Z86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 t_avgs</text:p>
                <draw:g>
                  <svg:desc>t_avg.E86:t_avg.E86</svg:desc>
                </draw:g>
              </table:table-cell>
              <table:table-cell office:value-type="string">
                <text:p>BB t_avgs</text:p>
                <draw:g>
                  <svg:desc>t_avg.H86:t_avg.H86</svg:desc>
                </draw:g>
              </table:table-cell>
              <table:table-cell office:value-type="string">
                <text:p>DM t_avgs</text:p>
                <draw:g>
                  <svg:desc>t_avg.K86:t_avg.K86</svg:desc>
                </draw:g>
              </table:table-cell>
              <table:table-cell office:value-type="string">
                <text:p>AE PUSH t_avgs</text:p>
                <draw:g>
                  <svg:desc>t_avg.N86:t_avg.N86</svg:desc>
                </draw:g>
              </table:table-cell>
              <table:table-cell office:value-type="string">
                <text:p>AE PULL t_avgs</text:p>
                <draw:g>
                  <svg:desc>t_avg.Q86:t_avg.Q86</svg:desc>
                </draw:g>
              </table:table-cell>
              <table:table-cell office:value-type="string">
                <text:p>AE 1-PUSH t_avgs</text:p>
                <draw:g>
                  <svg:desc>t_avg.T86:t_avg.T86</svg:desc>
                </draw:g>
              </table:table-cell>
              <table:table-cell office:value-type="string">
                <text:p>AE 1-PULL t_avgs</text:p>
                <draw:g>
                  <svg:desc>t_avg.W86:t_avg.W86</svg:desc>
                </draw:g>
              </table:table-cell>
              <table:table-cell office:value-type="string">
                <text:p>Rumor5 t_avgs</text:p>
                <draw:g>
                  <svg:desc>t_avg.Z86:t_avg.Z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_avg.B87:t_avg.B90</svg:desc>
                </draw:g>
              </table:table-cell>
              <table:table-cell office:value-type="float" office:value="19.6236355511609">
                <text:p>19.6236355511609</text:p>
                <draw:g>
                  <svg:desc>t_avg.E87:t_avg.E90</svg:desc>
                </draw:g>
              </table:table-cell>
              <table:table-cell office:value-type="float" office:value="4.99278766834531">
                <text:p>4.99278766834531</text:p>
                <draw:g>
                  <svg:desc>t_avg.H87:t_avg.H90</svg:desc>
                </draw:g>
              </table:table-cell>
              <table:table-cell office:value-type="float" office:value="5.12006315032427">
                <text:p>5.12006315032427</text:p>
                <draw:g>
                  <svg:desc>t_avg.K87:t_avg.K90</svg:desc>
                </draw:g>
              </table:table-cell>
              <table:table-cell office:value-type="float" office:value="16.3144001539746">
                <text:p>16.3144001539746</text:p>
                <draw:g>
                  <svg:desc>t_avg.N87:t_avg.N90</svg:desc>
                </draw:g>
              </table:table-cell>
              <table:table-cell office:value-type="float" office:value="17.222603276808">
                <text:p>17.222603276808</text:p>
                <draw:g>
                  <svg:desc>t_avg.Q87:t_avg.Q90</svg:desc>
                </draw:g>
              </table:table-cell>
              <table:table-cell office:value-type="float" office:value="17.2925693283514">
                <text:p>17.2925693283514</text:p>
                <draw:g>
                  <svg:desc>t_avg.T87:t_avg.T90</svg:desc>
                </draw:g>
              </table:table-cell>
              <table:table-cell office:value-type="float" office:value="17.6919282442056">
                <text:p>17.6919282442056</text:p>
                <draw:g>
                  <svg:desc>t_avg.W87:t_avg.W90</svg:desc>
                </draw:g>
              </table:table-cell>
              <table:table-cell office:value-type="float" office:value="19.784612349288">
                <text:p>19.784612349288</text:p>
                <draw:g>
                  <svg:desc>t_avg.Z87:t_avg.Z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9.9701960308561">
                <text:p>39.9701960308561</text:p>
              </table:table-cell>
              <table:table-cell office:value-type="float" office:value="6.44583707013286">
                <text:p>6.44583707013286</text:p>
              </table:table-cell>
              <table:table-cell office:value-type="float" office:value="6.4329350724817">
                <text:p>6.4329350724817</text:p>
              </table:table-cell>
              <table:table-cell office:value-type="float" office:value="23.8620696902574">
                <text:p>23.8620696902574</text:p>
              </table:table-cell>
              <table:table-cell office:value-type="float" office:value="26.1991553381656">
                <text:p>26.1991553381656</text:p>
              </table:table-cell>
              <table:table-cell office:value-type="float" office:value="25.6971030858892">
                <text:p>25.6971030858892</text:p>
              </table:table-cell>
              <table:table-cell office:value-type="float" office:value="26.8914035344835">
                <text:p>26.8914035344835</text:p>
              </table:table-cell>
              <table:table-cell office:value-type="float" office:value="34.9901391743062">
                <text:p>34.990139174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2.8538395618222">
                <text:p>92.8538395618222</text:p>
              </table:table-cell>
              <table:table-cell office:value-type="float" office:value="7.15738643554447">
                <text:p>7.15738643554447</text:p>
              </table:table-cell>
              <table:table-cell office:value-type="float" office:value="7.88642819138969">
                <text:p>7.88642819138969</text:p>
              </table:table-cell>
              <table:table-cell office:value-type="float" office:value="36.0533191439926">
                <text:p>36.0533191439926</text:p>
              </table:table-cell>
              <table:table-cell office:value-type="float" office:value="40.8922073452635">
                <text:p>40.8922073452635</text:p>
              </table:table-cell>
              <table:table-cell office:value-type="float" office:value="42.1547144763783">
                <text:p>42.1547144763783</text:p>
              </table:table-cell>
              <table:table-cell office:value-type="float" office:value="41.5126857831485">
                <text:p>41.5126857831485</text:p>
              </table:table-cell>
              <table:table-cell office:value-type="float" office:value="81.3286101278018">
                <text:p>81.3286101278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61.771605326441">
                <text:p>161.771605326441</text:p>
              </table:table-cell>
              <table:table-cell office:value-type="float" office:value="7.55447301996577">
                <text:p>7.55447301996577</text:p>
              </table:table-cell>
              <table:table-cell office:value-type="float" office:value="7.62465234421935">
                <text:p>7.62465234421935</text:p>
              </table:table-cell>
              <table:table-cell office:value-type="float" office:value="44.2306197867388">
                <text:p>44.2306197867388</text:p>
              </table:table-cell>
              <table:table-cell office:value-type="float" office:value="46.1543529465482">
                <text:p>46.1543529465482</text:p>
              </table:table-cell>
              <table:table-cell office:value-type="float" office:value="47.5836434881254">
                <text:p>47.5836434881254</text:p>
              </table:table-cell>
              <table:table-cell office:value-type="float" office:value="49.7456792353626">
                <text:p>49.7456792353626</text:p>
              </table:table-cell>
              <table:table-cell office:value-type="float" office:value="147.869536008498">
                <text:p>147.869536008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